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cm" fo:margin-left="0cm" fo:margin-right="0.009cm" table:align="margins"/>
    </style:style>
    <style:style style:name="Table10.A" style:family="table-column">
      <style:table-column-properties style:column-width="8.04cm" style:rel-column-width="4558*"/>
    </style:style>
    <style:style style:name="Table10.B" style:family="table-column">
      <style:table-column-properties style:column-width="8.952cm" style:rel-column-width="5075*"/>
    </style:style>
    <style:style style:name="Table10.A1" style:family="table-cell">
      <style:table-cell-properties fo:padding="0.097cm" fo:border-left="none" fo:border-right="none" fo:border-top="0.035cm solid #000000" fo:border-bottom="0.035cm solid #000000"/>
    </style:style>
    <style:style style:name="Table10.A2" style:family="table-cell">
      <style:table-cell-properties fo:padding="0.097cm" fo:border="none"/>
    </style:style>
    <style:style style:name="Table80" style:family="table">
      <style:table-properties style:width="16.992cm" table:align="left"/>
    </style:style>
    <style:style style:name="Table80.A" style:family="table-column">
      <style:table-column-properties style:column-width="2.175cm"/>
    </style:style>
    <style:style style:name="Table80.B" style:family="table-column">
      <style:table-column-properties style:column-width="14.817cm"/>
    </style:style>
    <style:style style:name="Table80.A1" style:family="table-cell">
      <style:table-cell-properties fo:padding="0.097cm" fo:border="none"/>
    </style:style>
    <style:style style:name="Table26" style:family="table">
      <style:table-properties style:width="16.992cm" table:align="left"/>
    </style:style>
    <style:style style:name="Table26.A" style:family="table-column">
      <style:table-column-properties style:column-width="2.175cm"/>
    </style:style>
    <style:style style:name="Table26.B" style:family="table-column">
      <style:table-column-properties style:column-width="3.704cm"/>
    </style:style>
    <style:style style:name="Table26.A1" style:family="table-cell">
      <style:table-cell-properties fo:padding="0.097cm" fo:border="none"/>
    </style:style>
    <style:style style:name="Table26.B3" style:family="table-cell">
      <style:table-cell-properties fo:padding="0.097cm" fo:border-left="none" fo:border-right="none" fo:border-top="none" fo:border-bottom="0.035cm solid #000000"/>
    </style:style>
    <style:style style:name="Table81" style:family="table">
      <style:table-properties style:width="16.992cm" table:align="left"/>
    </style:style>
    <style:style style:name="Table81.A" style:family="table-column">
      <style:table-column-properties style:column-width="2.175cm"/>
    </style:style>
    <style:style style:name="Table81.B" style:family="table-column">
      <style:table-column-properties style:column-width="3.704cm"/>
    </style:style>
    <style:style style:name="Table81.A1" style:family="table-cell">
      <style:table-cell-properties fo:padding="0.097cm" fo:border="none"/>
    </style:style>
    <style:style style:name="Table81.B3" style:family="table-cell">
      <style:table-cell-properties fo:padding="0.097cm" fo:border-left="none" fo:border-right="none" fo:border-top="none" fo:border-bottom="0.035cm solid #000000"/>
    </style:style>
    <style:style style:name="Table36" style:family="table">
      <style:table-properties style:width="16.992cm" table:align="left"/>
    </style:style>
    <style:style style:name="Table36.A" style:family="table-column">
      <style:table-column-properties style:column-width="2.175cm"/>
    </style:style>
    <style:style style:name="Table36.B" style:family="table-column">
      <style:table-column-properties style:column-width="14.817cm"/>
    </style:style>
    <style:style style:name="Table36.A1" style:family="table-cell">
      <style:table-cell-properties fo:padding="0.097cm" fo:border="none"/>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14.817cm"/>
    </style:style>
    <style:style style:name="Table1.A1" style:family="table-cell">
      <style:table-cell-properties fo:padding="0.097cm" fo:border="none"/>
    </style:style>
    <style:style style:name="Table41" style:family="table">
      <style:table-properties style:width="16.992cm" table:align="left"/>
    </style:style>
    <style:style style:name="Table41.A" style:family="table-column">
      <style:table-column-properties style:column-width="2.175cm"/>
    </style:style>
    <style:style style:name="Table41.B" style:family="table-column">
      <style:table-column-properties style:column-width="3.704cm"/>
    </style:style>
    <style:style style:name="Table41.A1" style:family="table-cell">
      <style:table-cell-properties fo:padding="0.097cm" fo:border="none"/>
    </style:style>
    <style:style style:name="Table41.B4" style:family="table-cell">
      <style:table-cell-properties fo:padding="0.097cm" fo:border-left="none" fo:border-right="none" fo:border-top="0.035cm solid #000000" fo:border-bottom="none"/>
    </style:style>
    <style:style style:name="Table3" style:family="table">
      <style:table-properties style:width="16.992cm" table:align="left"/>
    </style:style>
    <style:style style:name="Table3.A" style:family="table-column">
      <style:table-column-properties style:column-width="2.175cm"/>
    </style:style>
    <style:style style:name="Table3.B" style:family="table-column">
      <style:table-column-properties style:column-width="3.704cm"/>
    </style:style>
    <style:style style:name="Table3.A1" style:family="table-cell">
      <style:table-cell-properties fo:padding="0.097cm" fo:border="none"/>
    </style:style>
    <style:style style:name="Table3.B4" style:family="table-cell">
      <style:table-cell-properties fo:padding="0.097cm" fo:border-left="none" fo:border-right="none" fo:border-top="0.035cm solid #000000" fo:border-bottom="none"/>
    </style:style>
    <style:style style:name="Table12" style:family="table">
      <style:table-properties style:width="16.992cm" table:align="left"/>
    </style:style>
    <style:style style:name="Table12.A" style:family="table-column">
      <style:table-column-properties style:column-width="2.175cm"/>
    </style:style>
    <style:style style:name="Table12.B" style:family="table-column">
      <style:table-column-properties style:column-width="3.704cm"/>
    </style:style>
    <style:style style:name="Table12.A1" style:family="table-cell">
      <style:table-cell-properties fo:padding="0.097cm" fo:border="none"/>
    </style:style>
    <style:style style:name="Table12.B4" style:family="table-cell">
      <style:table-cell-properties fo:padding="0.097cm" fo:border-left="none" fo:border-right="none" fo:border-top="0.035cm solid #000000" fo:border-bottom="none"/>
    </style:style>
    <style:style style:name="Table13" style:family="table">
      <style:table-properties style:width="16.992cm" table:align="left"/>
    </style:style>
    <style:style style:name="Table13.A" style:family="table-column">
      <style:table-column-properties style:column-width="2.175cm"/>
    </style:style>
    <style:style style:name="Table13.B" style:family="table-column">
      <style:table-column-properties style:column-width="3.704cm"/>
    </style:style>
    <style:style style:name="Table13.A1" style:family="table-cell">
      <style:table-cell-properties fo:padding="0.097cm" fo:border="none"/>
    </style:style>
    <style:style style:name="Table13.B4" style:family="table-cell">
      <style:table-cell-properties fo:padding="0.097cm" fo:border-left="none" fo:border-right="none" fo:border-top="0.035cm solid #000000" fo:border-bottom="none"/>
    </style:style>
    <style:style style:name="Table4" style:family="table">
      <style:table-properties style:width="16.992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cm"/>
    </style:style>
    <style:style style:name="Table4.B" style:family="table-column">
      <style:table-column-properties style:column-width="3.704cm"/>
    </style:style>
    <style:style style:name="Table4.A1" style:family="table-cell">
      <style:table-cell-properties fo:padding="0.097c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097cm" fo:border-left="none" fo:border-right="none" fo:border-top="none" fo:border-bottom="0.035cm solid #000000" style:writing-mode="page">
        <style:background-image/>
      </style:table-cell-properties>
    </style:style>
    <style:style style:name="Table6" style:family="table">
      <style:table-properties style:width="16.992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cm"/>
    </style:style>
    <style:style style:name="Table6.B" style:family="table-column">
      <style:table-column-properties style:column-width="3.704cm"/>
    </style:style>
    <style:style style:name="Table6.A1" style:family="table-cell">
      <style:table-cell-properties fo:padding="0.097cm" fo:border="none"/>
    </style:style>
    <style:style style:name="Table6.3" style:family="table-row">
      <style:table-row-properties fo:background-color="transparent" style:keep-together="true" fo:keep-together="auto">
        <style:background-image/>
      </style:table-row-properties>
    </style:style>
    <style:style style:name="Table6.B3" style:family="table-cell">
      <style:table-cell-properties style:vertical-align="" fo:background-color="transparent" fo:padding="0.097cm" fo:border-left="none" fo:border-right="none" fo:border-top="none" fo:border-bottom="0.035cm solid #000000" style:writing-mode="page">
        <style:background-image/>
      </style:table-cell-properties>
    </style:style>
    <style:style style:name="Table5" style:family="table">
      <style:table-properties style:width="16.992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cm"/>
    </style:style>
    <style:style style:name="Table5.B" style:family="table-column">
      <style:table-column-properties style:column-width="3.704cm"/>
    </style:style>
    <style:style style:name="Table5.A1" style:family="table-cell">
      <style:table-cell-properties fo:padding="0.097c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097cm" fo:border-left="none" fo:border-right="none" fo:border-top="none" fo:border-bottom="0.035cm solid #000000" style:writing-mode="page">
        <style:background-image/>
      </style:table-cell-properties>
    </style:style>
    <style:style style:name="Table43" style:family="table">
      <style:table-properties style:width="16.992cm" table:align="left"/>
    </style:style>
    <style:style style:name="Table43.A" style:family="table-column">
      <style:table-column-properties style:column-width="2.175cm"/>
    </style:style>
    <style:style style:name="Table43.B" style:family="table-column">
      <style:table-column-properties style:column-width="3.704cm"/>
    </style:style>
    <style:style style:name="Table43.A1" style:family="table-cell">
      <style:table-cell-properties fo:padding="0.097cm" fo:border="none"/>
    </style:style>
    <style:style style:name="Table43.B4" style:family="table-cell">
      <style:table-cell-properties fo:padding="0.097cm" fo:border-left="none" fo:border-right="none" fo:border-top="0.035cm solid #000000" fo:border-bottom="none"/>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3.704cm"/>
    </style:style>
    <style:style style:name="Table2.A1" style:family="table-cell">
      <style:table-cell-properties fo:padding="0.097cm" fo:border="none"/>
    </style:style>
    <style:style style:name="Table2.B3" style:family="table-cell">
      <style:table-cell-properties fo:padding="0.097cm" fo:border-left="none" fo:border-right="none" fo:border-top="none" fo:border-bottom="0.035cm solid #000000"/>
    </style:style>
    <style:style style:name="Table38" style:family="table">
      <style:table-properties style:width="16.992cm" table:align="left"/>
    </style:style>
    <style:style style:name="Table38.A" style:family="table-column">
      <style:table-column-properties style:column-width="2.175cm"/>
    </style:style>
    <style:style style:name="Table38.B" style:family="table-column">
      <style:table-column-properties style:column-width="3.704cm"/>
    </style:style>
    <style:style style:name="Table38.C" style:family="table-column">
      <style:table-column-properties style:column-width="2.725cm"/>
    </style:style>
    <style:style style:name="Table38.D" style:family="table-column">
      <style:table-column-properties style:column-width="5.644cm"/>
    </style:style>
    <style:style style:name="Table38.E" style:family="table-column">
      <style:table-column-properties style:column-width="2.743cm"/>
    </style:style>
    <style:style style:name="Table38.A1" style:family="table-cell">
      <style:table-cell-properties fo:padding="0.097cm" fo:border="none"/>
    </style:style>
    <style:style style:name="Table38.B3" style:family="table-cell">
      <style:table-cell-properties fo:padding="0.097cm" fo:border-left="none" fo:border-right="none" fo:border-top="none" fo:border-bottom="0.035cm solid #000000"/>
    </style:style>
    <style:style style:name="Table31" style:family="table">
      <style:table-properties style:width="16.992cm" table:align="left"/>
    </style:style>
    <style:style style:name="Table31.A" style:family="table-column">
      <style:table-column-properties style:column-width="2.175cm"/>
    </style:style>
    <style:style style:name="Table31.B" style:family="table-column">
      <style:table-column-properties style:column-width="3.704cm"/>
    </style:style>
    <style:style style:name="Table31.D" style:family="table-column">
      <style:table-column-properties style:column-width="4.247cm"/>
    </style:style>
    <style:style style:name="Table31.E" style:family="table-column">
      <style:table-column-properties style:column-width="3.161cm"/>
    </style:style>
    <style:style style:name="Table31.A1" style:family="table-cell">
      <style:table-cell-properties fo:padding="0.097cm" fo:border="none"/>
    </style:style>
    <style:style style:name="Table31.B3" style:family="table-cell">
      <style:table-cell-properties fo:padding="0.097cm" fo:border-left="none" fo:border-right="none" fo:border-top="none" fo:border-bottom="0.035cm solid #000000"/>
    </style:style>
    <style:style style:name="Table27" style:family="table">
      <style:table-properties style:width="16.992cm" table:align="left"/>
    </style:style>
    <style:style style:name="Table27.A" style:family="table-column">
      <style:table-column-properties style:column-width="2.175cm"/>
    </style:style>
    <style:style style:name="Table27.B" style:family="table-column">
      <style:table-column-properties style:column-width="3.704cm"/>
    </style:style>
    <style:style style:name="Table27.A1" style:family="table-cell">
      <style:table-cell-properties fo:padding="0.097cm" fo:border="none"/>
    </style:style>
    <style:style style:name="Table27.B3" style:family="table-cell">
      <style:table-cell-properties fo:padding="0.097cm" fo:border-left="none" fo:border-right="none" fo:border-top="none" fo:border-bottom="0.035cm solid #000000"/>
    </style:style>
    <style:style style:name="Table28" style:family="table">
      <style:table-properties style:width="16.992cm" table:align="left"/>
    </style:style>
    <style:style style:name="Table28.A" style:family="table-column">
      <style:table-column-properties style:column-width="2.175cm"/>
    </style:style>
    <style:style style:name="Table28.B" style:family="table-column">
      <style:table-column-properties style:column-width="3.704cm"/>
    </style:style>
    <style:style style:name="Table28.D" style:family="table-column">
      <style:table-column-properties style:column-width="4.247cm"/>
    </style:style>
    <style:style style:name="Table28.E" style:family="table-column">
      <style:table-column-properties style:column-width="3.161cm"/>
    </style:style>
    <style:style style:name="Table28.A1" style:family="table-cell">
      <style:table-cell-properties fo:padding="0.097cm" fo:border="none"/>
    </style:style>
    <style:style style:name="Table28.B3" style:family="table-cell">
      <style:table-cell-properties fo:padding="0.097cm" fo:border-left="none" fo:border-right="none" fo:border-top="none" fo:border-bottom="0.035cm solid #000000"/>
    </style:style>
    <style:style style:name="Table29" style:family="table">
      <style:table-properties style:width="16.992cm" table:align="left"/>
    </style:style>
    <style:style style:name="Table29.A" style:family="table-column">
      <style:table-column-properties style:column-width="2.175cm"/>
    </style:style>
    <style:style style:name="Table29.B" style:family="table-column">
      <style:table-column-properties style:column-width="3.704cm"/>
    </style:style>
    <style:style style:name="Table29.D" style:family="table-column">
      <style:table-column-properties style:column-width="4.23cm"/>
    </style:style>
    <style:style style:name="Table29.E" style:family="table-column">
      <style:table-column-properties style:column-width="3.179cm"/>
    </style:style>
    <style:style style:name="Table29.A1" style:family="table-cell">
      <style:table-cell-properties fo:padding="0.097cm" fo:border="none"/>
    </style:style>
    <style:style style:name="Table29.B3" style:family="table-cell">
      <style:table-cell-properties fo:padding="0.097cm" fo:border-left="none" fo:border-right="none" fo:border-top="none" fo:border-bottom="0.035cm solid #000000"/>
    </style:style>
    <style:style style:name="Table42" style:family="table">
      <style:table-properties style:width="16.992cm" table:align="left"/>
    </style:style>
    <style:style style:name="Table42.A" style:family="table-column">
      <style:table-column-properties style:column-width="2.175cm"/>
    </style:style>
    <style:style style:name="Table42.B" style:family="table-column">
      <style:table-column-properties style:column-width="3.293cm"/>
    </style:style>
    <style:style style:name="Table42.C" style:family="table-column">
      <style:table-column-properties style:column-width="3.175cm"/>
    </style:style>
    <style:style style:name="Table42.D" style:family="table-column">
      <style:table-column-properties style:column-width="4.214cm"/>
    </style:style>
    <style:style style:name="Table42.E" style:family="table-column">
      <style:table-column-properties style:column-width="4.135cm"/>
    </style:style>
    <style:style style:name="Table42.A1" style:family="table-cell">
      <style:table-cell-properties fo:padding="0.097cm" fo:border="none"/>
    </style:style>
    <style:style style:name="Table42.B3" style:family="table-cell">
      <style:table-cell-properties fo:padding="0.097cm" fo:border-left="none" fo:border-right="none" fo:border-top="none" fo:border-bottom="0.035cm solid #000000"/>
    </style:style>
    <style:style style:name="Table33" style:family="table">
      <style:table-properties style:width="16.992cm" table:align="left"/>
    </style:style>
    <style:style style:name="Table33.A" style:family="table-column">
      <style:table-column-properties style:column-width="2.175cm"/>
    </style:style>
    <style:style style:name="Table33.B" style:family="table-column">
      <style:table-column-properties style:column-width="3.704cm"/>
    </style:style>
    <style:style style:name="Table33.A1" style:family="table-cell">
      <style:table-cell-properties fo:padding="0.097cm" fo:border="none"/>
    </style:style>
    <style:style style:name="Table33.B3" style:family="table-cell">
      <style:table-cell-properties fo:padding="0.097cm" fo:border-left="none" fo:border-right="none" fo:border-top="none" fo:border-bottom="0.035cm solid #000000"/>
    </style:style>
    <style:style style:name="Table34" style:family="table">
      <style:table-properties style:width="16.992cm" table:align="left"/>
    </style:style>
    <style:style style:name="Table34.A" style:family="table-column">
      <style:table-column-properties style:column-width="2.175cm"/>
    </style:style>
    <style:style style:name="Table34.B" style:family="table-column">
      <style:table-column-properties style:column-width="3.704cm"/>
    </style:style>
    <style:style style:name="Table34.D" style:family="table-column">
      <style:table-column-properties style:column-width="4.247cm"/>
    </style:style>
    <style:style style:name="Table34.E" style:family="table-column">
      <style:table-column-properties style:column-width="3.161cm"/>
    </style:style>
    <style:style style:name="Table34.A1" style:family="table-cell">
      <style:table-cell-properties fo:padding="0.097cm" fo:border="none"/>
    </style:style>
    <style:style style:name="Table34.B3" style:family="table-cell">
      <style:table-cell-properties fo:padding="0.097cm" fo:border-left="none" fo:border-right="none" fo:border-top="none" fo:border-bottom="0.035cm solid #000000"/>
    </style:style>
    <style:style style:name="Table35" style:family="table">
      <style:table-properties style:width="16.992cm" table:align="left"/>
    </style:style>
    <style:style style:name="Table35.A" style:family="table-column">
      <style:table-column-properties style:column-width="2.175cm"/>
    </style:style>
    <style:style style:name="Table35.B" style:family="table-column">
      <style:table-column-properties style:column-width="3.704cm"/>
    </style:style>
    <style:style style:name="Table35.A1" style:family="table-cell">
      <style:table-cell-properties fo:padding="0.097cm" fo:border="none"/>
    </style:style>
    <style:style style:name="Table35.B3" style:family="table-cell">
      <style:table-cell-properties fo:padding="0.097cm" fo:border-left="none" fo:border-right="none" fo:border-top="none" fo:border-bottom="0.035cm solid #000000"/>
    </style:style>
    <style:style style:name="Table35.7" style:family="table-row">
      <style:table-row-properties style:min-row-height="1.946cm"/>
    </style:style>
    <style:style style:name="Table19" style:family="table">
      <style:table-properties style:width="16.992cm" table:align="left"/>
    </style:style>
    <style:style style:name="Table19.A" style:family="table-column">
      <style:table-column-properties style:column-width="2.175cm"/>
    </style:style>
    <style:style style:name="Table19.B" style:family="table-column">
      <style:table-column-properties style:column-width="3.704cm"/>
    </style:style>
    <style:style style:name="Table19.D" style:family="table-column">
      <style:table-column-properties style:column-width="4.41cm"/>
    </style:style>
    <style:style style:name="Table19.E" style:family="table-column">
      <style:table-column-properties style:column-width="2.999cm"/>
    </style:style>
    <style:style style:name="Table19.A1" style:family="table-cell">
      <style:table-cell-properties fo:padding="0.097cm" fo:border="none"/>
    </style:style>
    <style:style style:name="Table19.B3" style:family="table-cell">
      <style:table-cell-properties fo:padding="0.097cm" fo:border-left="none" fo:border-right="none" fo:border-top="none" fo:border-bottom="0.035cm solid #000000"/>
    </style:style>
    <style:style style:name="Table39" style:family="table">
      <style:table-properties style:width="16.992cm" table:align="left"/>
    </style:style>
    <style:style style:name="Table39.A" style:family="table-column">
      <style:table-column-properties style:column-width="2.175cm"/>
    </style:style>
    <style:style style:name="Table39.B" style:family="table-column">
      <style:table-column-properties style:column-width="3.704cm"/>
    </style:style>
    <style:style style:name="Table39.A1" style:family="table-cell">
      <style:table-cell-properties fo:padding="0.097cm" fo:border="none"/>
    </style:style>
    <style:style style:name="Table39.B3" style:family="table-cell">
      <style:table-cell-properties fo:padding="0.097cm" fo:border-left="none" fo:border-right="none" fo:border-top="none" fo:border-bottom="0.035cm solid #000000"/>
    </style:style>
    <style:style style:name="Table132" style:family="table">
      <style:table-properties style:width="16.992cm" table:align="left"/>
    </style:style>
    <style:style style:name="Table132.A" style:family="table-column">
      <style:table-column-properties style:column-width="2.175cm"/>
    </style:style>
    <style:style style:name="Table132.B" style:family="table-column">
      <style:table-column-properties style:column-width="3.704cm"/>
    </style:style>
    <style:style style:name="Table132.A1" style:family="table-cell">
      <style:table-cell-properties fo:padding="0.097cm" fo:border="none"/>
    </style:style>
    <style:style style:name="Table132.B3" style:family="table-cell">
      <style:table-cell-properties fo:padding="0.097cm" fo:border-left="none" fo:border-right="none" fo:border-top="none" fo:border-bottom="0.035cm solid #000000"/>
    </style:style>
    <style:style style:name="Table8" style:family="table">
      <style:table-properties style:width="16.992cm" table:align="left"/>
    </style:style>
    <style:style style:name="Table8.A" style:family="table-column">
      <style:table-column-properties style:column-width="2.175cm"/>
    </style:style>
    <style:style style:name="Table8.B" style:family="table-column">
      <style:table-column-properties style:column-width="14.817cm"/>
    </style:style>
    <style:style style:name="Table8.A1" style:family="table-cell">
      <style:table-cell-properties fo:padding="0.097cm" fo:border="none"/>
    </style:style>
    <style:style style:name="Table14" style:family="table">
      <style:table-properties style:width="16.992cm" table:align="left"/>
    </style:style>
    <style:style style:name="Table14.A" style:family="table-column">
      <style:table-column-properties style:column-width="2.175cm"/>
    </style:style>
    <style:style style:name="Table14.B" style:family="table-column">
      <style:table-column-properties style:column-width="3.704cm"/>
    </style:style>
    <style:style style:name="Table14.A1" style:family="table-cell">
      <style:table-cell-properties fo:padding="0.097cm" fo:border="none"/>
    </style:style>
    <style:style style:name="Table14.B4" style:family="table-cell">
      <style:table-cell-properties fo:padding="0.097cm" fo:border-left="none" fo:border-right="none" fo:border-top="0.035cm solid #000000" fo:border-bottom="none"/>
    </style:style>
    <style:style style:name="Table15" style:family="table">
      <style:table-properties style:width="16.992cm" table:align="left"/>
    </style:style>
    <style:style style:name="Table15.A" style:family="table-column">
      <style:table-column-properties style:column-width="2.175cm"/>
    </style:style>
    <style:style style:name="Table15.B" style:family="table-column">
      <style:table-column-properties style:column-width="3.704cm"/>
    </style:style>
    <style:style style:name="Table15.A1" style:family="table-cell">
      <style:table-cell-properties fo:padding="0.097cm" fo:border="none"/>
    </style:style>
    <style:style style:name="Table15.B4" style:family="table-cell">
      <style:table-cell-properties fo:padding="0.097cm" fo:border-left="none" fo:border-right="none" fo:border-top="0.035cm solid #000000" fo:border-bottom="none"/>
    </style:style>
    <style:style style:name="Table7" style:family="table">
      <style:table-properties style:width="16.992cm" table:align="left"/>
    </style:style>
    <style:style style:name="Table7.A" style:family="table-column">
      <style:table-column-properties style:column-width="2.175cm"/>
    </style:style>
    <style:style style:name="Table7.B" style:family="table-column">
      <style:table-column-properties style:column-width="14.817cm"/>
    </style:style>
    <style:style style:name="Table7.A1" style:family="table-cell">
      <style:table-cell-properties fo:padding="0.097cm" fo:border="none"/>
    </style:style>
    <style:style style:name="Table11" style:family="table">
      <style:table-properties style:width="16.992cm" table:align="left"/>
    </style:style>
    <style:style style:name="Table11.A" style:family="table-column">
      <style:table-column-properties style:column-width="2.175cm"/>
    </style:style>
    <style:style style:name="Table11.B" style:family="table-column">
      <style:table-column-properties style:column-width="14.817cm"/>
    </style:style>
    <style:style style:name="Table11.A1" style:family="table-cell">
      <style:table-cell-properties fo:padding="0.097cm" fo:border="none"/>
    </style:style>
    <style:style style:name="Table9" style:family="table">
      <style:table-properties style:width="16.992cm" table:align="left"/>
    </style:style>
    <style:style style:name="Table9.A" style:family="table-column">
      <style:table-column-properties style:column-width="2.175cm"/>
    </style:style>
    <style:style style:name="Table9.B" style:family="table-column">
      <style:table-column-properties style:column-width="14.817cm"/>
    </style:style>
    <style:style style:name="Table9.A1" style:family="table-cell">
      <style:table-cell-properties fo:padding="0.097cm" fo:border="none"/>
    </style:style>
    <style:style style:name="Table83" style:family="table">
      <style:table-properties style:width="16.992cm" table:align="left"/>
    </style:style>
    <style:style style:name="Table83.A" style:family="table-column">
      <style:table-column-properties style:column-width="2.175cm"/>
    </style:style>
    <style:style style:name="Table83.B" style:family="table-column">
      <style:table-column-properties style:column-width="3.704cm"/>
    </style:style>
    <style:style style:name="Table83.A1" style:family="table-cell">
      <style:table-cell-properties fo:padding="0.097cm" fo:border="none"/>
    </style:style>
    <style:style style:name="Table83.B3" style:family="table-cell">
      <style:table-cell-properties fo:padding="0.097cm" fo:border-left="none" fo:border-right="none" fo:border-top="none" fo:border-bottom="0.035cm solid #000000"/>
    </style:style>
    <style:style style:name="Table83.D5" style:family="table-cell" style:data-style-name="N100">
      <style:table-cell-properties fo:padding="0.097cm" fo:border="none"/>
    </style:style>
    <style:style style:name="Table44" style:family="table">
      <style:table-properties style:width="16.992cm" table:align="left"/>
    </style:style>
    <style:style style:name="Table44.A" style:family="table-column">
      <style:table-column-properties style:column-width="2.175cm"/>
    </style:style>
    <style:style style:name="Table44.B" style:family="table-column">
      <style:table-column-properties style:column-width="3.704cm"/>
    </style:style>
    <style:style style:name="Table44.A1" style:family="table-cell">
      <style:table-cell-properties fo:padding="0.097cm" fo:border="none"/>
    </style:style>
    <style:style style:name="Table44.B4" style:family="table-cell">
      <style:table-cell-properties fo:padding="0.097cm" fo:border-left="none" fo:border-right="none" fo:border-top="none" fo:border-bottom="0.035cm solid #000000"/>
    </style:style>
    <style:style style:name="Table45" style:family="table">
      <style:table-properties style:width="16.992cm" table:align="left"/>
    </style:style>
    <style:style style:name="Table45.A" style:family="table-column">
      <style:table-column-properties style:column-width="2.175cm"/>
    </style:style>
    <style:style style:name="Table45.B" style:family="table-column">
      <style:table-column-properties style:column-width="3.704cm"/>
    </style:style>
    <style:style style:name="Table45.A1" style:family="table-cell">
      <style:table-cell-properties fo:padding="0.097cm" fo:border="none"/>
    </style:style>
    <style:style style:name="Table45.B4" style:family="table-cell">
      <style:table-cell-properties fo:padding="0.097cm" fo:border-left="none" fo:border-right="none" fo:border-top="none" fo:border-bottom="0.035cm solid #000000"/>
    </style:style>
    <style:style style:name="Table46" style:family="table">
      <style:table-properties style:width="16.992cm" table:align="left"/>
    </style:style>
    <style:style style:name="Table46.A" style:family="table-column">
      <style:table-column-properties style:column-width="2.175cm"/>
    </style:style>
    <style:style style:name="Table46.B" style:family="table-column">
      <style:table-column-properties style:column-width="3.704cm"/>
    </style:style>
    <style:style style:name="Table46.A1" style:family="table-cell">
      <style:table-cell-properties fo:padding="0.097cm" fo:border="none"/>
    </style:style>
    <style:style style:name="Table46.B4" style:family="table-cell">
      <style:table-cell-properties fo:padding="0.097cm" fo:border-left="none" fo:border-right="none" fo:border-top="none" fo:border-bottom="0.035cm solid #000000"/>
    </style:style>
    <style:style style:name="Table47" style:family="table">
      <style:table-properties style:width="16.992cm" table:align="left"/>
    </style:style>
    <style:style style:name="Table47.A" style:family="table-column">
      <style:table-column-properties style:column-width="2.175cm"/>
    </style:style>
    <style:style style:name="Table47.B" style:family="table-column">
      <style:table-column-properties style:column-width="3.704cm"/>
    </style:style>
    <style:style style:name="Table47.A1" style:family="table-cell">
      <style:table-cell-properties fo:padding="0.097cm" fo:border="none"/>
    </style:style>
    <style:style style:name="Table47.B4" style:family="table-cell">
      <style:table-cell-properties fo:padding="0.097cm" fo:border-left="none" fo:border-right="none" fo:border-top="none" fo:border-bottom="0.035cm solid #000000"/>
    </style:style>
    <style:style style:name="Table37" style:family="table">
      <style:table-properties style:width="16.992cm" table:align="left"/>
    </style:style>
    <style:style style:name="Table37.A" style:family="table-column">
      <style:table-column-properties style:column-width="2.175cm"/>
    </style:style>
    <style:style style:name="Table37.B" style:family="table-column">
      <style:table-column-properties style:column-width="14.817cm"/>
    </style:style>
    <style:style style:name="Table37.A1" style:family="table-cell">
      <style:table-cell-properties fo:padding="0.097cm" fo:border="none"/>
    </style:style>
    <style:style style:name="Table196" style:family="table">
      <style:table-properties style:width="16.992cm" table:align="left"/>
    </style:style>
    <style:style style:name="Table196.A" style:family="table-column">
      <style:table-column-properties style:column-width="2.175cm"/>
    </style:style>
    <style:style style:name="Table196.B" style:family="table-column">
      <style:table-column-properties style:column-width="14.817cm"/>
    </style:style>
    <style:style style:name="Table196.A1" style:family="table-cell">
      <style:table-cell-properties fo:padding="0.097cm" fo:border="none"/>
    </style:style>
    <style:style style:name="Table32" style:family="table">
      <style:table-properties style:width="16.992cm" table:align="left"/>
    </style:style>
    <style:style style:name="Table32.A" style:family="table-column">
      <style:table-column-properties style:column-width="2.175cm"/>
    </style:style>
    <style:style style:name="Table32.B" style:family="table-column">
      <style:table-column-properties style:column-width="14.817cm"/>
    </style:style>
    <style:style style:name="Table32.A1" style:family="table-cell">
      <style:table-cell-properties fo:padding="0.097cm" fo:border="none"/>
    </style:style>
    <style:style style:name="Table25" style:family="table">
      <style:table-properties style:width="16.992cm" table:align="left"/>
    </style:style>
    <style:style style:name="Table25.A" style:family="table-column">
      <style:table-column-properties style:column-width="2.175cm"/>
    </style:style>
    <style:style style:name="Table25.B" style:family="table-column">
      <style:table-column-properties style:column-width="14.817cm"/>
    </style:style>
    <style:style style:name="Table25.A1" style:family="table-cell">
      <style:table-cell-properties fo:padding="0.097cm" fo:border="none"/>
    </style:style>
    <style:style style:name="Table20" style:family="table">
      <style:table-properties style:width="16.992cm" table:align="left"/>
    </style:style>
    <style:style style:name="Table20.A" style:family="table-column">
      <style:table-column-properties style:column-width="2.175cm"/>
    </style:style>
    <style:style style:name="Table20.B" style:family="table-column">
      <style:table-column-properties style:column-width="14.817cm"/>
    </style:style>
    <style:style style:name="Table20.A1" style:family="table-cell">
      <style:table-cell-properties fo:padding="0.097cm" fo:border="none"/>
    </style:style>
    <style:style style:name="Table18" style:family="table">
      <style:table-properties style:width="16.992cm" table:align="left"/>
    </style:style>
    <style:style style:name="Table18.A" style:family="table-column">
      <style:table-column-properties style:column-width="2.175cm"/>
    </style:style>
    <style:style style:name="Table18.B" style:family="table-column">
      <style:table-column-properties style:column-width="14.817cm"/>
    </style:style>
    <style:style style:name="Table18.A1" style:family="table-cell">
      <style:table-cell-properties fo:padding="0.097cm" fo:border="none"/>
    </style:style>
    <style:style style:name="Table24" style:family="table">
      <style:table-properties style:width="16.992cm" table:align="left"/>
    </style:style>
    <style:style style:name="Table24.A" style:family="table-column">
      <style:table-column-properties style:column-width="2.175cm"/>
    </style:style>
    <style:style style:name="Table24.B" style:family="table-column">
      <style:table-column-properties style:column-width="14.817cm"/>
    </style:style>
    <style:style style:name="Table24.A1" style:family="table-cell">
      <style:table-cell-properties fo:padding="0.097cm" fo:border="none"/>
    </style:style>
    <style:style style:name="Table23" style:family="table">
      <style:table-properties style:width="16.992cm" table:align="left"/>
    </style:style>
    <style:style style:name="Table23.A" style:family="table-column">
      <style:table-column-properties style:column-width="2.175cm"/>
    </style:style>
    <style:style style:name="Table23.B" style:family="table-column">
      <style:table-column-properties style:column-width="3.704cm"/>
    </style:style>
    <style:style style:name="Table23.D" style:family="table-column">
      <style:table-column-properties style:column-width="4.41cm"/>
    </style:style>
    <style:style style:name="Table23.E" style:family="table-column">
      <style:table-column-properties style:column-width="2.999cm"/>
    </style:style>
    <style:style style:name="Table23.A1" style:family="table-cell">
      <style:table-cell-properties fo:padding="0.097cm" fo:border="none"/>
    </style:style>
    <style:style style:name="Table23.B3" style:family="table-cell">
      <style:table-cell-properties fo:padding="0.097cm" fo:border-left="none" fo:border-right="none" fo:border-top="none" fo:border-bottom="0.035cm solid #000000"/>
    </style:style>
    <style:style style:name="Table17" style:family="table">
      <style:table-properties style:width="16.992cm" table:align="left"/>
    </style:style>
    <style:style style:name="Table17.A" style:family="table-column">
      <style:table-column-properties style:column-width="2.175cm"/>
    </style:style>
    <style:style style:name="Table17.B" style:family="table-column">
      <style:table-column-properties style:column-width="3.704cm"/>
    </style:style>
    <style:style style:name="Table17.A1" style:family="table-cell">
      <style:table-cell-properties fo:padding="0.097cm" fo:border="none"/>
    </style:style>
    <style:style style:name="Table17.B3" style:family="table-cell">
      <style:table-cell-properties fo:padding="0.097cm" fo:border-left="none" fo:border-right="none" fo:border-top="none" fo:border-bottom="0.035cm solid #000000"/>
    </style:style>
    <style:style style:name="Table82" style:family="table">
      <style:table-properties style:width="16.992cm" table:align="left"/>
    </style:style>
    <style:style style:name="Table82.A" style:family="table-column">
      <style:table-column-properties style:column-width="2.175cm"/>
    </style:style>
    <style:style style:name="Table82.B" style:family="table-column">
      <style:table-column-properties style:column-width="3.704cm"/>
    </style:style>
    <style:style style:name="Table82.A1" style:family="table-cell">
      <style:table-cell-properties fo:padding="0.097cm" fo:border="none"/>
    </style:style>
    <style:style style:name="Table82.B3" style:family="table-cell">
      <style:table-cell-properties fo:padding="0.097cm" fo:border-left="none" fo:border-right="none" fo:border-top="none" fo:border-bottom="0.035cm solid #000000"/>
    </style:style>
    <style:style style:name="Table16" style:family="table">
      <style:table-properties style:width="16.992cm" table:align="left"/>
    </style:style>
    <style:style style:name="Table16.A" style:family="table-column">
      <style:table-column-properties style:column-width="2.175cm"/>
    </style:style>
    <style:style style:name="Table16.B" style:family="table-column">
      <style:table-column-properties style:column-width="3.704cm"/>
    </style:style>
    <style:style style:name="Table16.A1" style:family="table-cell">
      <style:table-cell-properties fo:padding="0.097cm" fo:border="none"/>
    </style:style>
    <style:style style:name="Table16.B3" style:family="table-cell">
      <style:table-cell-properties fo:padding="0.097cm" fo:border-left="none" fo:border-right="none" fo:border-top="none" fo:border-bottom="0.035cm solid #000000"/>
    </style:style>
    <style:style style:name="Table21" style:family="table">
      <style:table-properties style:width="16.992cm" table:align="left"/>
    </style:style>
    <style:style style:name="Table21.A" style:family="table-column">
      <style:table-column-properties style:column-width="2.175cm"/>
    </style:style>
    <style:style style:name="Table21.B" style:family="table-column">
      <style:table-column-properties style:column-width="14.817cm"/>
    </style:style>
    <style:style style:name="Table21.A1" style:family="table-cell">
      <style:table-cell-properties fo:padding="0.097cm" fo:border="none"/>
    </style:style>
    <style:style style:name="Table22" style:family="table">
      <style:table-properties style:width="16.992cm" table:align="left"/>
    </style:style>
    <style:style style:name="Table22.A" style:family="table-column">
      <style:table-column-properties style:column-width="2.175cm"/>
    </style:style>
    <style:style style:name="Table22.B" style:family="table-column">
      <style:table-column-properties style:column-width="14.817cm"/>
    </style:style>
    <style:style style:name="Table22.A1" style:family="table-cell">
      <style:table-cell-properties fo:padding="0.097cm" fo:border="none"/>
    </style:style>
    <style:style style:name="Table184" style:family="table">
      <style:table-properties style:width="16.992cm" table:align="left"/>
    </style:style>
    <style:style style:name="Table184.A" style:family="table-column">
      <style:table-column-properties style:column-width="2.175cm"/>
    </style:style>
    <style:style style:name="Table184.B" style:family="table-column">
      <style:table-column-properties style:column-width="2.842cm"/>
    </style:style>
    <style:style style:name="Table184.C" style:family="table-column">
      <style:table-column-properties style:column-width="3.254cm"/>
    </style:style>
    <style:style style:name="Table184.D" style:family="table-column">
      <style:table-column-properties style:column-width="3.547cm"/>
    </style:style>
    <style:style style:name="Table184.E" style:family="table-column">
      <style:table-column-properties style:column-width="5.173cm"/>
    </style:style>
    <style:style style:name="Table184.A1" style:family="table-cell">
      <style:table-cell-properties fo:padding="0.097cm" fo:border="none"/>
    </style:style>
    <style:style style:name="Table184.B3" style:family="table-cell">
      <style:table-cell-properties fo:padding="0.097cm" fo:border-left="none" fo:border-right="none" fo:border-top="none" fo:border-bottom="0.035cm solid #000000"/>
    </style:style>
    <style:style style:name="Table183" style:family="table">
      <style:table-properties style:width="16.992cm" table:align="left"/>
    </style:style>
    <style:style style:name="Table183.A" style:family="table-column">
      <style:table-column-properties style:column-width="2.175cm"/>
    </style:style>
    <style:style style:name="Table183.B" style:family="table-column">
      <style:table-column-properties style:column-width="4.665cm"/>
    </style:style>
    <style:style style:name="Table183.C" style:family="table-column">
      <style:table-column-properties style:column-width="3.076cm"/>
    </style:style>
    <style:style style:name="Table183.D" style:family="table-column">
      <style:table-column-properties style:column-width="4.489cm"/>
    </style:style>
    <style:style style:name="Table183.E" style:family="table-column">
      <style:table-column-properties style:column-width="2.586cm"/>
    </style:style>
    <style:style style:name="Table183.A1" style:family="table-cell">
      <style:table-cell-properties fo:padding="0.097cm" fo:border="none"/>
    </style:style>
    <style:style style:name="Table183.3" style:family="table-row">
      <style:table-row-properties style:min-row-height="0.31cm"/>
    </style:style>
    <style:style style:name="Table183.B3" style:family="table-cell">
      <style:table-cell-properties fo:padding="0.097cm" fo:border-left="none" fo:border-right="none" fo:border-top="none" fo:border-bottom="0.035cm solid #000000"/>
    </style:style>
    <style:style style:name="Table127" style:family="table">
      <style:table-properties style:width="16.992cm" table:align="left"/>
    </style:style>
    <style:style style:name="Table127.A" style:family="table-column">
      <style:table-column-properties style:column-width="2.175cm"/>
    </style:style>
    <style:style style:name="Table127.B" style:family="table-column">
      <style:table-column-properties style:column-width="4.685cm"/>
    </style:style>
    <style:style style:name="Table127.C" style:family="table-column">
      <style:table-column-properties style:column-width="3.214cm"/>
    </style:style>
    <style:style style:name="Table127.D" style:family="table-column">
      <style:table-column-properties style:column-width="4.449cm"/>
    </style:style>
    <style:style style:name="Table127.E" style:family="table-column">
      <style:table-column-properties style:column-width="2.469cm"/>
    </style:style>
    <style:style style:name="Table127.A1" style:family="table-cell">
      <style:table-cell-properties fo:padding="0.097cm" fo:border="none"/>
    </style:style>
    <style:style style:name="Table127.B3" style:family="table-cell">
      <style:table-cell-properties fo:padding="0.097cm" fo:border-left="none" fo:border-right="none" fo:border-top="none" fo:border-bottom="0.035cm solid #000000"/>
    </style:style>
    <style:style style:name="Table185" style:family="table">
      <style:table-properties style:width="16.992cm" table:align="left"/>
    </style:style>
    <style:style style:name="Table185.A" style:family="table-column">
      <style:table-column-properties style:column-width="2.175cm"/>
    </style:style>
    <style:style style:name="Table185.B" style:family="table-column">
      <style:table-column-properties style:column-width="4.704cm"/>
    </style:style>
    <style:style style:name="Table185.C" style:family="table-column">
      <style:table-column-properties style:column-width="3.175cm"/>
    </style:style>
    <style:style style:name="Table185.D" style:family="table-column">
      <style:table-column-properties style:column-width="4.468cm"/>
    </style:style>
    <style:style style:name="Table185.E" style:family="table-column">
      <style:table-column-properties style:column-width="2.469cm"/>
    </style:style>
    <style:style style:name="Table185.A1" style:family="table-cell">
      <style:table-cell-properties fo:padding="0.097cm" fo:border="none"/>
    </style:style>
    <style:style style:name="Table185.B3" style:family="table-cell">
      <style:table-cell-properties fo:padding="0.097cm" fo:border-left="none" fo:border-right="none" fo:border-top="none" fo:border-bottom="0.035cm solid #000000"/>
    </style:style>
    <style:style style:name="Table187" style:family="table">
      <style:table-properties style:width="16.992cm" table:align="left"/>
    </style:style>
    <style:style style:name="Table187.A" style:family="table-column">
      <style:table-column-properties style:column-width="2.175cm"/>
    </style:style>
    <style:style style:name="Table187.B" style:family="table-column">
      <style:table-column-properties style:column-width="4.685cm"/>
    </style:style>
    <style:style style:name="Table187.C" style:family="table-column">
      <style:table-column-properties style:column-width="3.214cm"/>
    </style:style>
    <style:style style:name="Table187.D" style:family="table-column">
      <style:table-column-properties style:column-width="4.468cm"/>
    </style:style>
    <style:style style:name="Table187.E" style:family="table-column">
      <style:table-column-properties style:column-width="2.45cm"/>
    </style:style>
    <style:style style:name="Table187.A1" style:family="table-cell">
      <style:table-cell-properties fo:padding="0.097cm" fo:border="none"/>
    </style:style>
    <style:style style:name="Table187.B3" style:family="table-cell">
      <style:table-cell-properties fo:padding="0.097cm" fo:border-left="none" fo:border-right="none" fo:border-top="none" fo:border-bottom="0.035cm solid #000000"/>
    </style:style>
    <style:style style:name="Table96" style:family="table">
      <style:table-properties style:width="16.992cm" table:align="left"/>
    </style:style>
    <style:style style:name="Table96.A" style:family="table-column">
      <style:table-column-properties style:column-width="2.175cm"/>
    </style:style>
    <style:style style:name="Table96.B" style:family="table-column">
      <style:table-column-properties style:column-width="3.704cm"/>
    </style:style>
    <style:style style:name="Table96.A1" style:family="table-cell">
      <style:table-cell-properties fo:padding="0.097cm" fo:border="none"/>
    </style:style>
    <style:style style:name="Table96.B3" style:family="table-cell">
      <style:table-cell-properties fo:padding="0.097cm" fo:border-left="none" fo:border-right="none" fo:border-top="none" fo:border-bottom="0.035cm solid #000000"/>
    </style:style>
    <style:style style:name="Table96.D5" style:family="table-cell" style:data-style-name="N100">
      <style:table-cell-properties fo:padding="0.097cm" fo:border="none"/>
    </style:style>
    <style:style style:name="Table30" style:family="table">
      <style:table-properties style:width="16.992cm" table:align="left"/>
    </style:style>
    <style:style style:name="Table30.A" style:family="table-column">
      <style:table-column-properties style:column-width="2.175cm"/>
    </style:style>
    <style:style style:name="Table30.B" style:family="table-column">
      <style:table-column-properties style:column-width="3.704cm"/>
    </style:style>
    <style:style style:name="Table30.A1" style:family="table-cell">
      <style:table-cell-properties fo:padding="0.097cm" fo:border="none"/>
    </style:style>
    <style:style style:name="Table30.B3" style:family="table-cell">
      <style:table-cell-properties fo:padding="0.097cm" fo:border-left="none" fo:border-right="none" fo:border-top="none" fo:border-bottom="0.035cm solid #000000"/>
    </style:style>
    <style:style style:name="Table40" style:family="table">
      <style:table-properties style:width="16.992cm" table:align="left"/>
    </style:style>
    <style:style style:name="Table40.A" style:family="table-column">
      <style:table-column-properties style:column-width="2.175cm"/>
    </style:style>
    <style:style style:name="Table40.B" style:family="table-column">
      <style:table-column-properties style:column-width="3.704cm"/>
    </style:style>
    <style:style style:name="Table40.A1" style:family="table-cell">
      <style:table-cell-properties fo:padding="0.097cm" fo:border="none"/>
    </style:style>
    <style:style style:name="Table40.B3" style:family="table-cell">
      <style:table-cell-properties fo:padding="0.097cm" fo:border-left="none" fo:border-right="none" fo:border-top="none" fo:border-bottom="0.035cm solid #000000"/>
    </style:style>
    <style:style style:name="Table64" style:family="table">
      <style:table-properties style:width="16.992cm" table:align="left"/>
    </style:style>
    <style:style style:name="Table64.A" style:family="table-column">
      <style:table-column-properties style:column-width="2.175cm"/>
    </style:style>
    <style:style style:name="Table64.B" style:family="table-column">
      <style:table-column-properties style:column-width="14.817cm"/>
    </style:style>
    <style:style style:name="Table64.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language="en" fo:country="US" fo:background-color="transparent"/>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text-properties fo:background-color="transparent"/>
    </style:style>
    <style:style style:name="P8" style:family="paragraph" style:parent-style-name="Standard">
      <style:paragraph-properties fo:text-align="center" style:justify-single-word="false"/>
      <style:text-properties fo:font-size="10.5pt" fo:language="en" fo:country="US"/>
    </style:style>
    <style:style style:name="P9" style:family="paragraph" style:parent-style-name="Standard">
      <style:paragraph-properties fo:text-align="center" style:justify-single-word="false"/>
      <style:text-properties fo:font-size="10.5pt"/>
    </style:style>
    <style:style style:name="P10" style:family="paragraph" style:parent-style-name="Standard">
      <style:text-properties fo:font-variant="normal" fo:text-transform="none" fo:color="#242729" style:font-name="Arial3" fo:font-size="11.25pt" fo:letter-spacing="normal" fo:font-style="normal" fo:font-weight="normal"/>
    </style:style>
    <style:style style:name="P11" style:family="paragraph" style:parent-style-name="Standard">
      <style:paragraph-properties fo:text-align="start" style:justify-single-word="false"/>
    </style:style>
    <style:style style:name="P12" style:family="paragraph" style:parent-style-name="Default_5f_ntt">
      <style:text-properties fo:language="en" fo:country="US"/>
    </style:style>
    <style:style style:name="P13" style:family="paragraph" style:parent-style-name="Default_5f_ntt">
      <style:text-properties fo:language="en" fo:country="US" fo:font-style="normal" style:font-style-asian="normal" style:font-style-complex="normal"/>
    </style:style>
    <style:style style:name="P14" style:family="paragraph" style:parent-style-name="cmd_5f_code_20_Start">
      <style:text-properties style:font-name="Courier New" fo:font-size="10.5pt"/>
    </style:style>
    <style:style style:name="P15" style:family="paragraph" style:parent-style-name="scpi4">
      <style:paragraph-properties fo:text-align="justify" style:justify-single-word="false"/>
    </style:style>
    <style:style style:name="P16" style:family="paragraph" style:parent-style-name="note">
      <style:text-properties fo:language="en" fo:country="US"/>
    </style:style>
    <style:style style:name="P17" style:family="paragraph" style:parent-style-name="scpi1">
      <style:text-properties fo:background-color="transparent"/>
    </style:style>
    <style:style style:name="P18" style:family="paragraph" style:parent-style-name="scpi2">
      <style:paragraph-properties fo:text-align="start" style:justify-single-word="false"/>
    </style:style>
    <style:style style:name="P19" style:family="paragraph" style:parent-style-name="Standard">
      <style:text-properties fo:language="en" fo:country="US"/>
    </style:style>
    <style:style style:name="P20" style:family="paragraph" style:parent-style-name="Standard">
      <style:paragraph-properties fo:text-align="center" style:justify-single-word="false"/>
    </style:style>
    <style:style style:name="P21" style:family="paragraph" style:parent-style-name="Heading_20_2" style:master-page-name="First_20_Page">
      <style:paragraph-properties style:page-number="auto"/>
    </style:style>
    <style:style style:name="T1" style:family="text"/>
    <style:style style:name="T2" style:family="text">
      <style:text-properties fo:background-color="transparent" loext:char-shading-value="0"/>
    </style:style>
    <style:style style:name="T3" style:family="text">
      <style:text-properties fo:language="en" fo:country="US"/>
    </style:style>
    <style:style style:name="T4" style:family="text">
      <style:text-properties fo:background-color="transparent" loext:char-shading-value="0"/>
    </style:style>
    <style:style style:name="T5" style:family="text">
      <style:text-properties fo:language="en" fo:country="US"/>
    </style:style>
    <style:style style:name="T6" style:family="text">
      <style:text-properties fo:language="en" fo:country="US" fo:font-weight="normal" style:font-weight-asian="normal" style:font-weight-complex="normal"/>
    </style:style>
    <style:style style:name="T7" style:family="text">
      <style:text-properties style:font-name="Courier New" fo:font-size="10.5pt"/>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style:use-window-font-color="true" style:font-name="Arial" fo:font-size="10.5pt" style:font-name-complex="DejaVu Sans1"/>
    </style:style>
    <style:style style:name="T15" style:family="text">
      <style:text-properties style:font-name="Arial1" fo:font-size="11pt" fo:font-weight="bold" style:font-name-asian="Droid Sans Fallback" style:font-size-asian="14pt" style:font-weight-asian="bold" style:font-name-complex="DejaVu Sans" style:font-size-complex="14pt" style:font-weight-complex="bold"/>
    </style:style>
    <number:text-style style:name="N100">
      <number:text-content/>
    </number:text-style>
  </office:automatic-styles>
  <office:body>
    <office:text text:use-soft-page-breaks="true">
      <office:forms form:automatic-focus="false" form:apply-design-mode="false"/>
      <text:tracked-changes>
        <text:changed-region xml:id="ct139852092959376" text:id="ct139852092959376">
          <text:insertion>
            <office:change-info>
              <dc:creator>Denis Kotlar</dc:creator>
              <dc:date>2017-10-02T16:34:37</dc:date>
            </office:change-info>
          </text:insertion>
        </text:changed-region>
        <text:changed-region xml:id="ct139851585947336" text:id="ct139851585947336">
          <text:insertion>
            <office:change-info>
              <dc:creator>Denis Kotlar</dc:creator>
              <dc:date>2017-10-02T16:34:37</dc:date>
            </office:change-info>
          </text:insertion>
        </text:changed-region>
        <text:changed-region xml:id="ct139851585947528" text:id="ct139851585947528">
          <text:insertion>
            <office:change-info>
              <dc:creator>Denis Kotlar</dc:creator>
              <dc:date>2017-10-02T16:35:08</dc:date>
            </office:change-info>
          </text:insertion>
        </text:changed-region>
        <text:changed-region xml:id="ct139851585946952" text:id="ct139851585946952">
          <text:insertion>
            <office:change-info>
              <dc:creator>Denis Kotlar</dc:creator>
              <dc:date>2017-10-02T16:34:46</dc:date>
            </office:change-info>
          </text:insertion>
        </text:changed-region>
        <text:changed-region xml:id="ct139851585948296" text:id="ct139851585948296">
          <text:insertion>
            <office:change-info>
              <dc:creator>Denis Kotlar</dc:creator>
              <dc:date>2017-10-02T16:35:37</dc:date>
            </office:change-info>
          </text:insertion>
        </text:changed-region>
        <text:changed-region xml:id="ct139851616519512" text:id="ct139851616519512">
          <text:insertion>
            <office:change-info>
              <dc:creator>Denis Kotlar</dc:creator>
              <dc:date>2018-12-16T11:46:00</dc:date>
            </office:change-info>
          </text:insertion>
        </text:changed-region>
        <text:changed-region xml:id="ct139851615222608" text:id="ct139851615222608">
          <text:insertion>
            <office:change-info>
              <dc:creator>Denis Kotlar</dc:creator>
              <dc:date>2018-12-16T11:46:00</dc:date>
            </office:change-info>
          </text:insertion>
        </text:changed-region>
        <text:changed-region xml:id="ct139851615222224" text:id="ct139851615222224">
          <text:insertion>
            <office:change-info>
              <dc:creator>Denis Kotlar</dc:creator>
              <dc:date>2018-12-16T11:47:00</dc:date>
            </office:change-info>
          </text:insertion>
        </text:changed-region>
        <text:changed-region xml:id="ct139851616408904" text:id="ct139851616408904">
          <text:insertion>
            <office:change-info>
              <dc:creator>Denis Kotlar</dc:creator>
              <dc:date>2018-12-16T11:47:00</dc:date>
            </office:change-info>
          </text:insertion>
        </text:changed-region>
        <text:changed-region xml:id="ct139851615222416" text:id="ct139851615222416">
          <text:insertion>
            <office:change-info>
              <dc:creator>Denis Kotlar</dc:creator>
              <dc:date>2018-12-16T11:47:00</dc:date>
            </office:change-info>
          </text:insertion>
        </text:changed-region>
        <text:changed-region xml:id="ct139851616409864" text:id="ct139851616409864">
          <text:insertion>
            <office:change-info>
              <dc:creator>Denis Kotlar</dc:creator>
              <dc:date>2018-12-16T11:47:00</dc:date>
            </office:change-info>
          </text:insertion>
        </text:changed-region>
        <text:changed-region xml:id="ct139851615222992" text:id="ct139851615222992">
          <text:insertion>
            <office:change-info>
              <dc:creator>Denis Kotlar</dc:creator>
              <dc:date>2017-12-29T14:20:37</dc:date>
            </office:change-info>
          </text:insertion>
        </text:changed-region>
        <text:changed-region xml:id="ct139851616408328" text:id="ct139851616408328">
          <text:insertion>
            <office:change-info>
              <dc:creator>Denis Kotlar</dc:creator>
              <dc:date>2017-12-29T14:26:17</dc:date>
            </office:change-info>
          </text:insertion>
        </text:changed-region>
        <text:changed-region xml:id="ct139851615222800" text:id="ct139851615222800">
          <text:insertion>
            <office:change-info>
              <dc:creator>Denis Kotlar</dc:creator>
              <dc:date>2018-12-16T11:47:00</dc:date>
            </office:change-info>
          </text:insertion>
        </text:changed-region>
        <text:changed-region xml:id="ct139852811874072" text:id="ct139852811874072">
          <text:insertion>
            <office:change-info>
              <dc:creator>Denis Kotlar</dc:creator>
              <dc:date>2017-12-29T14:20:37</dc:date>
            </office:change-info>
          </text:insertion>
        </text:changed-region>
        <text:changed-region xml:id="ct139851616410056" text:id="ct139851616410056">
          <text:insertion>
            <office:change-info>
              <dc:creator>Denis Kotlar</dc:creator>
              <dc:date>2017-12-29T14:26:23</dc:date>
            </office:change-info>
          </text:insertion>
        </text:changed-region>
        <text:changed-region xml:id="ct139851615223376" text:id="ct139851615223376">
          <text:insertion>
            <office:change-info>
              <dc:creator>Denis Kotlar</dc:creator>
              <dc:date>2017-12-29T14:20:37</dc:date>
            </office:change-info>
          </text:insertion>
        </text:changed-region>
        <text:changed-region xml:id="ct139851615223184" text:id="ct139851615223184">
          <text:insertion>
            <office:change-info>
              <dc:creator>Denis Kotlar</dc:creator>
              <dc:date>2017-12-29T14:20:37</dc:date>
            </office:change-info>
          </text:insertion>
        </text:changed-region>
        <text:changed-region xml:id="ct139850700480912" text:id="ct139850700480912">
          <text:insertion>
            <office:change-info>
              <dc:creator>Denis Kotlar</dc:creator>
              <dc:date>2017-12-29T14:26:28</dc:date>
            </office:change-info>
          </text:insertion>
        </text:changed-region>
        <text:changed-region xml:id="ct139851616518744" text:id="ct139851616518744">
          <text:insertion>
            <office:change-info>
              <dc:creator>Denis Kotlar</dc:creator>
              <dc:date>2017-12-29T14:20:37</dc:date>
            </office:change-info>
          </text:insertion>
        </text:changed-region>
        <text:changed-region xml:id="ct139851585946760" text:id="ct139851585946760">
          <text:insertion>
            <office:change-info>
              <dc:creator>Denis Kotlar</dc:creator>
              <dc:date>2017-12-29T14:26:32</dc:date>
            </office:change-info>
          </text:insertion>
        </text:changed-region>
        <text:changed-region xml:id="ct139851585946568" text:id="ct139851585946568">
          <text:insertion>
            <office:change-info>
              <dc:creator>Denis Kotlar</dc:creator>
              <dc:date>2017-12-29T14:20:37</dc:date>
            </office:change-info>
          </text:insertion>
        </text:changed-region>
        <text:changed-region xml:id="ct139851585946376" text:id="ct139851585946376">
          <text:insertion>
            <office:change-info>
              <dc:creator>Denis Kotlar</dc:creator>
              <dc:date>2018-12-16T11:47:00</dc:date>
            </office:change-info>
          </text:insertion>
        </text:changed-region>
        <text:changed-region xml:id="ct139851585945992" text:id="ct139851585945992">
          <text:insertion>
            <office:change-info>
              <dc:creator>Denis Kotlar</dc:creator>
              <dc:date>2018-12-16T11:47:00</dc:date>
            </office:change-info>
          </text:insertion>
        </text:changed-region>
        <text:changed-region xml:id="ct139851616411400" text:id="ct139851616411400">
          <text:deletion>
            <office:change-info>
              <dc:creator>Denis Kotlar</dc:creator>
              <dc:date>2018-12-16T11:48:00</dc:date>
            </office:change-info>
            <text:p text:style-name="scpi4"><text:a xlink:type="simple" xlink:href="#syst_temp_prot" text:style-name="Internet_20_link" text:visited-style-name="Visited_20_Internet_20_Link">[</text:a></text:p>
          </text:deletion>
        </text:changed-region>
        <text:changed-region xml:id="ct139851618606680" text:id="ct139851618606680">
          <text:insertion>
            <office:change-info>
              <dc:creator>Denis Kotlar</dc:creator>
              <dc:date>2018-12-16T11:48:00</dc:date>
            </office:change-info>
          </text:insertion>
        </text:changed-region>
        <text:changed-region xml:id="ct139851616518360" text:id="ct139851616518360">
          <text:deletion>
            <office:change-info>
              <dc:creator>Denis Kotlar</dc:creator>
              <dc:date>2018-12-16T12:13:00</dc:date>
            </office:change-info>
            <text:p text:style-name="scpi4"><text:a xlink:type="simple" xlink:href="#syst_temp_prot" text:style-name="Internet_20_link" text:visited-style-name="Visited_20_Internet_20_Link">,</text:a></text:p>
          </text:deletion>
        </text:changed-region>
        <text:changed-region xml:id="ct139851616407944" text:id="ct139851616407944">
          <text:insertion>
            <office:change-info>
              <dc:creator>Denis Kotlar</dc:creator>
              <dc:date>2018-12-16T11:48:00</dc:date>
            </office:change-info>
          </text:insertion>
        </text:changed-region>
        <text:changed-region xml:id="ct139851616563976" text:id="ct139851616563976">
          <text:insertion>
            <office:change-info>
              <dc:creator>Denis Kotlar</dc:creator>
              <dc:date>2018-12-16T12:13:00</dc:date>
            </office:change-info>
          </text:insertion>
        </text:changed-region>
        <text:changed-region xml:id="ct139851618605720" text:id="ct139851618605720">
          <text:deletion>
            <office:change-info>
              <dc:creator>Denis Kotlar</dc:creator>
              <dc:date>2018-12-16T11:48:00</dc:date>
            </office:change-info>
            <text:p text:style-name="scpi4"><text:a xlink:type="simple" xlink:href="#syst_temp_prot" text:style-name="Internet_20_link" text:visited-style-name="Visited_20_Internet_20_Link">}</text:a></text:p>
          </text:deletion>
        </text:changed-region>
        <text:changed-region xml:id="ct139851618605912" text:id="ct139851618605912">
          <text:deletion>
            <office:change-info>
              <dc:creator>Denis Kotlar</dc:creator>
              <dc:date>2017-10-09T10:05:42</dc:date>
            </office:change-info>
            <text:p text:style-name="scpi4"><text:a xlink:type="simple" xlink:href="#syst_temp_prot_cle" text:style-name="Internet_20_link" text:visited-style-name="Visited_20_Internet_20_Link">[</text:a></text:p>
          </text:deletion>
        </text:changed-region>
        <text:changed-region xml:id="ct139851616407752" text:id="ct139851616407752">
          <text:insertion>
            <office:change-info>
              <dc:creator>Denis Kotlar</dc:creator>
              <dc:date>2017-10-09T10:05:45</dc:date>
            </office:change-info>
          </text:insertion>
        </text:changed-region>
        <text:changed-region xml:id="ct139851616409096" text:id="ct139851616409096">
          <text:deletion>
            <office:change-info>
              <dc:creator>Denis Kotlar</dc:creator>
              <dc:date>2018-12-16T11:49:00</dc:date>
            </office:change-info>
            <text:p text:style-name="scpi4"><text:a xlink:type="simple" xlink:href="#syst_temp_prot_cle" text:style-name="Internet_20_link" text:visited-style-name="Visited_20_Internet_20_Link">,</text:a><text:a xlink:type="simple" xlink:href="#syst_temp_prot_cle" text:style-name="Internet_20_link" text:visited-style-name="Visited_20_Internet_20_Link"> </text:a></text:p>
          </text:deletion>
        </text:changed-region>
        <text:changed-region xml:id="ct139851616408520" text:id="ct139851616408520">
          <text:deletion>
            <office:change-info>
              <dc:creator>Denis Kotlar</dc:creator>
              <dc:date>2018-12-16T11:49:00</dc:date>
            </office:change-info>
            <text:p text:style-name="scpi4"><text:a xlink:type="simple" xlink:href="#syst_temp_prot_cle" text:style-name="Internet_20_link" text:visited-style-name="Visited_20_Internet_20_Link">]</text:a></text:p>
          </text:deletion>
        </text:changed-region>
        <text:changed-region xml:id="ct139851618606104" text:id="ct139851618606104">
          <text:deletion>
            <office:change-info>
              <dc:creator>Denis Kotlar</dc:creator>
              <dc:date>2018-12-16T11:49:00</dc:date>
            </office:change-info>
            <text:p text:style-name="scpi5"><text:a xlink:type="simple" xlink:href="#syst_temp_prot_del" text:style-name="Internet_20_link" text:visited-style-name="Visited_20_Internet_20_Link">[</text:a></text:p>
          </text:deletion>
        </text:changed-region>
        <text:changed-region xml:id="ct139851618604376" text:id="ct139851618604376">
          <text:insertion>
            <office:change-info>
              <dc:creator>Denis Kotlar</dc:creator>
              <dc:date>2018-12-16T11:49:00</dc:date>
            </office:change-info>
          </text:insertion>
        </text:changed-region>
        <text:changed-region xml:id="ct139851617579416" text:id="ct139851617579416">
          <text:deletion>
            <office:change-info>
              <dc:creator>Denis Kotlar</dc:creator>
              <dc:date>2018-12-16T12:13:00</dc:date>
            </office:change-info>
            <text:p text:style-name="scpi5"><text:a xlink:type="simple" xlink:href="#syst_temp_prot_del" text:style-name="Internet_20_link" text:visited-style-name="Visited_20_Internet_20_Link">,</text:a></text:p>
          </text:deletion>
        </text:changed-region>
        <text:changed-region xml:id="ct139851615927896" text:id="ct139851615927896">
          <text:insertion>
            <office:change-info>
              <dc:creator>Denis Kotlar</dc:creator>
              <dc:date>2018-12-16T11:49:00</dc:date>
            </office:change-info>
          </text:insertion>
        </text:changed-region>
        <text:changed-region xml:id="ct139851617489296" text:id="ct139851617489296">
          <text:insertion>
            <office:change-info>
              <dc:creator>Denis Kotlar</dc:creator>
              <dc:date>2018-12-16T12:13:00</dc:date>
            </office:change-info>
          </text:insertion>
        </text:changed-region>
        <text:changed-region xml:id="ct139850700483024" text:id="ct139850700483024">
          <text:deletion>
            <office:change-info>
              <dc:creator>Denis Kotlar</dc:creator>
              <dc:date>2018-12-16T11:49:00</dc:date>
            </office:change-info>
            <text:p text:style-name="scpi5"><text:a xlink:type="simple" xlink:href="#syst_temp_prot_del" text:style-name="Internet_20_link" text:visited-style-name="Visited_20_Internet_20_Link">}</text:a></text:p>
          </text:deletion>
        </text:changed-region>
        <text:changed-region xml:id="ct139851618606872" text:id="ct139851618606872">
          <text:deletion>
            <office:change-info>
              <dc:creator>Denis Kotlar</dc:creator>
              <dc:date>2018-12-16T11:49:00</dc:date>
            </office:change-info>
            <text:p text:style-name="scpi4"><text:a xlink:type="simple" xlink:href="#syst_temp_prot_stat" text:style-name="Internet_20_link" text:visited-style-name="Visited_20_Internet_20_Link">[</text:a></text:p>
          </text:deletion>
        </text:changed-region>
        <text:changed-region xml:id="ct139852811873496" text:id="ct139852811873496">
          <text:insertion>
            <office:change-info>
              <dc:creator>Denis Kotlar</dc:creator>
              <dc:date>2018-12-16T11:49:00</dc:date>
            </office:change-info>
          </text:insertion>
        </text:changed-region>
        <text:changed-region xml:id="ct139851617582488" text:id="ct139851617582488">
          <text:deletion>
            <office:change-info>
              <dc:creator>Denis Kotlar</dc:creator>
              <dc:date>2018-12-16T12:14:00</dc:date>
            </office:change-info>
            <text:p text:style-name="scpi4"><text:a xlink:type="simple" xlink:href="#syst_temp_prot_stat" text:style-name="Internet_20_link" text:visited-style-name="Visited_20_Internet_20_Link">,</text:a></text:p>
          </text:deletion>
        </text:changed-region>
        <text:changed-region xml:id="ct139851616407560" text:id="ct139851616407560">
          <text:insertion>
            <office:change-info>
              <dc:creator>Denis Kotlar</dc:creator>
              <dc:date>2018-12-16T11:49:00</dc:date>
            </office:change-info>
          </text:insertion>
        </text:changed-region>
        <text:changed-region xml:id="ct139852070340104" text:id="ct139852070340104">
          <text:insertion>
            <office:change-info>
              <dc:creator>Denis Kotlar</dc:creator>
              <dc:date>2018-12-16T12:14:00</dc:date>
            </office:change-info>
          </text:insertion>
        </text:changed-region>
        <text:changed-region xml:id="ct139850700484176" text:id="ct139850700484176">
          <text:deletion>
            <office:change-info>
              <dc:creator>Denis Kotlar</dc:creator>
              <dc:date>2018-12-16T11:49:00</dc:date>
            </office:change-info>
            <text:p text:style-name="scpi4"><text:a xlink:type="simple" xlink:href="#syst_temp_prot_stat" text:style-name="Internet_20_link" text:visited-style-name="Visited_20_Internet_20_Link">}</text:a></text:p>
          </text:deletion>
        </text:changed-region>
        <text:changed-region xml:id="ct139852092959568" text:id="ct139852092959568">
          <text:insertion>
            <office:change-info>
              <dc:creator>Denis Kotlar</dc:creator>
              <dc:date>2018-12-16T11:49:00</dc:date>
            </office:change-info>
          </text:insertion>
        </text:changed-region>
        <text:changed-region xml:id="ct139852063963208" text:id="ct139852063963208">
          <text:insertion>
            <office:change-info>
              <dc:creator>Denis Kotlar</dc:creator>
              <dc:date>2018-12-16T11:49:00</dc:date>
            </office:change-info>
          </text:insertion>
        </text:changed-region>
        <text:changed-region xml:id="ct139852063963400" text:id="ct139852063963400">
          <text:insertion>
            <office:change-info>
              <dc:creator>Denis Kotlar</dc:creator>
              <dc:date>2018-12-16T11:50:00</dc:date>
            </office:change-info>
          </text:insertion>
        </text:changed-region>
        <text:changed-region xml:id="ct139852063963592" text:id="ct139852063963592">
          <text:insertion>
            <office:change-info>
              <dc:creator>Denis Kotlar</dc:creator>
              <dc:date>2018-12-16T11:50:00</dc:date>
            </office:change-info>
          </text:insertion>
        </text:changed-region>
        <text:changed-region xml:id="ct139852063963784" text:id="ct139852063963784">
          <text:deletion>
            <office:change-info>
              <dc:creator>Denis Kotlar</dc:creator>
              <dc:date>2018-12-16T11:50:00</dc:date>
            </office:change-info>
            <text:p text:style-name="P1">Discrete</text:p>
          </text:deletion>
        </text:changed-region>
        <text:changed-region xml:id="ct139852063963976" text:id="ct139852063963976">
          <text:insertion>
            <office:change-info>
              <dc:creator>Denis Kotlar</dc:creator>
              <dc:date>2018-12-16T11:50:00</dc:date>
            </office:change-info>
          </text:insertion>
        </text:changed-region>
        <text:changed-region xml:id="ct139852063964168" text:id="ct139852063964168">
          <text:deletion>
            <office:change-info>
              <dc:creator>Denis Kotlar</dc:creator>
              <dc:date>2018-12-16T11:50:00</dc:date>
            </office:change-info>
            <text:p text:style-name="P1">Discrete</text:p>
          </text:deletion>
        </text:changed-region>
        <text:changed-region xml:id="ct139852063964360" text:id="ct139852063964360">
          <text:insertion>
            <office:change-info>
              <dc:creator>Denis Kotlar</dc:creator>
              <dc:date>2018-12-16T11:50:00</dc:date>
            </office:change-info>
          </text:insertion>
        </text:changed-region>
        <text:changed-region xml:id="ct139852063964552" text:id="ct139852063964552">
          <text:insertion>
            <office:change-info>
              <dc:creator>Denis Kotlar</dc:creator>
              <dc:date>2017-10-02T16:37:09</dc:date>
            </office:change-info>
          </text:insertion>
        </text:changed-region>
        <text:changed-region xml:id="ct139851617183832" text:id="ct139851617183832">
          <text:insertion>
            <office:change-info>
              <dc:creator>Denis Kotlar</dc:creator>
              <dc:date>2017-10-02T16:37:09</dc:date>
            </office:change-info>
          </text:insertion>
        </text:changed-region>
        <text:changed-region xml:id="ct139851618604568" text:id="ct139851618604568">
          <text:insertion>
            <office:change-info>
              <dc:creator>Denis Kotlar</dc:creator>
              <dc:date>2017-10-02T16:37:09</dc:date>
            </office:change-info>
          </text:insertion>
        </text:changed-region>
        <text:changed-region xml:id="ct139852063964936" text:id="ct139852063964936">
          <text:insertion>
            <office:change-info>
              <dc:creator>Denis Kotlar</dc:creator>
              <dc:date>2017-10-02T16:37:09</dc:date>
            </office:change-info>
          </text:insertion>
        </text:changed-region>
        <text:changed-region xml:id="ct139851618594832" text:id="ct139851618594832">
          <text:insertion>
            <office:change-info>
              <dc:creator>Denis Kotlar</dc:creator>
              <dc:date>2017-10-02T16:37:09</dc:date>
            </office:change-info>
          </text:insertion>
        </text:changed-region>
        <text:changed-region xml:id="ct139851618595216" text:id="ct139851618595216">
          <text:insertion>
            <office:change-info>
              <dc:creator>Denis Kotlar</dc:creator>
              <dc:date>2017-10-09T11:47:46</dc:date>
            </office:change-info>
          </text:insertion>
        </text:changed-region>
        <text:changed-region xml:id="ct139851618595024" text:id="ct139851618595024">
          <text:insertion>
            <office:change-info>
              <dc:creator>Denis Kotlar</dc:creator>
              <dc:date>2017-10-02T16:37:09</dc:date>
            </office:change-info>
          </text:insertion>
        </text:changed-region>
        <text:changed-region xml:id="ct139851618595408" text:id="ct139851618595408">
          <text:insertion>
            <office:change-info>
              <dc:creator>Denis Kotlar</dc:creator>
              <dc:date>2017-10-02T16:37:09</dc:date>
            </office:change-info>
          </text:insertion>
        </text:changed-region>
        <text:changed-region xml:id="ct139852092958608" text:id="ct139852092958608">
          <text:insertion>
            <office:change-info>
              <dc:creator>Denis Kotlar</dc:creator>
              <dc:date>2017-10-02T16:37:09</dc:date>
            </office:change-info>
          </text:insertion>
        </text:changed-region>
        <text:changed-region xml:id="ct139851616410824" text:id="ct139851616410824">
          <text:insertion>
            <office:change-info>
              <dc:creator>Denis Kotlar</dc:creator>
              <dc:date>2017-10-02T16:37:09</dc:date>
            </office:change-info>
          </text:insertion>
        </text:changed-region>
        <text:changed-region xml:id="ct139852092958416" text:id="ct139852092958416">
          <text:insertion>
            <office:change-info>
              <dc:creator>Denis Kotlar</dc:creator>
              <dc:date>2017-10-02T16:37:09</dc:date>
            </office:change-info>
          </text:insertion>
        </text:changed-region>
        <text:changed-region xml:id="ct139851618595600" text:id="ct139851618595600">
          <text:insertion>
            <office:change-info>
              <dc:creator>Denis Kotlar</dc:creator>
              <dc:date>2017-10-02T16:37:09</dc:date>
            </office:change-info>
          </text:insertion>
        </text:changed-region>
        <text:changed-region xml:id="ct139852092959760" text:id="ct139852092959760">
          <text:insertion>
            <office:change-info>
              <dc:creator>Denis Kotlar</dc:creator>
              <dc:date>2017-10-02T16:37:09</dc:date>
            </office:change-info>
          </text:insertion>
        </text:changed-region>
        <text:changed-region xml:id="ct139851618595792" text:id="ct139851618595792">
          <text:insertion>
            <office:change-info>
              <dc:creator>Denis Kotlar</dc:creator>
              <dc:date>2017-10-02T16:37:09</dc:date>
            </office:change-info>
          </text:insertion>
        </text:changed-region>
        <text:changed-region xml:id="ct139851618595984" text:id="ct139851618595984">
          <text:insertion>
            <office:change-info>
              <dc:creator>Denis Kotlar</dc:creator>
              <dc:date>2017-10-02T16:37:09</dc:date>
            </office:change-info>
          </text:insertion>
        </text:changed-region>
        <text:changed-region xml:id="ct139852092959952" text:id="ct139852092959952">
          <text:insertion>
            <office:change-info>
              <dc:creator>Denis Kotlar</dc:creator>
              <dc:date>2017-10-02T16:37:09</dc:date>
            </office:change-info>
          </text:insertion>
        </text:changed-region>
        <text:changed-region xml:id="ct139852092960144" text:id="ct139852092960144">
          <text:insertion>
            <office:change-info>
              <dc:creator>Denis Kotlar</dc:creator>
              <dc:date>2017-10-02T16:37:09</dc:date>
            </office:change-info>
          </text:insertion>
        </text:changed-region>
        <text:changed-region xml:id="ct139851618596176" text:id="ct139851618596176">
          <text:insertion>
            <office:change-info>
              <dc:creator>Denis Kotlar</dc:creator>
              <dc:date>2017-10-02T16:40:03</dc:date>
            </office:change-info>
          </text:insertion>
        </text:changed-region>
        <text:changed-region xml:id="ct139852092960336" text:id="ct139852092960336">
          <text:insertion>
            <office:change-info>
              <dc:creator>Denis Kotlar</dc:creator>
              <dc:date>2017-10-02T16:37:09</dc:date>
            </office:change-info>
          </text:insertion>
        </text:changed-region>
        <text:changed-region xml:id="ct139850700482448" text:id="ct139850700482448">
          <text:insertion>
            <office:change-info>
              <dc:creator>Denis Kotlar</dc:creator>
              <dc:date>2017-10-02T16:37:09</dc:date>
            </office:change-info>
          </text:insertion>
        </text:changed-region>
        <text:changed-region xml:id="ct139850700483216" text:id="ct139850700483216">
          <text:insertion>
            <office:change-info>
              <dc:creator>Denis Kotlar</dc:creator>
              <dc:date>2017-10-02T16:39:42</dc:date>
            </office:change-info>
          </text:insertion>
        </text:changed-region>
        <text:changed-region xml:id="ct139850700483600" text:id="ct139850700483600">
          <text:deletion>
            <office:change-info>
              <dc:creator>Denis Kotlar</dc:creator>
              <dc:date>2017-10-09T10:44:42</dc:date>
            </office:change-info>
            <text:p text:style-name="cmd_5f_root">E</text:p>
          </text:deletion>
        </text:changed-region>
        <text:changed-region xml:id="ct139850700483408" text:id="ct139850700483408">
          <text:insertion>
            <office:change-info>
              <dc:creator>Denis Kotlar</dc:creator>
              <dc:date>2017-10-02T16:53:33</dc:date>
            </office:change-info>
          </text:insertion>
        </text:changed-region>
        <text:changed-region xml:id="ct139851618605336" text:id="ct139851618605336">
          <text:insertion>
            <office:change-info>
              <dc:creator>Denis Kotlar</dc:creator>
              <dc:date>2018-12-16T11:50:00</dc:date>
            </office:change-info>
          </text:insertion>
        </text:changed-region>
        <text:changed-region xml:id="ct139851618604952" text:id="ct139851618604952">
          <text:insertion>
            <office:change-info>
              <dc:creator>Denis Kotlar</dc:creator>
              <dc:date>2018-12-16T11:50:00</dc:date>
            </office:change-info>
          </text:insertion>
        </text:changed-region>
        <text:changed-region xml:id="ct139851617181720" text:id="ct139851617181720">
          <text:deletion>
            <office:change-info>
              <dc:creator>Denis Kotlar</dc:creator>
              <dc:date>2018-12-16T11:51:00</dc:date>
            </office:change-info>
            <text:p text:style-name="P1">Discrete</text:p>
          </text:deletion>
        </text:changed-region>
        <text:changed-region xml:id="ct139851618596944" text:id="ct139851618596944">
          <text:insertion>
            <office:change-info>
              <dc:creator>Denis Kotlar</dc:creator>
              <dc:date>2018-12-16T11:51:00</dc:date>
            </office:change-info>
          </text:insertion>
        </text:changed-region>
        <text:changed-region xml:id="ct139851617184408" text:id="ct139851617184408">
          <text:deletion>
            <office:change-info>
              <dc:creator>Denis Kotlar</dc:creator>
              <dc:date>2018-12-16T11:51:00</dc:date>
            </office:change-info>
            <text:p text:style-name="P1">Discrete</text:p>
          </text:deletion>
        </text:changed-region>
        <text:changed-region xml:id="ct139851617184792" text:id="ct139851617184792">
          <text:insertion>
            <office:change-info>
              <dc:creator>Denis Kotlar</dc:creator>
              <dc:date>2018-12-16T11:51:00</dc:date>
            </office:change-info>
          </text:insertion>
        </text:changed-region>
        <text:changed-region xml:id="ct139851617184216" text:id="ct139851617184216">
          <text:deletion>
            <office:change-info>
              <dc:creator>Denis Kotlar</dc:creator>
              <dc:date>2018-12-16T11:51:00</dc:date>
            </office:change-info>
            <text:p text:style-name="P1">Numeric (</text:p>
          </text:deletion>
        </text:changed-region>
        <text:changed-region xml:id="ct139851617182104" text:id="ct139851617182104">
          <text:deletion>
            <office:change-info>
              <dc:creator>Denis Kotlar</dc:creator>
              <dc:date>2018-12-16T11:51:00</dc:date>
            </office:change-info>
            <text:p text:style-name="P1">)</text:p>
          </text:deletion>
        </text:changed-region>
        <text:changed-region xml:id="ct139851617182680" text:id="ct139851617182680">
          <text:deletion>
            <office:change-info>
              <dc:creator>Denis Kotlar</dc:creator>
              <dc:date>2018-12-16T11:52:00</dc:date>
            </office:change-info>
            <text:p text:style-name="P1">Numeric (</text:p>
          </text:deletion>
        </text:changed-region>
        <text:changed-region xml:id="ct139852092957648" text:id="ct139852092957648">
          <text:deletion>
            <office:change-info>
              <dc:creator>Denis Kotlar</dc:creator>
              <dc:date>2018-12-16T11:52:00</dc:date>
            </office:change-info>
            <text:p text:style-name="P1">)</text:p>
          </text:deletion>
        </text:changed-region>
        <text:changed-region xml:id="ct139852092957840" text:id="ct139852092957840">
          <text:insertion>
            <office:change-info>
              <dc:creator>Denis Kotlar</dc:creator>
              <dc:date>2017-10-21T09:12:51</dc:date>
            </office:change-info>
          </text:insertion>
        </text:changed-region>
        <text:changed-region xml:id="ct139851618596752" text:id="ct139851618596752">
          <text:deletion>
            <office:change-info>
              <dc:creator>Denis Kotlar</dc:creator>
              <dc:date>2017-10-21T09:11:33</dc:date>
            </office:change-info>
            <text:p text:style-name="cmd_5f_code_20_Start">el</text:p>
          </text:deletion>
        </text:changed-region>
        <text:changed-region xml:id="ct139851617183256" text:id="ct139851617183256">
          <text:deletion>
            <office:change-info>
              <dc:creator>Denis Kotlar</dc:creator>
              <dc:date>2017-10-21T09:11:35</dc:date>
            </office:change-info>
            <text:p text:style-name="cmd_5f_code_20_Start">el</text:p>
          </text:deletion>
        </text:changed-region>
        <text:changed-region xml:id="ct139850700483792" text:id="ct139850700483792">
          <text:deletion>
            <office:change-info>
              <dc:creator>Denis Kotlar</dc:creator>
              <dc:date>2017-10-21T09:12:02</dc:date>
            </office:change-info>
            <text:p text:style-name="cmd_5f_code_20_Start">M2.0</text:p>
          </text:deletion>
        </text:changed-region>
        <text:changed-region xml:id="ct139850700483984" text:id="ct139850700483984">
          <text:insertion>
            <office:change-info>
              <dc:creator>Denis Kotlar</dc:creator>
              <dc:date>2017-10-21T09:12:04</dc:date>
            </office:change-info>
          </text:insertion>
        </text:changed-region>
        <text:changed-region xml:id="ct139850700482256" text:id="ct139850700482256">
          <text:insertion>
            <office:change-info>
              <dc:creator>Denis Kotlar</dc:creator>
              <dc:date>2018-12-16T11:52:00</dc:date>
            </office:change-info>
          </text:insertion>
        </text:changed-region>
        <text:changed-region xml:id="ct139851618597136" text:id="ct139851618597136">
          <text:insertion>
            <office:change-info>
              <dc:creator>Denis Kotlar</dc:creator>
              <dc:date>2018-12-16T11:52:00</dc:date>
            </office:change-info>
          </text:insertion>
        </text:changed-region>
        <text:changed-region xml:id="ct139851618597328" text:id="ct139851618597328">
          <text:insertion>
            <office:change-info>
              <dc:creator>Denis Kotlar</dc:creator>
              <dc:date>2018-12-16T11:52:00</dc:date>
            </office:change-info>
          </text:insertion>
        </text:changed-region>
        <text:changed-region xml:id="ct139851618597520" text:id="ct139851618597520">
          <text:insertion>
            <office:change-info>
              <dc:creator>Denis Kotlar</dc:creator>
              <dc:date>2018-12-16T11:52:00</dc:date>
            </office:change-info>
          </text:insertion>
        </text:changed-region>
        <text:changed-region xml:id="ct139851617183064" text:id="ct139851617183064">
          <text:deletion>
            <office:change-info>
              <dc:creator>Denis Kotlar</dc:creator>
              <dc:date>2018-12-16T11:52:00</dc:date>
            </office:change-info>
            <text:p text:style-name="P1">Numeric (</text:p>
          </text:deletion>
        </text:changed-region>
        <text:changed-region xml:id="ct139851616409672" text:id="ct139851616409672">
          <text:deletion>
            <office:change-info>
              <dc:creator>Denis Kotlar</dc:creator>
              <dc:date>2018-12-16T11:52:00</dc:date>
            </office:change-info>
            <text:p text:style-name="P1">)</text:p>
          </text:deletion>
        </text:changed-region>
        <text:changed-region xml:id="ct139851615221072" text:id="ct139851615221072">
          <text:deletion>
            <office:change-info>
              <dc:creator>Denis Kotlar</dc:creator>
              <dc:date>2018-12-16T11:52:00</dc:date>
            </office:change-info>
            <text:p text:style-name="P1">Numeric (NR1)</text:p>
          </text:deletion>
        </text:changed-region>
        <text:changed-region xml:id="ct139851615221456" text:id="ct139851615221456">
          <text:insertion>
            <office:change-info>
              <dc:creator>Denis Kotlar</dc:creator>
              <dc:date>2018-12-16T11:52:00</dc:date>
            </office:change-info>
          </text:insertion>
        </text:changed-region>
        <text:changed-region xml:id="ct139851615220112" text:id="ct139851615220112">
          <text:deletion>
            <office:change-info>
              <dc:creator>Denis Kotlar</dc:creator>
              <dc:date>2018-12-16T11:52:00</dc:date>
            </office:change-info>
            <text:p text:style-name="P1">Numeric (NR1)</text:p>
          </text:deletion>
        </text:changed-region>
        <text:changed-region xml:id="ct139851615219920" text:id="ct139851615219920">
          <text:insertion>
            <office:change-info>
              <dc:creator>Denis Kotlar</dc:creator>
              <dc:date>2018-12-16T11:52:00</dc:date>
            </office:change-info>
          </text:insertion>
        </text:changed-region>
        <text:changed-region xml:id="ct139851618597712" text:id="ct139851618597712">
          <text:insertion>
            <office:change-info>
              <dc:creator>Denis Kotlar</dc:creator>
              <dc:date>2017-12-29T14:22:11</dc:date>
            </office:change-info>
          </text:insertion>
        </text:changed-region>
        <text:changed-region xml:id="ct139851615221648" text:id="ct139851615221648">
          <text:insertion>
            <office:change-info>
              <dc:creator>Denis Kotlar</dc:creator>
              <dc:date>2017-12-29T14:22:11</dc:date>
            </office:change-info>
          </text:insertion>
        </text:changed-region>
        <text:changed-region xml:id="ct139851615220496" text:id="ct139851615220496">
          <text:insertion>
            <office:change-info>
              <dc:creator>Denis Kotlar</dc:creator>
              <dc:date>2017-12-29T14:22:11</dc:date>
            </office:change-info>
          </text:insertion>
        </text:changed-region>
        <text:changed-region xml:id="ct139851618597904" text:id="ct139851618597904">
          <text:insertion>
            <office:change-info>
              <dc:creator>Denis Kotlar</dc:creator>
              <dc:date>2017-12-29T14:22:11</dc:date>
            </office:change-info>
          </text:insertion>
        </text:changed-region>
        <text:changed-region xml:id="ct139851615221840" text:id="ct139851615221840">
          <text:insertion>
            <office:change-info>
              <dc:creator>Denis Kotlar</dc:creator>
              <dc:date>2017-12-29T14:22:11</dc:date>
            </office:change-info>
          </text:insertion>
        </text:changed-region>
        <text:changed-region xml:id="ct139851615220880" text:id="ct139851615220880">
          <text:insertion>
            <office:change-info>
              <dc:creator>Denis Kotlar</dc:creator>
              <dc:date>2017-12-29T14:22:11</dc:date>
            </office:change-info>
          </text:insertion>
        </text:changed-region>
        <text:changed-region xml:id="ct139851615220688" text:id="ct139851615220688">
          <text:insertion>
            <office:change-info>
              <dc:creator>Denis Kotlar</dc:creator>
              <dc:date>2017-12-29T14:22:11</dc:date>
            </office:change-info>
          </text:insertion>
        </text:changed-region>
        <text:changed-region xml:id="ct139851615219728" text:id="ct139851615219728">
          <text:insertion>
            <office:change-info>
              <dc:creator>Denis Kotlar</dc:creator>
              <dc:date>2017-12-29T14:22:11</dc:date>
            </office:change-info>
          </text:insertion>
        </text:changed-region>
        <text:changed-region xml:id="ct139851618598096" text:id="ct139851618598096">
          <text:insertion>
            <office:change-info>
              <dc:creator>Denis Kotlar</dc:creator>
              <dc:date>2017-12-29T14:22:11</dc:date>
            </office:change-info>
          </text:insertion>
        </text:changed-region>
        <text:changed-region xml:id="ct139851618598288" text:id="ct139851618598288">
          <text:insertion>
            <office:change-info>
              <dc:creator>Denis Kotlar</dc:creator>
              <dc:date>2017-12-29T14:22:11</dc:date>
            </office:change-info>
          </text:insertion>
        </text:changed-region>
        <text:changed-region xml:id="ct139851618598480" text:id="ct139851618598480">
          <text:insertion>
            <office:change-info>
              <dc:creator>Denis Kotlar</dc:creator>
              <dc:date>2017-12-29T14:22:11</dc:date>
            </office:change-info>
          </text:insertion>
        </text:changed-region>
        <text:changed-region xml:id="ct139851618606488" text:id="ct139851618606488">
          <text:insertion>
            <office:change-info>
              <dc:creator>Denis Kotlar</dc:creator>
              <dc:date>2017-12-29T14:22:11</dc:date>
            </office:change-info>
          </text:insertion>
        </text:changed-region>
        <text:changed-region xml:id="ct139852092958800" text:id="ct139852092958800">
          <text:insertion>
            <office:change-info>
              <dc:creator>Denis Kotlar</dc:creator>
              <dc:date>2017-12-29T14:22:11</dc:date>
            </office:change-info>
          </text:insertion>
        </text:changed-region>
        <text:changed-region xml:id="ct139851618605528" text:id="ct139851618605528">
          <text:insertion>
            <office:change-info>
              <dc:creator>Denis Kotlar</dc:creator>
              <dc:date>2017-12-29T14:22:11</dc:date>
            </office:change-info>
          </text:insertion>
        </text:changed-region>
        <text:changed-region xml:id="ct139852092958224" text:id="ct139852092958224">
          <text:insertion>
            <office:change-info>
              <dc:creator>Denis Kotlar</dc:creator>
              <dc:date>2017-12-29T14:22:11</dc:date>
            </office:change-info>
          </text:insertion>
        </text:changed-region>
        <text:changed-region xml:id="ct139851618596368" text:id="ct139851618596368">
          <text:insertion>
            <office:change-info>
              <dc:creator>Denis Kotlar</dc:creator>
              <dc:date>2017-12-29T14:22:11</dc:date>
            </office:change-info>
          </text:insertion>
        </text:changed-region>
        <text:changed-region xml:id="ct139851618596560" text:id="ct139851618596560">
          <text:insertion>
            <office:change-info>
              <dc:creator>Denis Kotlar</dc:creator>
              <dc:date>2017-12-29T14:22:11</dc:date>
            </office:change-info>
          </text:insertion>
        </text:changed-region>
        <text:changed-region xml:id="ct139851618603800" text:id="ct139851618603800">
          <text:insertion>
            <office:change-info>
              <dc:creator>Denis Kotlar</dc:creator>
              <dc:date>2017-12-29T14:22:11</dc:date>
            </office:change-info>
          </text:insertion>
        </text:changed-region>
        <text:changed-region xml:id="ct139850700481872" text:id="ct139850700481872">
          <text:insertion>
            <office:change-info>
              <dc:creator>Denis Kotlar</dc:creator>
              <dc:date>2017-12-29T14:22:11</dc:date>
            </office:change-info>
          </text:insertion>
        </text:changed-region>
        <text:changed-region xml:id="ct139850700482064" text:id="ct139850700482064">
          <text:insertion>
            <office:change-info>
              <dc:creator>Denis Kotlar</dc:creator>
              <dc:date>2017-12-29T14:22:11</dc:date>
            </office:change-info>
          </text:insertion>
        </text:changed-region>
        <text:changed-region xml:id="ct139850700482640" text:id="ct139850700482640">
          <text:insertion>
            <office:change-info>
              <dc:creator>Denis Kotlar</dc:creator>
              <dc:date>2017-12-29T14:22:11</dc:date>
            </office:change-info>
          </text:insertion>
        </text:changed-region>
        <text:changed-region xml:id="ct139851615221264" text:id="ct139851615221264">
          <text:insertion>
            <office:change-info>
              <dc:creator>Denis Kotlar</dc:creator>
              <dc:date>2017-12-29T14:22:11</dc:date>
            </office:change-info>
          </text:insertion>
        </text:changed-region>
        <text:changed-region xml:id="ct139851618598672" text:id="ct139851618598672">
          <text:insertion>
            <office:change-info>
              <dc:creator>Denis Kotlar</dc:creator>
              <dc:date>2017-12-29T14:22:11</dc:date>
            </office:change-info>
          </text:insertion>
        </text:changed-region>
        <text:changed-region xml:id="ct139851618603224" text:id="ct139851618603224">
          <text:insertion>
            <office:change-info>
              <dc:creator>Denis Kotlar</dc:creator>
              <dc:date>2017-12-29T14:22:11</dc:date>
            </office:change-info>
          </text:insertion>
        </text:changed-region>
        <text:changed-region xml:id="ct139851618606296" text:id="ct139851618606296">
          <text:insertion>
            <office:change-info>
              <dc:creator>Denis Kotlar</dc:creator>
              <dc:date>2017-12-29T14:22:11</dc:date>
            </office:change-info>
          </text:insertion>
        </text:changed-region>
        <text:changed-region xml:id="ct139851618603032" text:id="ct139851618603032">
          <text:insertion>
            <office:change-info>
              <dc:creator>Denis Kotlar</dc:creator>
              <dc:date>2017-12-29T14:22:11</dc:date>
            </office:change-info>
          </text:insertion>
        </text:changed-region>
        <text:changed-region xml:id="ct139852811769552" text:id="ct139852811769552">
          <text:insertion>
            <office:change-info>
              <dc:creator>Denis Kotlar</dc:creator>
              <dc:date>2017-12-29T14:22:11</dc:date>
            </office:change-info>
          </text:insertion>
        </text:changed-region>
        <text:changed-region xml:id="ct139852811768976" text:id="ct139852811768976">
          <text:insertion>
            <office:change-info>
              <dc:creator>Denis Kotlar</dc:creator>
              <dc:date>2017-12-29T14:22:11</dc:date>
            </office:change-info>
          </text:insertion>
        </text:changed-region>
        <text:changed-region xml:id="ct139850702224208" text:id="ct139850702224208">
          <text:insertion>
            <office:change-info>
              <dc:creator>Denis Kotlar</dc:creator>
              <dc:date>2017-12-29T14:22:11</dc:date>
            </office:change-info>
          </text:insertion>
        </text:changed-region>
        <text:changed-region xml:id="ct139852811768592" text:id="ct139852811768592">
          <text:insertion>
            <office:change-info>
              <dc:creator>Denis Kotlar</dc:creator>
              <dc:date>2017-12-29T14:22:11</dc:date>
            </office:change-info>
          </text:insertion>
        </text:changed-region>
        <text:changed-region xml:id="ct139852811770512" text:id="ct139852811770512">
          <text:insertion>
            <office:change-info>
              <dc:creator>Denis Kotlar</dc:creator>
              <dc:date>2017-12-29T14:22:11</dc:date>
            </office:change-info>
          </text:insertion>
        </text:changed-region>
        <text:changed-region xml:id="ct139852811768784" text:id="ct139852811768784">
          <text:insertion>
            <office:change-info>
              <dc:creator>Denis Kotlar</dc:creator>
              <dc:date>2017-12-29T14:22:11</dc:date>
            </office:change-info>
          </text:insertion>
        </text:changed-region>
        <text:changed-region xml:id="ct139852811770320" text:id="ct139852811770320">
          <text:insertion>
            <office:change-info>
              <dc:creator>Denis Kotlar</dc:creator>
              <dc:date>2017-12-29T14:22:11</dc:date>
            </office:change-info>
          </text:insertion>
        </text:changed-region>
        <text:changed-region xml:id="ct139852811769360" text:id="ct139852811769360">
          <text:insertion>
            <office:change-info>
              <dc:creator>Denis Kotlar</dc:creator>
              <dc:date>2017-12-29T14:22:11</dc:date>
            </office:change-info>
          </text:insertion>
        </text:changed-region>
        <text:changed-region xml:id="ct139852811870808" text:id="ct139852811870808">
          <text:insertion>
            <office:change-info>
              <dc:creator>Denis Kotlar</dc:creator>
              <dc:date>2017-12-29T14:22:11</dc:date>
            </office:change-info>
          </text:insertion>
        </text:changed-region>
        <text:changed-region xml:id="ct139852811871768" text:id="ct139852811871768">
          <text:insertion>
            <office:change-info>
              <dc:creator>Denis Kotlar</dc:creator>
              <dc:date>2017-12-29T14:22:11</dc:date>
            </office:change-info>
          </text:insertion>
        </text:changed-region>
        <text:changed-region xml:id="ct139852811873304" text:id="ct139852811873304">
          <text:insertion>
            <office:change-info>
              <dc:creator>Denis Kotlar</dc:creator>
              <dc:date>2017-12-29T14:22:11</dc:date>
            </office:change-info>
          </text:insertion>
        </text:changed-region>
        <text:changed-region xml:id="ct139852811870424" text:id="ct139852811870424">
          <text:insertion>
            <office:change-info>
              <dc:creator>Denis Kotlar</dc:creator>
              <dc:date>2017-12-29T14:22:11</dc:date>
            </office:change-info>
          </text:insertion>
        </text:changed-region>
        <text:changed-region xml:id="ct139852811768016" text:id="ct139852811768016">
          <text:insertion>
            <office:change-info>
              <dc:creator>Denis Kotlar</dc:creator>
              <dc:date>2017-12-29T14:22:11</dc:date>
            </office:change-info>
          </text:insertion>
        </text:changed-region>
        <text:changed-region xml:id="ct139852811770128" text:id="ct139852811770128">
          <text:insertion>
            <office:change-info>
              <dc:creator>Denis Kotlar</dc:creator>
              <dc:date>2017-12-29T14:22:11</dc:date>
            </office:change-info>
          </text:insertion>
        </text:changed-region>
        <text:changed-region xml:id="ct139852811771280" text:id="ct139852811771280">
          <text:insertion>
            <office:change-info>
              <dc:creator>Denis Kotlar</dc:creator>
              <dc:date>2017-12-29T14:22:11</dc:date>
            </office:change-info>
          </text:insertion>
        </text:changed-region>
        <text:changed-region xml:id="ct139852811872152" text:id="ct139852811872152">
          <text:insertion>
            <office:change-info>
              <dc:creator>Denis Kotlar</dc:creator>
              <dc:date>2017-12-29T14:22:11</dc:date>
            </office:change-info>
          </text:insertion>
        </text:changed-region>
        <text:changed-region xml:id="ct139852110470728" text:id="ct139852110470728">
          <text:insertion>
            <office:change-info>
              <dc:creator>Denis Kotlar</dc:creator>
              <dc:date>2017-12-29T14:22:11</dc:date>
            </office:change-info>
          </text:insertion>
        </text:changed-region>
        <text:changed-region xml:id="ct139852110470344" text:id="ct139852110470344">
          <text:insertion>
            <office:change-info>
              <dc:creator>Denis Kotlar</dc:creator>
              <dc:date>2017-12-29T14:22:11</dc:date>
            </office:change-info>
          </text:insertion>
        </text:changed-region>
        <text:changed-region xml:id="ct139852811771088" text:id="ct139852811771088">
          <text:insertion>
            <office:change-info>
              <dc:creator>Denis Kotlar</dc:creator>
              <dc:date>2017-10-09T10:00:57</dc:date>
            </office:change-info>
          </text:insertion>
        </text:changed-region>
        <text:changed-region xml:id="ct139852110467656" text:id="ct139852110467656">
          <text:deletion>
            <office:change-info>
              <dc:creator>Denis Kotlar</dc:creator>
              <dc:date>2017-10-09T10:00:57</dc:date>
            </office:change-info>
            <text:list xml:id="list3155440402802404711" text:style-name="Outline">
              <text:list-item>
                <text:list>
                  <text:list-item>
                    <text:list>
                      <text:list-item>
                        <text:h text:style-name="Heading_20_3" text:outline-level="3">t</text:h>
                      </text:list-item>
                    </text:list>
                  </text:list-item>
                </text:list>
              </text:list-item>
            </text:list>
          </text:deletion>
        </text:changed-region>
        <text:changed-region xml:id="ct139852811872728" text:id="ct139852811872728">
          <text:insertion>
            <office:change-info>
              <dc:creator>Denis Kotlar</dc:creator>
              <dc:date>2017-10-09T10:01:00</dc:date>
            </office:change-info>
          </text:insertion>
        </text:changed-region>
        <text:changed-region xml:id="ct139852811769744" text:id="ct139852811769744">
          <text:deletion>
            <office:change-info>
              <dc:creator>Denis Kotlar</dc:creator>
              <dc:date>2017-10-09T10:01:00</dc:date>
            </office:change-info>
            <text:p text:style-name="cmd_5f_root">t</text:p>
          </text:deletion>
        </text:changed-region>
        <text:changed-region xml:id="ct139851615928088" text:id="ct139851615928088">
          <text:deletion>
            <office:change-info>
              <dc:creator>Denis Kotlar</dc:creator>
              <dc:date>2017-10-09T09:45:20</dc:date>
            </office:change-info>
            <text:p text:style-name="P2"><text:span text:style-name="T2">:</text:span></text:p>
          </text:deletion>
        </text:changed-region>
        <text:changed-region xml:id="ct139851585945800" text:id="ct139851585945800">
          <text:insertion>
            <office:change-info>
              <dc:creator>Denis Kotlar</dc:creator>
              <dc:date>2017-10-09T09:45:21</dc:date>
            </office:change-info>
          </text:insertion>
        </text:changed-region>
        <text:changed-region xml:id="ct139851585945608" text:id="ct139851585945608">
          <text:deletion>
            <office:change-info>
              <dc:creator>Denis Kotlar</dc:creator>
              <dc:date>2017-10-09T09:45:17</dc:date>
            </office:change-info>
            <text:p text:style-name="Standard">:</text:p>
          </text:deletion>
        </text:changed-region>
        <text:changed-region xml:id="ct139851615927704" text:id="ct139851615927704">
          <text:insertion>
            <office:change-info>
              <dc:creator>Denis Kotlar</dc:creator>
              <dc:date>2017-10-09T09:45:18</dc:date>
            </office:change-info>
          </text:insertion>
        </text:changed-region>
        <text:changed-region xml:id="ct139851618603608" text:id="ct139851618603608">
          <text:deletion>
            <office:change-info>
              <dc:creator>Denis Kotlar</dc:creator>
              <dc:date>2018-02-07T17:21:00</dc:date>
            </office:change-info>
            <text:list xml:id="list1397677041" text:continue-numbering="true" text:style-name="Outline">
              <text:list-item>
                <text:list>
                  <text:list-item>
                    <text:list>
                      <text:list-item>
                        <text:h text:style-name="Heading_20_3" text:outline-level="3">e</text:h>
                      </text:list-item>
                    </text:list>
                  </text:list-item>
                </text:list>
              </text:list-item>
            </text:list>
          </text:deletion>
        </text:changed-region>
        <text:changed-region xml:id="ct139851618603416" text:id="ct139851618603416">
          <text:insertion>
            <office:change-info>
              <dc:creator>Denis Kotlar</dc:creator>
              <dc:date>2018-02-07T17:21:00</dc:date>
            </office:change-info>
          </text:insertion>
        </text:changed-region>
        <text:changed-region xml:id="ct139851616520472" text:id="ct139851616520472">
          <text:deletion>
            <office:change-info>
              <dc:creator>Denis Kotlar</dc:creator>
              <dc:date>2018-02-07T17:21:00</dc:date>
            </office:change-info>
            <text:p text:style-name="cmd_5f_root">e</text:p>
          </text:deletion>
        </text:changed-region>
        <text:changed-region xml:id="ct139852063962824" text:id="ct139852063962824">
          <text:insertion>
            <office:change-info>
              <dc:creator>Denis Kotlar</dc:creator>
              <dc:date>2018-02-07T17:21:00</dc:date>
            </office:change-info>
          </text:insertion>
        </text:changed-region>
        <text:changed-region xml:id="ct139852063962440" text:id="ct139852063962440">
          <text:deletion>
            <office:change-info>
              <dc:creator>Denis Kotlar</dc:creator>
              <dc:date>2018-12-16T11:54:00</dc:date>
            </office:change-info>
            <text:p text:style-name="cmd_5f_root"><text:s/>code</text:p>
          </text:deletion>
        </text:changed-region>
        <text:changed-region xml:id="ct139851618604184" text:id="ct139851618604184">
          <text:insertion>
            <office:change-info>
              <dc:creator>Denis Kotlar</dc:creator>
              <dc:date>2018-12-16T11:54:00</dc:date>
            </office:change-info>
          </text:insertion>
        </text:changed-region>
        <text:changed-region xml:id="ct139851616520088" text:id="ct139851616520088">
          <text:insertion>
            <office:change-info>
              <dc:creator>Denis Kotlar</dc:creator>
              <dc:date>2018-12-16T11:54:00</dc:date>
            </office:change-info>
          </text:insertion>
        </text:changed-region>
        <text:changed-region xml:id="ct139852063963016" text:id="ct139852063963016">
          <text:deletion>
            <office:change-info>
              <dc:creator>Denis Kotlar</dc:creator>
              <dc:date>2018-12-16T11:54:00</dc:date>
            </office:change-info>
            <text:p text:style-name="P1">Discrete</text:p>
          </text:deletion>
        </text:changed-region>
        <text:changed-region xml:id="ct139852063962056" text:id="ct139852063962056">
          <text:insertion>
            <office:change-info>
              <dc:creator>Denis Kotlar</dc:creator>
              <dc:date>2018-12-16T11:54:00</dc:date>
            </office:change-info>
          </text:insertion>
        </text:changed-region>
        <text:changed-region xml:id="ct139852063962248" text:id="ct139852063962248">
          <text:insertion>
            <office:change-info>
              <dc:creator>Denis Kotlar</dc:creator>
              <dc:date>2017-12-30T14:38:37</dc:date>
            </office:change-info>
          </text:insertion>
        </text:changed-region>
        <text:changed-region xml:id="ct139852063961672" text:id="ct139852063961672">
          <text:deletion>
            <office:change-info>
              <dc:creator>Denis Kotlar</dc:creator>
              <dc:date>2018-12-16T11:54:00</dc:date>
            </office:change-info>
            <text:p text:style-name="P1">Discrete</text:p>
          </text:deletion>
        </text:changed-region>
        <text:changed-region xml:id="ct139850702202584" text:id="ct139850702202584">
          <text:insertion>
            <office:change-info>
              <dc:creator>Denis Kotlar</dc:creator>
              <dc:date>2018-12-16T11:54:00</dc:date>
            </office:change-info>
          </text:insertion>
        </text:changed-region>
        <text:changed-region xml:id="ct139851618603992" text:id="ct139851618603992">
          <text:deletion>
            <office:change-info>
              <dc:creator>Denis Kotlar</dc:creator>
              <dc:date>2018-12-16T11:54:00</dc:date>
            </office:change-info>
            <text:p text:style-name="P1">Discrete</text:p>
          </text:deletion>
        </text:changed-region>
        <text:changed-region xml:id="ct139851587660808" text:id="ct139851587660808">
          <text:insertion>
            <office:change-info>
              <dc:creator>Denis Kotlar</dc:creator>
              <dc:date>2018-12-16T11:54:00</dc:date>
            </office:change-info>
          </text:insertion>
        </text:changed-region>
        <text:changed-region xml:id="ct139851616520280" text:id="ct139851616520280">
          <text:insertion>
            <office:change-info>
              <dc:creator>Denis Kotlar</dc:creator>
              <dc:date>2018-12-16T11:54:00</dc:date>
            </office:change-info>
          </text:insertion>
        </text:changed-region>
        <text:changed-region xml:id="ct139851618275544" text:id="ct139851618275544">
          <text:deletion>
            <office:change-info>
              <dc:creator>Denis Kotlar</dc:creator>
              <dc:date>2018-12-16T12:14:00</dc:date>
            </office:change-info>
            <text:p text:style-name="cmd_5f_root">,</text:p>
          </text:deletion>
        </text:changed-region>
        <text:changed-region xml:id="ct139851616518552" text:id="ct139851616518552">
          <text:insertion>
            <office:change-info>
              <dc:creator>Denis Kotlar</dc:creator>
              <dc:date>2018-12-16T11:55:00</dc:date>
            </office:change-info>
          </text:insertion>
        </text:changed-region>
        <text:changed-region xml:id="ct139851618275736" text:id="ct139851618275736">
          <text:insertion>
            <office:change-info>
              <dc:creator>Denis Kotlar</dc:creator>
              <dc:date>2018-12-16T12:14:00</dc:date>
            </office:change-info>
          </text:insertion>
        </text:changed-region>
        <text:changed-region xml:id="ct139851617184600" text:id="ct139851617184600">
          <text:insertion>
            <office:change-info>
              <dc:creator>Denis Kotlar</dc:creator>
              <dc:date>2017-10-09T10:04:58</dc:date>
            </office:change-info>
          </text:insertion>
        </text:changed-region>
        <text:changed-region xml:id="ct139852063961096" text:id="ct139852063961096">
          <text:deletion>
            <office:change-info>
              <dc:creator>Denis Kotlar</dc:creator>
              <dc:date>2018-12-16T11:55:00</dc:date>
            </office:change-info>
            <text:p text:style-name="cmd_5f_root">}</text:p>
          </text:deletion>
        </text:changed-region>
        <text:changed-region xml:id="ct139851617185560" text:id="ct139851617185560">
          <text:deletion>
            <office:change-info>
              <dc:creator>Denis Kotlar</dc:creator>
              <dc:date>2017-10-09T10:03:45</dc:date>
            </office:change-info>
            <text:p text:style-name="cmd_5f_root">&lt;sensor&gt;</text:p>
          </text:deletion>
        </text:changed-region>
        <text:changed-region xml:id="ct139852063961480" text:id="ct139852063961480">
          <text:insertion>
            <office:change-info>
              <dc:creator>Denis Kotlar</dc:creator>
              <dc:date>2017-10-09T10:03:45</dc:date>
            </office:change-info>
          </text:insertion>
        </text:changed-region>
        <text:changed-region xml:id="ct139851617183448" text:id="ct139851617183448">
          <text:deletion>
            <office:change-info>
              <dc:creator>Denis Kotlar</dc:creator>
              <dc:date>2018-12-16T11:56:00</dc:date>
            </office:change-info>
            <text:p text:style-name="P1">Numeric (</text:p>
          </text:deletion>
        </text:changed-region>
        <text:changed-region xml:id="ct139851617184024" text:id="ct139851617184024">
          <text:deletion>
            <office:change-info>
              <dc:creator>Denis Kotlar</dc:creator>
              <dc:date>2018-12-16T11:56:00</dc:date>
            </office:change-info>
            <text:p text:style-name="P1">)</text:p>
          </text:deletion>
        </text:changed-region>
        <text:changed-region xml:id="ct139851616518168" text:id="ct139851616518168">
          <text:deletion>
            <office:change-info>
              <dc:creator>Denis Kotlar</dc:creator>
              <dc:date>2018-12-16T11:55:00</dc:date>
            </office:change-info>
            <text:p text:style-name="P1">[</text:p>
          </text:deletion>
        </text:changed-region>
        <text:changed-region xml:id="ct139852063961288" text:id="ct139852063961288">
          <text:deletion>
            <office:change-info>
              <dc:creator>Denis Kotlar</dc:creator>
              <dc:date>2018-12-16T11:56:00</dc:date>
            </office:change-info>
            <text:p text:style-name="P1">{</text:p>
          </text:deletion>
        </text:changed-region>
        <text:changed-region xml:id="ct139851617183640" text:id="ct139851617183640">
          <text:deletion>
            <office:change-info>
              <dc:creator>Denis Kotlar</dc:creator>
              <dc:date>2018-12-16T11:55:00</dc:date>
            </office:change-info>
            <text:p text:style-name="P1">]|</text:p>
          </text:deletion>
        </text:changed-region>
        <text:changed-region xml:id="ct139851616519704" text:id="ct139851616519704">
          <text:insertion>
            <office:change-info>
              <dc:creator>Denis Kotlar</dc:creator>
              <dc:date>2018-12-16T11:56:00</dc:date>
            </office:change-info>
          </text:insertion>
        </text:changed-region>
        <text:changed-region xml:id="ct139851616519896" text:id="ct139851616519896">
          <text:deletion>
            <office:change-info>
              <dc:creator>Denis Kotlar</dc:creator>
              <dc:date>2018-12-16T11:56:00</dc:date>
            </office:change-info>
            <text:p text:style-name="P1">}</text:p>
          </text:deletion>
        </text:changed-region>
        <text:changed-region xml:id="ct139852119835984" text:id="ct139852119835984">
          <text:deletion>
            <office:change-info>
              <dc:creator>Denis Kotlar</dc:creator>
              <dc:date>2017-10-09T10:02:05</dc:date>
            </office:change-info>
            <text:p text:style-name="cmd_5f_root"><text:span text:style-name="T3">[</text:span></text:p>
          </text:deletion>
        </text:changed-region>
        <text:changed-region xml:id="ct139851617185368" text:id="ct139851617185368">
          <text:deletion>
            <office:change-info>
              <dc:creator>Denis Kotlar</dc:creator>
              <dc:date>2017-10-09T10:03:12</dc:date>
            </office:change-info>
            <text:p text:style-name="cmd_5f_root"><text:span text:style-name="T3">,</text:span></text:p>
          </text:deletion>
        </text:changed-region>
        <text:changed-region xml:id="ct139851615927128" text:id="ct139851615927128">
          <text:insertion>
            <office:change-info>
              <dc:creator>Denis Kotlar</dc:creator>
              <dc:date>2017-10-09T10:02:07</dc:date>
            </office:change-info>
          </text:insertion>
        </text:changed-region>
        <text:changed-region xml:id="ct139851615927512" text:id="ct139851615927512">
          <text:deletion>
            <office:change-info>
              <dc:creator>Denis Kotlar</dc:creator>
              <dc:date>2018-12-16T11:56:00</dc:date>
            </office:change-info>
            <text:p text:style-name="cmd_5f_root"><text:span text:style-name="T3">{</text:span></text:p>
          </text:deletion>
        </text:changed-region>
        <text:changed-region xml:id="ct139851615927320" text:id="ct139851615927320">
          <text:deletion>
            <office:change-info>
              <dc:creator>Denis Kotlar</dc:creator>
              <dc:date>2018-12-16T11:56:00</dc:date>
            </office:change-info>
            <text:p text:style-name="cmd_5f_root"><text:span text:style-name="T3">}</text:span></text:p>
          </text:deletion>
        </text:changed-region>
        <text:changed-region xml:id="ct139850700480720" text:id="ct139850700480720">
          <text:deletion>
            <office:change-info>
              <dc:creator>Denis Kotlar</dc:creator>
              <dc:date>2018-12-16T11:56:00</dc:date>
            </office:change-info>
            <text:p text:style-name="P1">{[</text:p>
          </text:deletion>
        </text:changed-region>
        <text:changed-region xml:id="ct139852092517000" text:id="ct139852092517000">
          <text:deletion>
            <office:change-info>
              <dc:creator>Denis Kotlar</dc:creator>
              <dc:date>2018-12-16T11:56:00</dc:date>
            </office:change-info>
            <text:p text:style-name="P1">]</text:p>
          </text:deletion>
        </text:changed-region>
        <text:changed-region xml:id="ct139852811871192" text:id="ct139852811871192">
          <text:insertion>
            <office:change-info>
              <dc:creator>Denis Kotlar</dc:creator>
              <dc:date>2018-12-16T11:56:00</dc:date>
            </office:change-info>
          </text:insertion>
        </text:changed-region>
        <text:changed-region xml:id="ct139851622144272" text:id="ct139851622144272">
          <text:deletion>
            <office:change-info>
              <dc:creator>Denis Kotlar</dc:creator>
              <dc:date>2018-12-16T11:56:00</dc:date>
            </office:change-info>
            <text:p text:style-name="P1">}</text:p>
          </text:deletion>
        </text:changed-region>
        <text:changed-region xml:id="ct139851619426504" text:id="ct139851619426504">
          <text:insertion>
            <office:change-info>
              <dc:creator>Denis Kotlar</dc:creator>
              <dc:date>2018-12-16T11:56:00</dc:date>
            </office:change-info>
          </text:insertion>
        </text:changed-region>
        <text:changed-region xml:id="ct139851629357896" text:id="ct139851629357896">
          <text:deletion>
            <office:change-info>
              <dc:creator>Denis Kotlar</dc:creator>
              <dc:date>2018-12-16T11:56:00</dc:date>
            </office:change-info>
            <text:p text:style-name="cmd_5f_root">[</text:p>
          </text:deletion>
        </text:changed-region>
        <text:changed-region xml:id="ct139852093023576" text:id="ct139852093023576">
          <text:deletion>
            <office:change-info>
              <dc:creator>Denis Kotlar</dc:creator>
              <dc:date>2018-12-16T12:14:00</dc:date>
            </office:change-info>
            <text:p text:style-name="cmd_5f_root">,</text:p>
          </text:deletion>
        </text:changed-region>
        <text:changed-region xml:id="ct139851589177352" text:id="ct139851589177352">
          <text:insertion>
            <office:change-info>
              <dc:creator>Denis Kotlar</dc:creator>
              <dc:date>2018-12-16T11:56:00</dc:date>
            </office:change-info>
          </text:insertion>
        </text:changed-region>
        <text:changed-region xml:id="ct139851618277848" text:id="ct139851618277848">
          <text:insertion>
            <office:change-info>
              <dc:creator>Denis Kotlar</dc:creator>
              <dc:date>2018-12-16T12:14:00</dc:date>
            </office:change-info>
          </text:insertion>
        </text:changed-region>
        <text:changed-region xml:id="ct139851615504264" text:id="ct139851615504264">
          <text:deletion>
            <office:change-info>
              <dc:creator>Denis Kotlar</dc:creator>
              <dc:date>2018-12-16T11:56:00</dc:date>
            </office:change-info>
            <text:p text:style-name="cmd_5f_root">}</text:p>
          </text:deletion>
        </text:changed-region>
        <text:changed-region xml:id="ct139852092718488" text:id="ct139852092718488">
          <text:insertion>
            <office:change-info>
              <dc:creator>Denis Kotlar</dc:creator>
              <dc:date>2017-10-09T10:02:45</dc:date>
            </office:change-info>
          </text:insertion>
        </text:changed-region>
        <text:changed-region xml:id="ct139852092514504" text:id="ct139852092514504">
          <text:deletion>
            <office:change-info>
              <dc:creator>Denis Kotlar</dc:creator>
              <dc:date>2018-12-16T11:56:00</dc:date>
            </office:change-info>
            <text:p text:style-name="cmd_5f_root">, {</text:p>
          </text:deletion>
        </text:changed-region>
        <text:changed-region xml:id="ct139852092514696" text:id="ct139852092514696">
          <text:deletion>
            <office:change-info>
              <dc:creator>Denis Kotlar</dc:creator>
              <dc:date>2018-12-16T11:56:00</dc:date>
            </office:change-info>
            <text:p text:style-name="cmd_5f_root">}</text:p>
          </text:deletion>
        </text:changed-region>
        <text:changed-region xml:id="ct139851615223568" text:id="ct139851615223568">
          <text:deletion>
            <office:change-info>
              <dc:creator>Denis Kotlar</dc:creator>
              <dc:date>2018-12-16T11:56:00</dc:date>
            </office:change-info>
            <text:p text:style-name="P1">Numeric (</text:p>
          </text:deletion>
        </text:changed-region>
        <text:changed-region xml:id="ct139852092515272" text:id="ct139852092515272">
          <text:deletion>
            <office:change-info>
              <dc:creator>Denis Kotlar</dc:creator>
              <dc:date>2018-12-16T11:57:00</dc:date>
            </office:change-info>
            <text:p text:style-name="P1">)</text:p>
          </text:deletion>
        </text:changed-region>
        <text:changed-region xml:id="ct139852092515080" text:id="ct139852092515080">
          <text:deletion>
            <office:change-info>
              <dc:creator>Denis Kotlar</dc:creator>
              <dc:date>2018-12-16T11:57:00</dc:date>
            </office:change-info>
            <text:p text:style-name="P1">{[</text:p>
          </text:deletion>
        </text:changed-region>
        <text:changed-region xml:id="ct139852092515848" text:id="ct139852092515848">
          <text:deletion>
            <office:change-info>
              <dc:creator>Denis Kotlar</dc:creator>
              <dc:date>2018-12-16T11:57:00</dc:date>
            </office:change-info>
            <text:p text:style-name="P1">]</text:p>
          </text:deletion>
        </text:changed-region>
        <text:changed-region xml:id="ct139852092515464" text:id="ct139852092515464">
          <text:insertion>
            <office:change-info>
              <dc:creator>Denis Kotlar</dc:creator>
              <dc:date>2018-12-16T11:57:00</dc:date>
            </office:change-info>
          </text:insertion>
        </text:changed-region>
        <text:changed-region xml:id="ct139852092515656" text:id="ct139852092515656">
          <text:deletion>
            <office:change-info>
              <dc:creator>Denis Kotlar</dc:creator>
              <dc:date>2018-12-16T11:57:00</dc:date>
            </office:change-info>
            <text:p text:style-name="P1">}</text:p>
          </text:deletion>
        </text:changed-region>
        <text:changed-region xml:id="ct139852092718680" text:id="ct139852092718680">
          <text:insertion>
            <office:change-info>
              <dc:creator>Denis Kotlar</dc:creator>
              <dc:date>2018-12-16T11:57:00</dc:date>
            </office:change-info>
          </text:insertion>
        </text:changed-region>
        <text:changed-region xml:id="ct139852092718872" text:id="ct139852092718872">
          <text:deletion>
            <office:change-info>
              <dc:creator>Denis Kotlar</dc:creator>
              <dc:date>2018-12-16T11:57:00</dc:date>
            </office:change-info>
            <text:p text:style-name="cmd_5f_root">[</text:p>
          </text:deletion>
        </text:changed-region>
        <text:changed-region xml:id="ct139851618278232" text:id="ct139851618278232">
          <text:deletion>
            <office:change-info>
              <dc:creator>Denis Kotlar</dc:creator>
              <dc:date>2018-12-16T12:14:00</dc:date>
            </office:change-info>
            <text:p text:style-name="cmd_5f_root">,</text:p>
          </text:deletion>
        </text:changed-region>
        <text:changed-region xml:id="ct139852092514312" text:id="ct139852092514312">
          <text:insertion>
            <office:change-info>
              <dc:creator>Denis Kotlar</dc:creator>
              <dc:date>2018-12-16T11:57:00</dc:date>
            </office:change-info>
          </text:insertion>
        </text:changed-region>
        <text:changed-region xml:id="ct139851618278424" text:id="ct139851618278424">
          <text:insertion>
            <office:change-info>
              <dc:creator>Denis Kotlar</dc:creator>
              <dc:date>2018-12-16T12:14:00</dc:date>
            </office:change-info>
          </text:insertion>
        </text:changed-region>
        <text:changed-region xml:id="ct139851615504456" text:id="ct139851615504456">
          <text:deletion>
            <office:change-info>
              <dc:creator>Denis Kotlar</dc:creator>
              <dc:date>2018-12-16T11:57:00</dc:date>
            </office:change-info>
            <text:p text:style-name="cmd_5f_root">}</text:p>
          </text:deletion>
        </text:changed-region>
        <text:changed-region xml:id="ct139851615504648" text:id="ct139851615504648">
          <text:deletion>
            <office:change-info>
              <dc:creator>Denis Kotlar</dc:creator>
              <dc:date>2017-10-09T10:02:34</dc:date>
            </office:change-info>
            <text:p text:style-name="cmd_5f_root">[</text:p>
          </text:deletion>
        </text:changed-region>
        <text:changed-region xml:id="ct139852092838288" text:id="ct139852092838288">
          <text:insertion>
            <office:change-info>
              <dc:creator>Denis Kotlar</dc:creator>
              <dc:date>2017-10-09T10:02:41</dc:date>
            </office:change-info>
          </text:insertion>
        </text:changed-region>
        <text:changed-region xml:id="ct139852092838480" text:id="ct139852092838480">
          <text:deletion>
            <office:change-info>
              <dc:creator>Denis Kotlar</dc:creator>
              <dc:date>2018-12-16T11:57:00</dc:date>
            </office:change-info>
            <text:p text:style-name="cmd_5f_root">, {</text:p>
          </text:deletion>
        </text:changed-region>
        <text:changed-region xml:id="ct139852092838672" text:id="ct139852092838672">
          <text:deletion>
            <office:change-info>
              <dc:creator>Denis Kotlar</dc:creator>
              <dc:date>2018-12-16T11:57:00</dc:date>
            </office:change-info>
            <text:p text:style-name="cmd_5f_root">}</text:p>
          </text:deletion>
        </text:changed-region>
        <text:changed-region xml:id="ct139852092516040" text:id="ct139852092516040">
          <text:deletion>
            <office:change-info>
              <dc:creator>Denis Kotlar</dc:creator>
              <dc:date>2018-12-16T11:57:00</dc:date>
            </office:change-info>
            <text:p text:style-name="P1">Discrete</text:p>
          </text:deletion>
        </text:changed-region>
        <text:changed-region xml:id="ct139852092839056" text:id="ct139852092839056">
          <text:insertion>
            <office:change-info>
              <dc:creator>Denis Kotlar</dc:creator>
              <dc:date>2018-12-16T11:57:00</dc:date>
            </office:change-info>
          </text:insertion>
        </text:changed-region>
        <text:changed-region xml:id="ct139852092838864" text:id="ct139852092838864">
          <text:deletion>
            <office:change-info>
              <dc:creator>Denis Kotlar</dc:creator>
              <dc:date>2018-12-16T11:57:00</dc:date>
            </office:change-info>
            <text:p text:style-name="P1">{[</text:p>
          </text:deletion>
        </text:changed-region>
        <text:changed-region xml:id="ct139852092839440" text:id="ct139852092839440">
          <text:deletion>
            <office:change-info>
              <dc:creator>Denis Kotlar</dc:creator>
              <dc:date>2018-12-16T11:57:00</dc:date>
            </office:change-info>
            <text:p text:style-name="P1">]</text:p>
          </text:deletion>
        </text:changed-region>
        <text:changed-region xml:id="ct139852092839632" text:id="ct139852092839632">
          <text:deletion>
            <office:change-info>
              <dc:creator>Denis Kotlar</dc:creator>
              <dc:date>2018-12-16T11:57:00</dc:date>
            </office:change-info>
            <text:p text:style-name="P1">}</text:p>
          </text:deletion>
        </text:changed-region>
        <text:changed-region xml:id="ct139852092839824" text:id="ct139852092839824">
          <text:insertion>
            <office:change-info>
              <dc:creator>Denis Kotlar</dc:creator>
              <dc:date>2017-10-09T10:05:19</dc:date>
            </office:change-info>
          </text:insertion>
        </text:changed-region>
        <text:changed-region xml:id="ct139852092840016" text:id="ct139852092840016">
          <text:deletion>
            <office:change-info>
              <dc:creator>Denis Kotlar</dc:creator>
              <dc:date>2018-12-16T11:58:00</dc:date>
            </office:change-info>
            <text:p text:style-name="cmd_5f_root">, {</text:p>
          </text:deletion>
        </text:changed-region>
        <text:changed-region xml:id="ct139852092840208" text:id="ct139852092840208">
          <text:deletion>
            <office:change-info>
              <dc:creator>Denis Kotlar</dc:creator>
              <dc:date>2018-12-16T11:58:00</dc:date>
            </office:change-info>
            <text:p text:style-name="cmd_5f_root">}</text:p>
          </text:deletion>
        </text:changed-region>
        <text:changed-region xml:id="ct139852092840400" text:id="ct139852092840400">
          <text:deletion>
            <office:change-info>
              <dc:creator>Denis Kotlar</dc:creator>
              <dc:date>2018-12-16T11:58:00</dc:date>
            </office:change-info>
            <text:p text:style-name="P1">{[</text:p>
          </text:deletion>
        </text:changed-region>
        <text:changed-region xml:id="ct139852092840592" text:id="ct139852092840592">
          <text:deletion>
            <office:change-info>
              <dc:creator>Denis Kotlar</dc:creator>
              <dc:date>2018-12-16T11:58:00</dc:date>
            </office:change-info>
            <text:p text:style-name="P1">]</text:p>
          </text:deletion>
        </text:changed-region>
        <text:changed-region xml:id="ct139852092840784" text:id="ct139852092840784">
          <text:deletion>
            <office:change-info>
              <dc:creator>Denis Kotlar</dc:creator>
              <dc:date>2018-12-16T11:58:00</dc:date>
            </office:change-info>
            <text:p text:style-name="P1">}</text:p>
          </text:deletion>
        </text:changed-region>
        <text:changed-region xml:id="ct139852092840976" text:id="ct139852092840976">
          <text:insertion>
            <office:change-info>
              <dc:creator>Denis Kotlar</dc:creator>
              <dc:date>2018-12-16T11:58:00</dc:date>
            </office:change-info>
          </text:insertion>
        </text:changed-region>
        <text:changed-region xml:id="ct139852092841360" text:id="ct139852092841360">
          <text:insertion>
            <office:change-info>
              <dc:creator>Denis Kotlar</dc:creator>
              <dc:date>2018-12-16T11:59:00</dc:date>
            </office:change-info>
          </text:insertion>
        </text:changed-region>
        <text:changed-region xml:id="ct139852092716184" text:id="ct139852092716184">
          <text:insertion>
            <office:change-info>
              <dc:creator>Denis Kotlar</dc:creator>
              <dc:date>2018-12-16T11:59:00</dc:date>
            </office:change-info>
          </text:insertion>
        </text:changed-region>
        <text:changed-region xml:id="ct139852092716376" text:id="ct139852092716376">
          <text:insertion>
            <office:change-info>
              <dc:creator>Denis Kotlar</dc:creator>
              <dc:date>2018-12-16T11:59:00</dc:date>
            </office:change-info>
          </text:insertion>
        </text:changed-region>
        <text:changed-region xml:id="ct139852092839248" text:id="ct139852092839248">
          <text:deletion>
            <office:change-info>
              <dc:creator>Denis Kotlar</dc:creator>
              <dc:date>2018-12-16T11:59:00</dc:date>
            </office:change-info>
            <text:p text:style-name="P1">Numeric (</text:p>
          </text:deletion>
        </text:changed-region>
        <text:changed-region xml:id="ct139852092841168" text:id="ct139852092841168">
          <text:deletion>
            <office:change-info>
              <dc:creator>Denis Kotlar</dc:creator>
              <dc:date>2018-12-16T11:59:00</dc:date>
            </office:change-info>
            <text:p text:style-name="P1">)</text:p>
          </text:deletion>
        </text:changed-region>
        <text:changed-region xml:id="ct139852092718104" text:id="ct139852092718104">
          <text:deletion>
            <office:change-info>
              <dc:creator>Denis Kotlar</dc:creator>
              <dc:date>2018-12-16T11:59:00</dc:date>
            </office:change-info>
            <text:p text:style-name="P1">Numeric (NR1)</text:p>
          </text:deletion>
        </text:changed-region>
        <text:changed-region xml:id="ct139852092718296" text:id="ct139852092718296">
          <text:insertion>
            <office:change-info>
              <dc:creator>Denis Kotlar</dc:creator>
              <dc:date>2018-12-16T11:59:00</dc:date>
            </office:change-info>
          </text:insertion>
        </text:changed-region>
        <text:changed-region xml:id="ct139852092716568" text:id="ct139852092716568">
          <text:deletion>
            <office:change-info>
              <dc:creator>Denis Kotlar</dc:creator>
              <dc:date>2018-12-16T11:59:00</dc:date>
            </office:change-info>
            <text:p text:style-name="P1">Numeric (NR1)</text:p>
          </text:deletion>
        </text:changed-region>
        <text:changed-region xml:id="ct139852092716760" text:id="ct139852092716760">
          <text:insertion>
            <office:change-info>
              <dc:creator>Denis Kotlar</dc:creator>
              <dc:date>2018-12-16T11:59:00</dc:date>
            </office:change-info>
          </text:insertion>
        </text:changed-region>
        <text:changed-region xml:id="ct139852092716952" text:id="ct139852092716952">
          <text:deletion>
            <office:change-info>
              <dc:creator>Denis Kotlar</dc:creator>
              <dc:date>2018-12-16T12:05:00</dc:date>
            </office:change-info>
            <text:p text:style-name="P1">Discrete</text:p>
          </text:deletion>
        </text:changed-region>
        <text:changed-region xml:id="ct139852092717144" text:id="ct139852092717144">
          <text:insertion>
            <office:change-info>
              <dc:creator>Denis Kotlar</dc:creator>
              <dc:date>2018-12-16T12: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19671835" text:continue-numbering="true" text:style-name="Outline">
        <text:list-item>
          <text:list>
            <text:list-item>
              <text:h text:style-name="P21" text:outline-level="2"><text:bookmark text:name="_system"/>SYSTem</text:h>
            </text:list-item>
          </text:list>
        </text:list-item>
      </text:list>
      <text:p text:style-name="P2">System commands control system functions that are not directly related to output control, measurement, or status functions.</text:p>
      <text:p text:style-name="P2"/>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2">Returns an &lt;instrument_specifier&gt;</text:p>
          </table:table-cell>
        </table:table-row>
        <table:table-row>
          <table:table-cell table:style-name="Table10.A2" office:value-type="string">
            <text:p text:style-name="scpi1">:CHANnel</text:p>
          </table:table-cell>
          <table:table-cell table:style-name="Table10.A2" office:value-type="string">
            <text:p text:style-name="P2"/>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2">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text:change-start text:change-id="ct139852092959376"/>:AHOur<text:change-end text:change-id="ct139852092959376"/></text:p>
          </table:table-cell>
          <table:table-cell table:style-name="Table10.A2" office:value-type="string">
            <text:p text:style-name="P2"/>
          </table:table-cell>
        </table:table-row>
        <table:table-row>
          <table:table-cell table:style-name="Table10.A2" office:value-type="string">
            <text:p text:style-name="scpi4"><text:change-start text:change-id="ct139851585947336"/><text:a xlink:type="simple" xlink:href="#syst_chan_aho" text:style-name="Internet_20_link" text:visited-style-name="Visited_20_Internet_20_Link">TOTal?</text:a><text:change-end text:change-id="ct139851585947336"/></text:p>
          </table:table-cell>
          <table:table-cell table:style-name="Table10.A2" office:value-type="string">
            <text:p text:style-name="P2"><text:change-start text:change-id="ct139851585947528"/>Returns channel’s total delivered energy in Ah<text:change-end text:change-id="ct139851585947528"/></text:p>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2">Returns output current capability</text:p>
          </table:table-cell>
        </table:table-row>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2">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2">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2">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PROGram?</text:a></text:p>
          </table:table-cell>
          <table:table-cell table:style-name="Table10.A2" office:value-type="string">
            <text:p text:style-name="P2">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2">Returns output voltage capability</text:p>
          </table:table-cell>
        </table:table-row>
        <table:table-row>
          <table:table-cell table:style-name="Table10.A2" office:value-type="string">
            <text:p text:style-name="scpi3"><text:change-start text:change-id="ct139851585946952"/>:WHOur<text:change-end text:change-id="ct139851585946952"/></text:p>
          </table:table-cell>
          <table:table-cell table:style-name="Table10.A2" office:value-type="string">
            <text:p text:style-name="P2"/>
          </table:table-cell>
        </table:table-row>
        <table:table-row>
          <table:table-cell table:style-name="Table10.A2" office:value-type="string">
            <text:p text:style-name="P15"><text:a xlink:type="simple" xlink:href="#syst_chan_who" text:style-name="Internet_20_link" text:visited-style-name="Visited_20_Internet_20_Link">:TOTal?</text:a></text:p>
          </table:table-cell>
          <table:table-cell table:style-name="Table10.A2" office:value-type="string">
            <text:p text:style-name="P2"><text:change-start text:change-id="ct139851585948296"/>Returns channel’s total delivered energy in Wh<text:change-end text:change-id="ct139851585948296"/></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2">Returns the channel model identification</text:p>
          </table:table-cell>
        </table:table-row>
        <table:table-row>
          <table:table-cell table:style-name="Table10.A2" office:value-type="string">
            <text:p text:style-name="scpi1">:COMMunicate</text:p>
          </table:table-cell>
          <table:table-cell table:style-name="Table10.A2" office:value-type="string">
            <text:p text:style-name="P2"/>
          </table:table-cell>
        </table:table-row>
        <table:table-row>
          <table:table-cell table:style-name="Table10.A2" office:value-type="string">
            <text:p text:style-name="scpi2"><text:a xlink:type="simple" xlink:href="#syst_comm_enab" text:style-name="Internet_20_link" text:visited-style-name="Visited_20_Internet_20_Link">:ENABle {&lt;bool&gt;</text:a><text:change-start text:change-id="ct139851616519512"/><text:a xlink:type="simple" xlink:href="#syst_comm_enab" text:style-name="Internet_20_link" text:visited-style-name="Visited_20_Internet_20_Link">}</text:a><text:change-end text:change-id="ct139851616519512"/><text:a xlink:type="simple" xlink:href="#syst_comm_enab" text:style-name="Internet_20_link" text:visited-style-name="Visited_20_Internet_20_Link">, </text:a><text:change-start text:change-id="ct139851615222608"/><text:a xlink:type="simple" xlink:href="#syst_comm_enab" text:style-name="Internet_20_link" text:visited-style-name="Visited_20_Internet_20_Link">{</text:a><text:change-end text:change-id="ct139851615222608"/><text:a xlink:type="simple" xlink:href="#syst_comm_enab" text:style-name="Internet_20_link" text:visited-style-name="Visited_20_Internet_20_Link">&lt;interface&gt;}</text:a></text:p>
          </table:table-cell>
          <table:table-cell table:style-name="Table10.A2" office:value-type="string">
            <text:p text:style-name="P2">Enables the remote interface </text:p>
          </table:table-cell>
        </table:table-row>
        <table:table-row>
          <table:table-cell table:style-name="Table10.A2" office:value-type="string">
            <text:p text:style-name="scpi2">:ETHernet</text:p>
          </table:table-cell>
          <table:table-cell table:style-name="Table10.A2" office:value-type="string">
            <text:p text:style-name="P2"/>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2">Sets the static LAN (IP) address</text:p>
          </table:table-cell>
        </table:table-row>
        <table:table-row>
          <table:table-cell table:style-name="Table10.A2" office:value-type="string">
            <text:p text:style-name="scpi3">:CONTrol?</text:p>
          </table:table-cell>
          <table:table-cell table:style-name="Table10.A2" office:value-type="string">
            <text:p text:style-name="P2">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2">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2">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2">Sets the IP address of the default gateway</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2">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2">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2">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2">Set s NTP service server address</text:p>
          </table:table-cell>
        </table:table-row>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2">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2"/>
          </table:table-cell>
        </table:table-row>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2">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2">Sets the parity mode</text:p>
          </table:table-cell>
        </table:table-row>
        <text:soft-page-break/>
        <table:table-row>
          <table:table-cell table:style-name="Table10.A2" office:value-type="string">
            <text:p text:style-name="scpi1">:CPU</text:p>
          </table:table-cell>
          <table:table-cell table:style-name="Table10.A2" office:value-type="string">
            <text:p text:style-name="P2"/>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ETHernet</text:p>
          </table:table-cell>
          <table:table-cell table:style-name="Table10.A2" office:value-type="string">
            <text:p text:style-name="P2"/>
          </table:table-cell>
        </table:table-row>
        <table:table-row>
          <table:table-cell table:style-name="Table10.A2" office:value-type="string">
            <text:p text:style-name="scpi4"><text:a xlink:type="simple" xlink:href="#syst_cpu_eth_type" text:style-name="Internet_20_link" text:visited-style-name="Visited_20_Internet_20_Link">:TYPE?</text:a></text:p>
          </table:table-cell>
          <table:table-cell table:style-name="Table10.A2" office:value-type="string">
            <text:p text:style-name="P2">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2">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2">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YPE?</text:a></text:p>
          </table:table-cell>
          <table:table-cell table:style-name="Table10.A2" office:value-type="string">
            <text:p text:style-name="P2">Returns the type of CPU</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2">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OPTion?</text:a></text:p>
          </table:table-cell>
          <table:table-cell table:style-name="Table10.A2" office:value-type="string">
            <text:p text:style-name="P2">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text:a><text:change-start text:change-id="ct139851615222224"/><text:a xlink:type="simple" xlink:href="#syst_date" text:style-name="Internet_20_link" text:visited-style-name="Visited_20_Internet_20_Link">}</text:a><text:change-end text:change-id="ct139851615222224"/><text:a xlink:type="simple" xlink:href="#syst_date" text:style-name="Internet_20_link" text:visited-style-name="Visited_20_Internet_20_Link">,</text:a><text:change-start text:change-id="ct139851616408904"/><text:a xlink:type="simple" xlink:href="#syst_date" text:style-name="Internet_20_link" text:visited-style-name="Visited_20_Internet_20_Link"> {</text:a><text:change-end text:change-id="ct139851616408904"/><text:a xlink:type="simple" xlink:href="#syst_date" text:style-name="Internet_20_link" text:visited-style-name="Visited_20_Internet_20_Link">&lt;month&gt;</text:a><text:change-start text:change-id="ct139851615222416"/><text:a xlink:type="simple" xlink:href="#syst_date" text:style-name="Internet_20_link" text:visited-style-name="Visited_20_Internet_20_Link">}</text:a><text:change-end text:change-id="ct139851615222416"/><text:a xlink:type="simple" xlink:href="#syst_date" text:style-name="Internet_20_link" text:visited-style-name="Visited_20_Internet_20_Link">,</text:a><text:change-start text:change-id="ct139851616409864"/><text:a xlink:type="simple" xlink:href="#syst_date" text:style-name="Internet_20_link" text:visited-style-name="Visited_20_Internet_20_Link"> {</text:a><text:change-end text:change-id="ct139851616409864"/><text:a xlink:type="simple" xlink:href="#syst_date" text:style-name="Internet_20_link" text:visited-style-name="Visited_20_Internet_20_Link">&lt;day&gt;}</text:a></text:p>
          </table:table-cell>
          <table:table-cell table:style-name="Table10.A2" office:value-type="string">
            <text:p text:style-name="P2">Sets the date of the system clock</text:p>
          </table:table-cell>
        </table:table-row>
        <table:table-row>
          <table:table-cell table:style-name="Table10.A2" office:value-type="string">
            <text:p text:style-name="P17"><text:change-start text:change-id="ct139851615222992"/>:DIGital<text:change-end text:change-id="ct139851615222992"/></text:p>
          </table:table-cell>
          <table:table-cell table:style-name="Table10.A2" office:value-type="string">
            <text:p text:style-name="P5"/>
          </table:table-cell>
        </table:table-row>
        <table:table-row>
          <table:table-cell table:style-name="Table10.A2" office:value-type="string">
            <text:p text:style-name="scpi2"><text:change-start text:change-id="ct139851616408328"/><text:a xlink:type="simple" xlink:href="#syst_dig_inp_data" text:style-name="Internet_20_link" text:visited-style-name="Visited_20_Internet_20_Link">:INPut:DATA? {&lt;pin&gt;</text:a><text:change-end text:change-id="ct139851616408328"/><text:change-start text:change-id="ct139851615222800"/>}<text:change-end text:change-id="ct139851615222800"/></text:p>
          </table:table-cell>
          <table:table-cell table:style-name="Table10.A2" office:value-type="string">
            <text:p text:style-name="P5"><text:change-start text:change-id="ct139852811874072"/>Reads the state of the digital port pins<text:change-end text:change-id="ct139852811874072"/></text:p>
          </table:table-cell>
        </table:table-row>
        <table:table-row>
          <table:table-cell table:style-name="Table10.A2" office:value-type="string">
            <text:p text:style-name="P18"><text:change-start text:change-id="ct139851616410056"/><text:a xlink:type="simple" xlink:href="#syst_dig_outp_data" text:style-name="Internet_20_link" text:visited-style-name="Visited_20_Internet_20_Link">:OUTPut:DATA {&lt;pin&gt;}, {&lt;state&gt;}</text:a><text:change-end text:change-id="ct139851616410056"/></text:p>
          </table:table-cell>
          <table:table-cell table:style-name="Table10.A2" office:value-type="string">
            <text:p text:style-name="P5"><text:change-start text:change-id="ct139851615223376"/>Sets the state of the digital port pins<text:change-end text:change-id="ct139851615223376"/></text:p>
          </table:table-cell>
        </table:table-row>
        <table:table-row>
          <table:table-cell table:style-name="Table10.A2" office:value-type="string">
            <text:p text:style-name="scpi2"><text:change-start text:change-id="ct139851615223184"/>:PIN&lt;n&gt;<text:change-end text:change-id="ct139851615223184"/></text:p>
          </table:table-cell>
          <table:table-cell table:style-name="Table10.A2" office:value-type="string">
            <text:p text:style-name="P5"/>
          </table:table-cell>
        </table:table-row>
        <table:table-row>
          <table:table-cell table:style-name="Table10.A2" office:value-type="string">
            <text:p text:style-name="scpi3"><text:change-start text:change-id="ct139850700480912"/><text:a xlink:type="simple" xlink:href="#syst_dig_pin_func" text:style-name="Internet_20_link" text:visited-style-name="Visited_20_Internet_20_Link">:FUNCtion {&lt;function&gt;}</text:a><text:change-end text:change-id="ct139850700480912"/></text:p>
          </table:table-cell>
          <table:table-cell table:style-name="Table10.A2" office:value-type="string">
            <text:p text:style-name="P5"><text:change-start text:change-id="ct139851616518744"/>Sets the selected pin’s function<text:change-end text:change-id="ct139851616518744"/></text:p>
          </table:table-cell>
        </table:table-row>
        <table:table-row>
          <table:table-cell table:style-name="Table10.A2" office:value-type="string">
            <text:p text:style-name="scpi3"><text:change-start text:change-id="ct139851585946760"/><text:a xlink:type="simple" xlink:href="#syst_dig_pin_pol" text:style-name="Internet_20_link" text:visited-style-name="Visited_20_Internet_20_Link">:POLarity {&lt;polarity&gt;}</text:a><text:change-end text:change-id="ct139851585946760"/></text:p>
          </table:table-cell>
          <table:table-cell table:style-name="Table10.A2" office:value-type="string">
            <text:p text:style-name="P5"><text:change-start text:change-id="ct139851585946568"/>Sets the selected pin’s polarity<text:change-end text:change-id="ct139851585946568"/></text:p>
          </table:table-cell>
        </table:table-row>
        <table:table-row>
          <table:table-cell table:style-name="Table10.A2" office:value-type="string">
            <text:p text:style-name="scpi1">:ERRor</text:p>
          </table:table-cell>
          <table:table-cell table:style-name="Table10.A2" office:value-type="string">
            <text:p text:style-name="P2"/>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2">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2">Queries the error/event queue for the number of unread items</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2">Queries system inhibit state</text:p>
          </table:table-cell>
        </table:table-row>
        <table:table-row>
          <table:table-cell table:style-name="Table10.A2" office:value-type="string">
            <text:p text:style-name="scpi1"><text:a xlink:type="simple" xlink:href="#syst_kloc" text:style-name="Internet_20_link" text:visited-style-name="Visited_20_Internet_20_Link">:KLOCk</text:a></text:p>
          </table:table-cell>
          <table:table-cell table:style-name="Table10.A2" office:value-type="string">
            <text:p text:style-name="P2">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2">Places the PSU in the local mode</text:p>
          </table:table-cell>
        </table:table-row>
        <table:table-row>
          <table:table-cell table:style-name="Table10.A2" office:value-type="string">
            <text:p text:style-name="scpi1">:PASSword</text:p>
          </table:table-cell>
          <table:table-cell table:style-name="Table10.A2" office:value-type="string">
            <text:p text:style-name="P2"/>
          </table:table-cell>
        </table:table-row>
        <table:table-row>
          <table:table-cell table:style-name="Table10.A2" office:value-type="string">
            <text:p text:style-name="scpi2">:CALibration</text:p>
          </table:table-cell>
          <table:table-cell table:style-name="Table10.A2" office:value-type="string">
            <text:p text:style-name="P2"/>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2">Resets the calibration password to <text:span text:style-name="T8">initial</text:span> value</text:p>
          </table:table-cell>
        </table:table-row>
        <table:table-row>
          <table:table-cell table:style-name="Table10.A2" office:value-type="string">
            <text:p text:style-name="scpi2">:FPANel</text:p>
          </table:table-cell>
          <table:table-cell table:style-name="Table10.A2" office:value-type="string">
            <text:p text:style-name="P2"/>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2">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text:a><text:change-start text:change-id="ct139851585946376"/><text:a xlink:type="simple" xlink:href="#syst_pass_new" text:style-name="Internet_20_link" text:visited-style-name="Visited_20_Internet_20_Link">}</text:a><text:change-end text:change-id="ct139851585946376"/><text:a xlink:type="simple" xlink:href="#syst_pass_new" text:style-name="Internet_20_link" text:visited-style-name="Visited_20_Internet_20_Link">, </text:a><text:change-start text:change-id="ct139851585945992"/><text:a xlink:type="simple" xlink:href="#syst_pass_new" text:style-name="Internet_20_link" text:visited-style-name="Visited_20_Internet_20_Link">{</text:a><text:change-end text:change-id="ct139851585945992"/><text:a xlink:type="simple" xlink:href="#syst_pass_new" text:style-name="Internet_20_link" text:visited-style-name="Visited_20_Internet_20_Link">&lt;new&gt;}</text:a></text:p>
          </table:table-cell>
          <table:table-cell table:style-name="Table10.A2" office:value-type="string">
            <text:p text:style-name="P2">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2">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2">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2">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2">Places the PSU in the remote mode</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2">Places the PSU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2"/>
          </table:table-cell>
        </table:table-row>
        <table:table-row>
          <table:table-cell table:style-name="Table10.A2" office:value-type="string">
            <text:p text:style-name="scpi2">:PROTection </text:p>
          </table:table-cell>
          <table:table-cell table:style-name="Table10.A2" office:value-type="string">
            <text:p text:style-name="P2"/>
          </table:table-cell>
        </table:table-row>
        <table:table-row>
          <table:table-cell table:style-name="Table10.A2" office:value-type="string">
            <text:p text:style-name="scpi3">[:HIGH]</text:p>
          </table:table-cell>
          <table:table-cell table:style-name="Table10.A2" office:value-type="string">
            <text:p text:style-name="P2"/>
          </table:table-cell>
        </table:table-row>
        <table:table-row>
          <table:table-cell table:style-name="Table10.A2" office:value-type="string">
            <text:p text:style-name="scpi4"><text:a xlink:type="simple" xlink:href="#syst_temp_prot" text:style-name="Internet_20_link" text:visited-style-name="Visited_20_Internet_20_Link">[:LEVel] {&lt;temperature&gt;</text:a><text:change text:change-id="ct139851616411400"/><text:change-start text:change-id="ct139851618606680"/><text:a xlink:type="simple" xlink:href="#syst_temp_prot" text:style-name="Internet_20_link" text:visited-style-name="Visited_20_Internet_20_Link">}</text:a><text:change-end text:change-id="ct139851618606680"/><text:change text:change-id="ct139851616518360"/><text:a xlink:type="simple" xlink:href="#syst_temp_prot" text:style-name="Internet_20_link" text:visited-style-name="Visited_20_Internet_20_Link"> </text:a><text:change-start text:change-id="ct139851616407944"/><text:a xlink:type="simple" xlink:href="#syst_temp_prot" text:style-name="Internet_20_link" text:visited-style-name="Visited_20_Internet_20_Link">[</text:a><text:change-end text:change-id="ct139851616407944"/><text:change-start text:change-id="ct139851616563976"/>, <text:change-end text:change-id="ct139851616563976"/><text:a xlink:type="simple" xlink:href="#syst_temp_prot" text:style-name="Internet_20_link" text:visited-style-name="Visited_20_Internet_20_Link">&lt;sensor&gt;]</text:a><text:change text:change-id="ct139851618605720"/></text:p>
          </table:table-cell>
          <table:table-cell table:style-name="Table10.A2" office:value-type="string">
            <text:p text:style-name="P2">Sets the OTP value</text:p>
          </table:table-cell>
        </table:table-row>
        <text:soft-page-break/>
        <table:table-row>
          <table:table-cell table:style-name="Table10.A2" office:value-type="string">
            <text:p text:style-name="scpi4"><text:a xlink:type="simple" xlink:href="#syst_temp_prot_cle" text:style-name="Internet_20_link" text:visited-style-name="Visited_20_Internet_20_Link">:CLEar</text:a><text:change text:change-id="ct139851618605912"/><text:change-start text:change-id="ct139851616407752"/><text:a xlink:type="simple" xlink:href="#syst_temp_prot_cle" text:style-name="Internet_20_link" text:visited-style-name="Visited_20_Internet_20_Link"> </text:a><text:change-end text:change-id="ct139851616407752"/><text:change text:change-id="ct139851616409096"/><text:a xlink:type="simple" xlink:href="#syst_temp_prot_cle" text:style-name="Internet_20_link" text:visited-style-name="Visited_20_Internet_20_Link">{&lt;sensor&gt;}</text:a><text:change text:change-id="ct139851616408520"/></text:p>
          </table:table-cell>
          <table:table-cell table:style-name="Table10.A2" office:value-type="string">
            <text:p text:style-name="P2">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2"/>
          </table:table-cell>
        </table:table-row>
        <table:table-row>
          <table:table-cell table:style-name="Table10.A2" office:value-type="string">
            <text:p text:style-name="scpi5"><text:a xlink:type="simple" xlink:href="#syst_temp_prot_del" text:style-name="Internet_20_link" text:visited-style-name="Visited_20_Internet_20_Link">[:TIME] {&lt;delay&gt;</text:a><text:change text:change-id="ct139851618606104"/><text:change-start text:change-id="ct139851618604376"/><text:a xlink:type="simple" xlink:href="#syst_temp_prot_del" text:style-name="Internet_20_link" text:visited-style-name="Visited_20_Internet_20_Link">}</text:a><text:change-end text:change-id="ct139851618604376"/><text:change text:change-id="ct139851617579416"/><text:a xlink:type="simple" xlink:href="#syst_temp_prot_del" text:style-name="Internet_20_link" text:visited-style-name="Visited_20_Internet_20_Link"> </text:a><text:change-start text:change-id="ct139851615927896"/><text:a xlink:type="simple" xlink:href="#syst_temp_prot_del" text:style-name="Internet_20_link" text:visited-style-name="Visited_20_Internet_20_Link">[</text:a><text:change-end text:change-id="ct139851615927896"/><text:change-start text:change-id="ct139851617489296"/>, <text:change-end text:change-id="ct139851617489296"/><text:a xlink:type="simple" xlink:href="#syst_temp_prot_del" text:style-name="Internet_20_link" text:visited-style-name="Visited_20_Internet_20_Link">&lt;sensor&gt;]</text:a><text:change text:change-id="ct139850700483024"/></text:p>
          </table:table-cell>
          <table:table-cell table:style-name="Table10.A2" office:value-type="string">
            <text:p text:style-name="P2">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text:a><text:change text:change-id="ct139851618606872"/><text:change-start text:change-id="ct139852811873496"/><text:a xlink:type="simple" xlink:href="#syst_temp_prot_stat" text:style-name="Internet_20_link" text:visited-style-name="Visited_20_Internet_20_Link">}</text:a><text:change-end text:change-id="ct139852811873496"/><text:change text:change-id="ct139851617582488"/><text:a xlink:type="simple" xlink:href="#syst_temp_prot_stat" text:style-name="Internet_20_link" text:visited-style-name="Visited_20_Internet_20_Link"> </text:a><text:change-start text:change-id="ct139851616407560"/><text:a xlink:type="simple" xlink:href="#syst_temp_prot_stat" text:style-name="Internet_20_link" text:visited-style-name="Visited_20_Internet_20_Link">[</text:a><text:change-end text:change-id="ct139851616407560"/><text:change-start text:change-id="ct139852070340104"/>, <text:change-end text:change-id="ct139852070340104"/><text:a xlink:type="simple" xlink:href="#syst_temp_prot_stat" text:style-name="Internet_20_link" text:visited-style-name="Visited_20_Internet_20_Link">&lt;sensor&gt;]</text:a><text:change text:change-id="ct139850700484176"/></text:p>
          </table:table-cell>
          <table:table-cell table:style-name="Table10.A2" office:value-type="string">
            <text:p text:style-name="P2">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2">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text:a><text:change-start text:change-id="ct139852092959568"/><text:a xlink:type="simple" xlink:href="#syst_time" text:style-name="Internet_20_link" text:visited-style-name="Visited_20_Internet_20_Link">}</text:a><text:change-end text:change-id="ct139852092959568"/><text:a xlink:type="simple" xlink:href="#syst_time" text:style-name="Internet_20_link" text:visited-style-name="Visited_20_Internet_20_Link">,</text:a><text:change-start text:change-id="ct139852063963208"/><text:a xlink:type="simple" xlink:href="#syst_time" text:style-name="Internet_20_link" text:visited-style-name="Visited_20_Internet_20_Link"> {</text:a><text:change-end text:change-id="ct139852063963208"/><text:a xlink:type="simple" xlink:href="#syst_time" text:style-name="Internet_20_link" text:visited-style-name="Visited_20_Internet_20_Link">&lt;minutes&gt;</text:a><text:change-start text:change-id="ct139852063963400"/>}<text:change-end text:change-id="ct139852063963400"/><text:a xlink:type="simple" xlink:href="#syst_time" text:style-name="Internet_20_link" text:visited-style-name="Visited_20_Internet_20_Link">,</text:a><text:change-start text:change-id="ct139852063963592"/> {<text:change-end text:change-id="ct139852063963592"/><text:a xlink:type="simple" xlink:href="#syst_time" text:style-name="Internet_20_link" text:visited-style-name="Visited_20_Internet_20_Link">&lt;seconds&gt;}</text:a></text:p>
          </table:table-cell>
          <table:table-cell table:style-name="Table10.A2" office:value-type="string">
            <text:p text:style-name="P2">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5">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2">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2">Returns the SCPI version number</text:p>
          </table:table-cell>
        </table:table-row>
      </table:table>
      <text:list xml:id="list642119526"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Syntax</text:p>
          </table:table-cell>
          <table:table-cell table:style-name="Table80.A1" office:value-type="string">
            <text:p text:style-name="cmd_5f_root">SYSTem:BEEPer[:IMMediate]</text:p>
          </table:table-cell>
        </table:table-row>
        <table:table-row>
          <table:table-cell table:style-name="Table80.A1" office:value-type="string">
            <text:p text:style-name="P2">Description</text:p>
          </table:table-cell>
          <table:table-cell table:style-name="Table80.A1" office:value-type="string">
            <text:p text:style-name="P2">This command issues a single beep immediately.</text:p>
          </table:table-cell>
        </table:table-row>
        <table:table-row>
          <table:table-cell table:style-name="Table80.A1" office:value-type="string">
            <text:p text:style-name="P12"><text:span text:style-name="T11">Usage</text:span><text:span text:style-name="T12"> </text:span><text:span text:style-name="T11">example</text:span></text:p>
          </table:table-cell>
          <table:table-cell table:style-name="Table80.A1" office:value-type="string">
            <text:p text:style-name="cmd_5f_code">SYST:BEEP</text:p>
          </table:table-cell>
        </table:table-row>
      </table:table>
      <text:list xml:id="list1321282072"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P2">Description</text:p>
          </table:table-cell>
          <table:table-cell table:style-name="Table26.A1" table:number-columns-spanned="4" office:value-type="string">
            <text:p text:style-name="P2">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2">Parameters</text:p>
          </table:table-cell>
          <table:table-cell table:style-name="Table26.B3" office:value-type="string">
            <text:p text:style-name="P6">Name</text:p>
          </table:table-cell>
          <table:table-cell table:style-name="Table26.B3" office:value-type="string">
            <text:p text:style-name="P6">Type</text:p>
          </table:table-cell>
          <table:table-cell table:style-name="Table26.B3" office:value-type="string">
            <text:p text:style-name="P6">Range</text:p>
          </table:table-cell>
          <table:table-cell table:style-name="Table26.B3" office:value-type="string">
            <text:p text:style-name="P6">Default</text:p>
          </table:table-cell>
        </table:table-row>
        <table:table-row>
          <table:covered-table-cell/>
          <table:table-cell table:style-name="Table26.A1" office:value-type="string">
            <text:p text:style-name="Standard">&lt;bool&gt;</text:p>
          </table:table-cell>
          <table:table-cell table:style-name="Table26.A1" office:value-type="string">
            <text:p text:style-name="P1"><text:change text:change-id="ct139852063963784"/><text:change-start text:change-id="ct139852063963976"/>Boolean<text:change-end text:change-id="ct139852063963976"/></text:p>
          </table:table-cell>
          <table:table-cell table:style-name="Table26.A1" office:value-type="string">
            <text:p text:style-name="P1">ON|OFF|0|1</text:p>
          </table:table-cell>
          <table:table-cell table:style-name="Table26.A1" office:value-type="string">
            <text:p text:style-name="P1">OFF</text:p>
          </table:table-cell>
        </table:table-row>
        <table:table-row>
          <table:table-cell table:style-name="Table26.A1" office:value-type="string">
            <text:p text:style-name="P12"><text:span text:style-name="T11">Usage</text:span><text:span text:style-name="T12"> </text:span><text:span text:style-name="T11">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P12">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2061973832"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2">Description</text:p>
          </table:table-cell>
          <table:table-cell table:style-name="Table81.A1" table:number-columns-spanned="4" office:value-type="string">
            <text:p text:style-name="P2">When the beeper is enabled, the PSU generates audible sound in any of the following situations:</text:p>
            <text:list xml:id="list1359033665471249811" text:style-name="List_20_1">
              <text:list-item>
                <text:p text:style-name="List_20_1_20_Start">the power is turns on or off (see SYSTem:POWer),</text:p>
              </text:list-item>
              <text:list-item>
                <text:p text:style-name="List_20_1">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Parameters</text:p>
          </table:table-cell>
          <table:table-cell table:style-name="Table81.B3" office:value-type="string">
            <text:p text:style-name="P6">Name</text:p>
          </table:table-cell>
          <table:table-cell table:style-name="Table81.B3" office:value-type="string">
            <text:p text:style-name="P6">Type</text:p>
          </table:table-cell>
          <table:table-cell table:style-name="Table81.B3" office:value-type="string">
            <text:p text:style-name="P6">Range</text:p>
          </table:table-cell>
          <table:table-cell table:style-name="Table81.B3" office:value-type="string">
            <text:p text:style-name="P6">Default</text:p>
          </table:table-cell>
        </table:table-row>
        <table:table-row>
          <table:covered-table-cell/>
          <table:table-cell table:style-name="Table81.A1" office:value-type="string">
            <text:p text:style-name="Standard">&lt;bool&gt;</text:p>
          </table:table-cell>
          <table:table-cell table:style-name="Table81.A1" office:value-type="string">
            <text:p text:style-name="P1"><text:change text:change-id="ct139852063964168"/><text:change-start text:change-id="ct139852063964360"/>Boolean<text:change-end text:change-id="ct139852063964360"/></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12"><text:span text:style-name="T11">Usage</text:span><text:span text:style-name="T12"> </text:span><text:span text:style-name="T11">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ext:soft-page-break/>
        <table:table-row>
          <table:table-cell table:style-name="Table81.A1" office:value-type="string">
            <text:p text:style-name="P12">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742906228" text:continue-list="list2061973832"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Syntax</text:p>
          </table:table-cell>
          <table:table-cell table:style-name="Table36.A1" office:value-type="string">
            <text:p text:style-name="cmd_5f_root">SYSTem:CAPability?</text:p>
          </table:table-cell>
        </table:table-row>
        <table:table-row>
          <table:table-cell table:style-name="Table36.A1" office:value-type="string">
            <text:p text:style-name="P2">Description</text:p>
          </table:table-cell>
          <table:table-cell table:style-name="Table36.A1" office:value-type="string">
            <text:p text:style-name="Standard">This query returns the PSU’s capabilities and outputs the appropriate specifiers.</text:p>
            <text:p text:style-name="P2">See also SCPI Volume 4: Section 7.1, 1.4.1, 7.2.1, 7.2.2, and 7.2.3</text:p>
          </table:table-cell>
        </table:table-row>
        <table:table-row>
          <table:table-cell table:style-name="Table36.A1" office:value-type="string">
            <text:p text:style-name="P12"><text:span text:style-name="T11">Usage</text:span><text:span text:style-name="T12"> </text:span><text:span text:style-name="T11">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966011212"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Syntax</text:p>
          </table:table-cell>
          <table:table-cell table:style-name="Table1.A1" office:value-type="string">
            <text:p text:style-name="cmd_5f_root">SYSTem:CHANnel[:COUNt]?</text:p>
          </table:table-cell>
        </table:table-row>
        <table:table-row>
          <table:table-cell table:style-name="Table1.A1" office:value-type="string">
            <text:p text:style-name="P2">Description</text:p>
          </table:table-cell>
          <table:table-cell table:style-name="Table1.A1" office:value-type="string">
            <text:p text:style-name="P2">This query returns the number of output channels in a mainframe.</text:p>
          </table:table-cell>
        </table:table-row>
        <table:table-row>
          <table:table-cell table:style-name="Table1.A1" office:value-type="string">
            <text:p text:style-name="P12"><text:span text:style-name="T11">Usage</text:span><text:span text:style-name="T12"> </text:span><text:span text:style-name="T11">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12">Related Commands</text:p>
          </table:table-cell>
          <table:table-cell table:style-name="Table1.A1" office:value-type="string">
            <text:p text:style-name="cmd_5f_code">INSTrument[:SELect]</text:p>
            <text:p text:style-name="cmd_5f_code">INSTrument:NSELect</text:p>
          </table:table-cell>
        </table:table-row>
      </table:table>
      <text:list xml:id="list1332360646" text:continue-numbering="true" text:style-name="Outline">
        <text:list-item>
          <text:list>
            <text:list-item>
              <text:list>
                <text:list-item>
                  <text:h text:style-name="Heading_20_3" text:outline-level="3"><text:bookmark text:name="syst_chan_aho"/><text:change-start text:change-id="ct139852063964552"/>SYSTem:CHANnel:INFOrmation:AHOur:TOTal?<text:change-end text:change-id="ct139852063964552"/></text:h>
                </text:list-item>
              </text:list>
            </text:list-item>
          </text:list>
        </text:list-item>
      </text:list>
      <table:table table:name="Table41" table:style-name="Table41">
        <table:table-column table:style-name="Table41.A"/>
        <table:table-column table:style-name="Table41.B" table:number-columns-repeated="4"/>
        <table:table-row>
          <table:table-cell table:style-name="Table41.A1" office:value-type="string">
            <text:p text:style-name="P2"><text:change-start text:change-id="ct139851617183832"/>Syntax<text:change-end text:change-id="ct139851617183832"/></text:p>
          </table:table-cell>
          <table:table-cell table:style-name="Table41.A1" table:number-columns-spanned="4" office:value-type="string">
            <text:p text:style-name="cmd_5f_root"><text:change-start text:change-id="ct139851618604568"/>SYSTem:CHANnel:INFOrmation:AHOur:TOTal? [&lt;channel&gt;]<text:change-end text:change-id="ct139851618604568"/></text:p>
          </table:table-cell>
          <table:covered-table-cell/>
          <table:covered-table-cell/>
          <table:covered-table-cell/>
        </table:table-row>
        <table:table-row>
          <table:table-cell table:style-name="Table41.A1" office:value-type="string">
            <text:p text:style-name="P2"><text:change-start text:change-id="ct139852063964936"/>Description<text:change-end text:change-id="ct139852063964936"/></text:p>
          </table:table-cell>
          <table:table-cell table:style-name="Table41.A1" table:number-columns-spanned="4" office:value-type="string">
            <text:p text:style-name="P2"><text:change-start text:change-id="ct139851618594832"/>This query returns total delivered energy in amp-hours (Ah) of the currently selected channel. This information is stored every 10 minutes in non-volatile memory. Therefore it’s possible that up to the last 10 minutes of calculated energy is lost after restart caused with power outage or system reset.<text:change-end text:change-id="ct139851618594832"/><text:change-start text:change-id="ct139851618595216"/></text:p>
            <text:p text:style-name="P2"/>
            <text:p text:style-name="P16">Energy specified in amp-hours can be easily converted into e.g. Coulumbs (1 Ah = 3600 C).<text:change-end text:change-id="ct139851618595216"/></text:p>
          </table:table-cell>
          <table:covered-table-cell/>
          <table:covered-table-cell/>
          <table:covered-table-cell/>
        </table:table-row>
        <table:table-row>
          <table:table-cell table:style-name="Table41.A1" table:number-rows-spanned="2" office:value-type="string">
            <text:p text:style-name="P2"><text:change-start text:change-id="ct139851618595024"/>Parameters<text:change-end text:change-id="ct139851618595024"/></text:p>
          </table:table-cell>
          <table:table-cell table:style-name="Table41.A1" office:value-type="string">
            <text:p text:style-name="P6"><text:change-start text:change-id="ct139851618595408"/>Name<text:change-end text:change-id="ct139851618595408"/></text:p>
          </table:table-cell>
          <table:table-cell table:style-name="Table41.A1" office:value-type="string">
            <text:p text:style-name="P6"><text:change-start text:change-id="ct139852092958608"/>Type<text:change-end text:change-id="ct139852092958608"/></text:p>
          </table:table-cell>
          <table:table-cell table:style-name="Table41.A1" office:value-type="string">
            <text:p text:style-name="P6"><text:change-start text:change-id="ct139851616410824"/>Range<text:change-end text:change-id="ct139851616410824"/></text:p>
          </table:table-cell>
          <table:table-cell table:style-name="Table41.A1" office:value-type="string">
            <text:p text:style-name="P6"><text:change-start text:change-id="ct139852092958416"/>Default<text:change-end text:change-id="ct139852092958416"/></text:p>
          </table:table-cell>
        </table:table-row>
        <table:table-row>
          <table:covered-table-cell/>
          <table:table-cell table:style-name="Table41.B4" office:value-type="string">
            <text:p text:style-name="Standard"><text:change-start text:change-id="ct139851618595600"/>&lt;channel&gt;<text:change-end text:change-id="ct139851618595600"/></text:p>
          </table:table-cell>
          <table:table-cell table:style-name="Table41.B4" office:value-type="string">
            <text:p text:style-name="P1"><text:change-start text:change-id="ct139852092959760"/>Discrete<text:change-end text:change-id="ct139852092959760"/></text:p>
          </table:table-cell>
          <table:table-cell table:style-name="Table41.B4" office:value-type="string">
            <text:p text:style-name="P1"><text:change-start text:change-id="ct139851618595792"/>CH1|CH2<text:change-end text:change-id="ct139851618595792"/></text:p>
          </table:table-cell>
          <table:table-cell table:style-name="Table41.B4" office:value-type="string">
            <text:p text:style-name="P1"><text:change-start text:change-id="ct139851618595984"/>–<text:change-end text:change-id="ct139851618595984"/></text:p>
          </table:table-cell>
        </table:table-row>
        <table:table-row>
          <table:table-cell table:style-name="Table41.A1" office:value-type="string">
            <text:p text:style-name="P12"><text:change-start text:change-id="ct139852092959952"/><text:span text:style-name="T11">Usage</text:span><text:span text:style-name="T12"> </text:span><text:span text:style-name="T11">example</text:span><text:change-end text:change-id="ct139852092959952"/></text:p>
          </table:table-cell>
          <table:table-cell table:style-name="Table41.A1" table:number-columns-spanned="4" office:value-type="string">
            <text:p text:style-name="cmd_5f_code"><text:change-start text:change-id="ct139852092960144"/>SYST:CHAN:INFO:AHO:TOT? CH1</text:p>
            <text:p text:style-name="cmd_5f_code_20_Start"><text:change-end text:change-id="ct139852092960144"/><text:change-start text:change-id="ct139851618596176"/>1344.35<text:change-end text:change-id="ct139851618596176"/></text:p>
          </table:table-cell>
          <table:covered-table-cell/>
          <table:covered-table-cell/>
          <table:covered-table-cell/>
        </table:table-row>
        <table:table-row>
          <table:table-cell table:style-name="Table41.A1" office:value-type="string">
            <text:p text:style-name="P12"><text:change-start text:change-id="ct139852092960336"/>Related commands<text:change-end text:change-id="ct139852092960336"/></text:p>
          </table:table-cell>
          <table:table-cell table:style-name="Table41.A1" table:number-columns-spanned="4" office:value-type="string">
            <text:p text:style-name="cmd_5f_code"><text:change-start text:change-id="ct139850700482448"/>FETCh:AHOur?</text:p>
            <text:p text:style-name="cmd_5f_code">FETCh:WHOur?</text:p>
            <text:p text:style-name="cmd_5f_code">SENSe:AHOur:RESet</text:p>
            <text:p text:style-name="cmd_5f_code"><text:change-end text:change-id="ct139850700482448"/><text:change-start text:change-id="ct139850700483216"/>SYSTem:CHANnel:INFOrmation:WHOur:TOTal?<text:change-end text:change-id="ct139850700483216"/></text:p>
          </table:table-cell>
          <table:covered-table-cell/>
          <table:covered-table-cell/>
          <table:covered-table-cell/>
        </table:table-row>
      </table:table>
      <text:list xml:id="list455439862"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A1" office:value-type="string">
            <text:p text:style-name="P6">Name</text:p>
          </table:table-cell>
          <table:table-cell table:style-name="Table3.A1" office:value-type="string">
            <text:p text:style-name="P6">Type</text:p>
          </table:table-cell>
          <table:table-cell table:style-name="Table3.A1" office:value-type="string">
            <text:p text:style-name="P6">Range</text:p>
          </table:table-cell>
          <table:table-cell table:style-name="Table3.A1" office:value-type="string">
            <text:p text:style-name="P6">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12"><text:span text:style-name="T11">Usage</text:span><text:span text:style-name="T12"> </text:span><text:span text:style-name="T11">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1197670719"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ext:soft-page-break/>
        <table:table-row>
          <table:table-cell table:style-name="Table12.A1" office:value-type="string">
            <text:p text:style-name="P2">Description</text:p>
          </table:table-cell>
          <table:table-cell table:style-name="Table12.A1" table:number-columns-spanned="4" office:value-type="string">
            <text:p text:style-name="P2">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Parameters</text:p>
          </table:table-cell>
          <table:table-cell table:style-name="Table12.A1" office:value-type="string">
            <text:p text:style-name="P6">Name</text:p>
          </table:table-cell>
          <table:table-cell table:style-name="Table12.A1" office:value-type="string">
            <text:p text:style-name="P6">Type</text:p>
          </table:table-cell>
          <table:table-cell table:style-name="Table12.A1" office:value-type="string">
            <text:p text:style-name="P6">Range</text:p>
          </table:table-cell>
          <table:table-cell table:style-name="Table12.A1" office:value-type="string">
            <text:p text:style-name="P6">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12"><text:span text:style-name="T11">Usage</text:span><text:span text:style-name="T12"> </text:span><text:span text:style-name="T11">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064442286"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P2">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Parameters</text:p>
          </table:table-cell>
          <table:table-cell table:style-name="Table13.A1" office:value-type="string">
            <text:p text:style-name="P6">Name</text:p>
          </table:table-cell>
          <table:table-cell table:style-name="Table13.A1" office:value-type="string">
            <text:p text:style-name="P6">Type</text:p>
          </table:table-cell>
          <table:table-cell table:style-name="Table13.A1" office:value-type="string">
            <text:p text:style-name="P6">Range</text:p>
          </table:table-cell>
          <table:table-cell table:style-name="Table13.A1" office:value-type="string">
            <text:p text:style-name="P6">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12"><text:span text:style-name="T11">Usage</text:span><text:span text:style-name="T12"> </text:span><text:span text:style-name="T11">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75373513"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YSTem:CHANnel:INFOrmation:POW<text:change text:change-id="ct139850700483600"/>er? [&lt;channel&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2">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Parameters</text:p>
          </table:table-cell>
          <table:table-cell table:style-name="Table4.B3" office:value-type="string">
            <text:p text:style-name="P8">Name</text:p>
          </table:table-cell>
          <table:table-cell table:style-name="Table4.B3" office:value-type="string">
            <text:p text:style-name="P8">Type</text:p>
          </table:table-cell>
          <table:table-cell table:style-name="Table4.B3" office:value-type="string">
            <text:p text:style-name="P8">Range</text:p>
          </table:table-cell>
          <table:table-cell table:style-name="Table4.B3" office:value-type="string">
            <text:p text:style-name="P8">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12"><text:span text:style-name="T11">Usage</text:span><text:span text:style-name="T12"> </text:span><text:span text:style-name="T11">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916734259"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This query returns names of all channel board functionality that can be controlled by firmware. Depending of the board model (see the SYSTem:CHANnel:MODel? query) various combination of the following features can be returned:</text:p>
            <text:list xml:id="list103385503" text:continue-list="list1359033665471249811" text:style-name="List_20_1">
              <text:list-item>
                <text:p text:style-name="List_20_1_20_Start">Volt – program the output voltage while channel is in the CV mode of operation (see [SOURce[&lt;n&gt;]]:VOLTage and APPLy commands)</text:p>
              </text:list-item>
              <text:list-item>
                <text:p text:style-name="List_20_1">Current – program the output current while channel is in the CC mode of operation (see [SOURce[&lt;n&gt;]]:CURRent and APPLy commands)</text:p>
              </text:list-item>
              <text:list-item>
                <text:p text:style-name="List_20_1">Power – set max. allowed output power regardless <text:span text:style-name="T14">of the channel mode of operation (see [SOURce[&lt;n&gt;]]:POWer:LIMit)</text:span></text:p>
              </text:list-item>
              <text:list-item>
                <text:p text:style-name="List_20_1">OE – set channel power output (see OUTPut[:STATe])</text:p>
              </text:list-item>
              <text:list-item>
                <text:p text:style-name="List_20_1">Dprog – control down-programmer circuit (see OUTPut:DPRog)</text:p>
              </text:list-item>
              <text:list-item>
                <text:p text:style-name="List_20_1">LRipple – set low power mode of operation <text:span text:style-name="T14">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2">Parameters</text:p>
          </table:table-cell>
          <table:table-cell table:style-name="Table6.B3" office:value-type="string">
            <text:p text:style-name="P8">Name</text:p>
          </table:table-cell>
          <table:table-cell table:style-name="Table6.B3" office:value-type="string">
            <text:p text:style-name="P8">Type</text:p>
          </table:table-cell>
          <table:table-cell table:style-name="Table6.B3" office:value-type="string">
            <text:p text:style-name="P8">Range</text:p>
          </table:table-cell>
          <table:table-cell table:style-name="Table6.B3" office:value-type="string">
            <text:p text:style-name="P8">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ext:soft-page-break/>
        <table:table-row>
          <table:table-cell table:style-name="Table6.A1" office:value-type="string">
            <text:p text:style-name="P12"><text:span text:style-name="T11">Usage</text:span><text:span text:style-name="T12"> </text:span><text:span text:style-name="T11">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12">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230722385" text:continue-list="list916734259"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2">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Parameters</text:p>
          </table:table-cell>
          <table:table-cell table:style-name="Table5.B3" office:value-type="string">
            <text:p text:style-name="P8">Name</text:p>
          </table:table-cell>
          <table:table-cell table:style-name="Table5.B3" office:value-type="string">
            <text:p text:style-name="P8">Type</text:p>
          </table:table-cell>
          <table:table-cell table:style-name="Table5.B3" office:value-type="string">
            <text:p text:style-name="P8">Range</text:p>
          </table:table-cell>
          <table:table-cell table:style-name="Table5.B3" office:value-type="string">
            <text:p text:style-name="P8">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12"><text:span text:style-name="T11">Usage</text:span><text:span text:style-name="T12"> </text:span><text:span text:style-name="T11">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689305218" text:continue-numbering="true" text:style-name="Outline">
        <text:list-item>
          <text:list>
            <text:list-item>
              <text:list>
                <text:list-item>
                  <text:h text:style-name="Heading_20_3" text:outline-level="3"><text:bookmark text:name="syst_chan_who"/><text:change-start text:change-id="ct139850700483408"/>SYSTem:CHANnel:INFOrmation:WHOur:TOTal?</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2">Syntax</text:p>
          </table:table-cell>
          <table:table-cell table:style-name="Table43.A1" table:number-columns-spanned="4" office:value-type="string">
            <text:p text:style-name="cmd_5f_root">SYSTem:CHANnel:INFOrmation:WHOur:TOTal? [&lt;channel&gt;]</text:p>
          </table:table-cell>
          <table:covered-table-cell/>
          <table:covered-table-cell/>
          <table:covered-table-cell/>
        </table:table-row>
        <table:table-row>
          <table:table-cell table:style-name="Table43.A1" office:value-type="string">
            <text:p text:style-name="P2">Description</text:p>
          </table:table-cell>
          <table:table-cell table:style-name="Table43.A1" table:number-columns-spanned="4" office:value-type="string">
            <text:p text:style-name="P2">This query returns total delivered energy in watt-hours (Wh) of the currently selected channel. This information is stored every 10 minutes in non-volatile memory. Therefore it’s possible that up to the last 10 minutes of calculated energy is lost after restart caused with power outage or system reset.</text:p>
            <text:p text:style-name="P2"/>
            <text:p text:style-name="note">Energy specified in watt-hours can be easily converted into e.g. Joules (1 Wh = 3600 J).</text:p>
          </table:table-cell>
          <table:covered-table-cell/>
          <table:covered-table-cell/>
          <table:covered-table-cell/>
        </table:table-row>
        <table:table-row>
          <table:table-cell table:style-name="Table43.A1" table:number-rows-spanned="2" office:value-type="string">
            <text:p text:style-name="P2">Parameters</text:p>
          </table:table-cell>
          <table:table-cell table:style-name="Table43.A1" office:value-type="string">
            <text:p text:style-name="P6">Name</text:p>
          </table:table-cell>
          <table:table-cell table:style-name="Table43.A1" office:value-type="string">
            <text:p text:style-name="P6">Type</text:p>
          </table:table-cell>
          <table:table-cell table:style-name="Table43.A1" office:value-type="string">
            <text:p text:style-name="P6">Range</text:p>
          </table:table-cell>
          <table:table-cell table:style-name="Table43.A1" office:value-type="string">
            <text:p text:style-name="P6">Default</text:p>
          </table:table-cell>
        </table:table-row>
        <table:table-row>
          <table:covered-table-cell/>
          <table:table-cell table:style-name="Table43.B4" office:value-type="string">
            <text:p text:style-name="Standard">&lt;channel&gt;</text:p>
          </table:table-cell>
          <table:table-cell table:style-name="Table43.B4" office:value-type="string">
            <text:p text:style-name="P1">Discrete</text:p>
          </table:table-cell>
          <table:table-cell table:style-name="Table43.B4" office:value-type="string">
            <text:p text:style-name="P1">CH1|CH2</text:p>
          </table:table-cell>
          <table:table-cell table:style-name="Table43.B4" office:value-type="string">
            <text:p text:style-name="P1">–</text:p>
          </table:table-cell>
        </table:table-row>
        <table:table-row>
          <table:table-cell table:style-name="Table43.A1" office:value-type="string">
            <text:p text:style-name="P12"><text:span text:style-name="T11">Usage</text:span><text:span text:style-name="T12"> </text:span><text:span text:style-name="T11">example</text:span></text:p>
          </table:table-cell>
          <table:table-cell table:style-name="Table43.A1" table:number-columns-spanned="4" office:value-type="string">
            <text:p text:style-name="cmd_5f_code">SYST:CHAN:INFO:WHO:TOT? CH1</text:p>
            <text:p text:style-name="cmd_5f_code_20_Start">2044.15</text:p>
          </table:table-cell>
          <table:covered-table-cell/>
          <table:covered-table-cell/>
          <table:covered-table-cell/>
        </table:table-row>
        <table:table-row>
          <table:table-cell table:style-name="Table43.A1" office:value-type="string">
            <text:p text:style-name="P12">Related commands</text:p>
          </table:table-cell>
          <table:table-cell table:style-name="Table43.A1" table:number-columns-spanned="4" office:value-type="string">
            <text:p text:style-name="cmd_5f_code">FETCh:AHOur?</text:p>
            <text:p text:style-name="cmd_5f_code">FETCh:WHOur?</text:p>
            <text:p text:style-name="cmd_5f_code">SENSe:WHOur:RESet</text:p>
            <text:p text:style-name="cmd_5f_code">SYSTem:CHANnel:INFOrmation:AHOur:TOTal?</text:p>
          </table:table-cell>
          <table:covered-table-cell/>
          <table:covered-table-cell/>
          <table:covered-table-cell/>
        </table:table-row>
      </table:table>
      <text:list xml:id="list1443783741" text:continue-numbering="true" text:style-name="Outline">
        <text:list-item>
          <text:list>
            <text:list-item>
              <text:list>
                <text:list-item>
                  <text:h text:style-name="Heading_20_3" text:outline-level="3"><text:bookmark text:name="syst_chan_mod"/><text:change-end text:change-id="ct139850700483408"/>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2">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6">Name</text:p>
          </table:table-cell>
          <table:table-cell table:style-name="Table2.B3" office:value-type="string">
            <text:p text:style-name="P6">Type</text:p>
          </table:table-cell>
          <table:table-cell table:style-name="Table2.B3" office:value-type="string">
            <text:p text:style-name="P6">Range</text:p>
          </table:table-cell>
          <table:table-cell table:style-name="Table2.B3" office:value-type="string">
            <text:p text:style-name="P6">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12"><text:span text:style-name="T11">Usage</text:span><text:span text:style-name="T12"> </text:span><text:span text:style-name="T11">example</text:span></text:p>
          </table:table-cell>
          <table:table-cell table:style-name="Table2.A1" table:number-columns-spanned="4" office:value-type="string">
            <text:p text:style-name="cmd_5f_code">SYST:CHAN:MOD?</text:p>
            <text:p text:style-name="cmd_5f_code_20_Start">"Power_r5B12"</text:p>
          </table:table-cell>
          <table:covered-table-cell/>
          <table:covered-table-cell/>
          <table:covered-table-cell/>
        </table:table-row>
        <table:table-row>
          <table:table-cell table:style-name="Table2.A1" office:value-type="string">
            <text:p text:style-name="P12">Related Commands</text:p>
          </table:table-cell>
          <table:table-cell table:style-name="Table2.A1" table:number-columns-spanned="4" office:value-type="string">
            <text:p text:style-name="Standard">SYSTem:CPU:MODel?</text:p>
          </table:table-cell>
          <table:covered-table-cell/>
          <table:covered-table-cell/>
          <table:covered-table-cell/>
        </table:table-row>
      </table:table>
      <text:list xml:id="list715504742" text:continue-numbering="true" text:style-name="Outline">
        <text:list-item>
          <text:list>
            <text:list-item>
              <text:list>
                <text:list-item>
                  <text:h text:style-name="Heading_20_3" text:outline-level="3"><text:bookmark text:name="syst_comm_enab"/><text:soft-page-break/>SYSTem:COMMunicate:<text:span text:style-name="T15">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Syntax</text:p>
          </table:table-cell>
          <table:table-cell table:style-name="Table38.A1" table:number-columns-spanned="4" office:value-type="string">
            <text:p text:style-name="cmd_5f_root">SYSTem:COMMunicate:ENABle {&lt;bool&gt;<text:change-start text:change-id="ct139851618605336"/>}<text:change-end text:change-id="ct139851618605336"/>, <text:change-start text:change-id="ct139851618604952"/>{<text:change-end text:change-id="ct139851618604952"/>&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P2">Description</text:p>
          </table:table-cell>
          <table:table-cell table:style-name="Table38.A1" table:number-columns-spanned="4" office:value-type="string">
            <text:p text:style-name="Standard">Enables or disables the remote interface Serial (via USB), Ethernet, NTP service, or the remote service Sockets. The setting is effective after rebooting the PSU. This command setting is not changed by power off or the *RST command.</text:p>
            <text:p text:style-name="Standard"/>
            <text:p text:style-name="note">Remote service Sockets is not supported yet</text:p>
          </table:table-cell>
          <table:covered-table-cell/>
          <table:covered-table-cell/>
          <table:covered-table-cell/>
        </table:table-row>
        <table:table-row>
          <table:table-cell table:style-name="Table38.A1" table:number-rows-spanned="3" office:value-type="string">
            <text:p text:style-name="P2">Parameters</text:p>
          </table:table-cell>
          <table:table-cell table:style-name="Table38.B3" office:value-type="string">
            <text:p text:style-name="P6">Name</text:p>
          </table:table-cell>
          <table:table-cell table:style-name="Table38.B3" office:value-type="string">
            <text:p text:style-name="P6">Type</text:p>
          </table:table-cell>
          <table:table-cell table:style-name="Table38.B3" office:value-type="string">
            <text:p text:style-name="P6">Range</text:p>
          </table:table-cell>
          <table:table-cell table:style-name="Table38.B3" office:value-type="string">
            <text:p text:style-name="P6">Default</text:p>
          </table:table-cell>
        </table:table-row>
        <table:table-row>
          <table:covered-table-cell/>
          <table:table-cell table:style-name="Table38.A1" office:value-type="string">
            <text:p text:style-name="Standard">&lt;bool&gt;</text:p>
          </table:table-cell>
          <table:table-cell table:style-name="Table38.A1" office:value-type="string">
            <text:p text:style-name="P1"><text:change text:change-id="ct139851617181720"/><text:change-start text:change-id="ct139851618596944"/>Boolean<text:change-end text:change-id="ct139851618596944"/></text:p>
          </table:table-cell>
          <table:table-cell table:style-name="Table38.A1" office:value-type="string">
            <text:p text:style-name="Standard">ON|OFF|0|1</text:p>
          </table:table-cell>
          <table:table-cell table:style-name="Table38.A1" office:value-type="string">
            <text:p text:style-name="P9">–</text:p>
          </table:table-cell>
        </table:table-row>
        <table:table-row>
          <table:covered-table-cell/>
          <table:table-cell table:style-name="Table38.A1" office:value-type="string">
            <text:p text:style-name="Standard">&lt;interface&gt;</text:p>
          </table:table-cell>
          <table:table-cell table:style-name="Table38.A1" office:value-type="string">
            <text:p text:style-name="P1">Discrete</text:p>
          </table:table-cell>
          <table:table-cell table:style-name="Table38.A1" office:value-type="string">
            <text:p text:style-name="Standard">SERial|ETHernet|NTP|SOCKets</text:p>
          </table:table-cell>
          <table:table-cell table:style-name="Table38.A1" office:value-type="string">
            <text:p text:style-name="P9">–</text:p>
          </table:table-cell>
        </table:table-row>
        <table:table-row>
          <table:table-cell table:style-name="Table38.A1" office:value-type="string">
            <text:p text:style-name="P2">Return</text:p>
          </table:table-cell>
          <table:table-cell table:style-name="Table38.A1" table:number-columns-spanned="4" office:value-type="string">
            <text:p text:style-name="P2">This query returns the status of the selected interface that could be 0 (OFF) or 1 (ON).</text:p>
          </table:table-cell>
          <table:covered-table-cell/>
          <table:covered-table-cell/>
          <table:covered-table-cell/>
        </table:table-row>
        <table:table-row>
          <table:table-cell table:style-name="Table38.A1" office:value-type="string">
            <text:p text:style-name="P12"><text:span text:style-name="T11">Usage</text:span><text:span text:style-name="T12"> </text:span><text:span text:style-name="T11">example</text:span></text:p>
          </table:table-cell>
          <table:table-cell table:style-name="Table38.A1" table:number-columns-spanned="4" office:value-type="string">
            <text:p text:style-name="cmd_5f_code">SYST:COMM:ENAB 1, ETH</text:p>
            <text:p text:style-name="cmd_5f_code">SYST:COMM:ENAB 0, SER</text:p>
          </table:table-cell>
          <table:covered-table-cell/>
          <table:covered-table-cell/>
          <table:covered-table-cell/>
        </table:table-row>
      </table:table>
      <text:list xml:id="list560311455" text:continue-numbering="true" text:style-name="Outline">
        <text:list-item>
          <text:list>
            <text:list-item>
              <text:list>
                <text:list-item>
                  <text:h text:style-name="Heading_20_3"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Syntax</text:p>
          </table:table-cell>
          <table:table-cell table:style-name="Table31.A1" table:number-columns-spanned="4" office:value-type="string">
            <text:p text:style-name="cmd_5f_root">SYSTem:COMMunicate:<text:span text:style-name="T9">ETHernet</text:span>:ADDRess {&lt;ip_address&gt;}</text:p>
            <text:p text:style-name="cmd_5f_root">SYSTem:COMMunicate:<text:span text:style-name="T9">ETHernet</text:span>:ADDRess?</text:p>
          </table:table-cell>
          <table:covered-table-cell/>
          <table:covered-table-cell/>
          <table:covered-table-cell/>
        </table:table-row>
        <table:table-row>
          <table:table-cell table:style-name="Table31.A1" office:value-type="string">
            <text:p text:style-name="P2">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2">Parameters</text:p>
          </table:table-cell>
          <table:table-cell table:style-name="Table31.B3" office:value-type="string">
            <text:p text:style-name="P6">Name</text:p>
          </table:table-cell>
          <table:table-cell table:style-name="Table31.B3" office:value-type="string">
            <text:p text:style-name="P6">Type</text:p>
          </table:table-cell>
          <table:table-cell table:style-name="Table31.B3" office:value-type="string">
            <text:p text:style-name="P6">Range</text:p>
          </table:table-cell>
          <table:table-cell table:style-name="Table31.B3" office:value-type="string">
            <text:p text:style-name="P6">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1">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1">–</text:p>
          </table:table-cell>
        </table:table-row>
        <table:table-row>
          <table:table-cell table:style-name="Table31.A1" office:value-type="string">
            <text:p text:style-name="P2">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12"><text:span text:style-name="T11">Usage</text:span><text:span text:style-name="T12"> </text:span><text:span text:style-name="T11">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P12">Related Commands</text:p>
          </table:table-cell>
          <table:table-cell table:style-name="Table31.A1" table:number-columns-spanned="4" office:value-type="string">
            <text:p text:style-name="P2">SYSTem:COMMunicate:ETHernet:DHCP</text:p>
          </table:table-cell>
          <table:covered-table-cell/>
          <table:covered-table-cell/>
          <table:covered-table-cell/>
        </table:table-row>
      </table:table>
      <text:list xml:id="list2156130380" text:continue-numbering="true" text:style-name="Outline">
        <text:list-item>
          <text:list>
            <text:list-item>
              <text:list>
                <text:list-item>
                  <text:h text:style-name="Heading_20_3" text:outline-level="3"><text:bookmark text:name="syst_comm_eth_dhcp"/>SYSTem:COMMunicate:<text:span text:style-name="T15">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Syntax</text:p>
          </table:table-cell>
          <table:table-cell table:style-name="Table27.A1" table:number-columns-spanned="4" office:value-type="string">
            <text:p text:style-name="cmd_5f_root">SYSTem:COMMunicate:<text:span text:style-name="T9">ETHernet</text:span>:DHCP {&lt;bool&gt;}</text:p>
            <text:p text:style-name="cmd_5f_root">SYSTem:COMMunicate:<text:span text:style-name="T9">ETHernet</text:span>:DHCP?</text:p>
          </table:table-cell>
          <table:covered-table-cell/>
          <table:covered-table-cell/>
          <table:covered-table-cell/>
        </table:table-row>
        <table:table-row>
          <table:table-cell table:style-name="Table27.A1" office:value-type="string">
            <text:p text:style-name="P2">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table:number-rows-spanned="2" office:value-type="string">
            <text:p text:style-name="P2">Parameters</text:p>
          </table:table-cell>
          <table:table-cell table:style-name="Table27.B3" office:value-type="string">
            <text:p text:style-name="P6">Name</text:p>
          </table:table-cell>
          <table:table-cell table:style-name="Table27.B3" office:value-type="string">
            <text:p text:style-name="P6">Type</text:p>
          </table:table-cell>
          <table:table-cell table:style-name="Table27.B3" office:value-type="string">
            <text:p text:style-name="P6">Range</text:p>
          </table:table-cell>
          <table:table-cell table:style-name="Table27.B3" office:value-type="string">
            <text:p text:style-name="P6">Default</text:p>
          </table:table-cell>
        </table:table-row>
        <table:table-row>
          <table:covered-table-cell/>
          <table:table-cell table:style-name="Table27.A1" office:value-type="string">
            <text:p text:style-name="Standard">&lt;bool&gt;</text:p>
          </table:table-cell>
          <table:table-cell table:style-name="Table27.A1" office:value-type="string">
            <text:p text:style-name="P1"><text:change text:change-id="ct139851617184408"/><text:change-start text:change-id="ct139851617184792"/>Boolean<text:change-end text:change-id="ct139851617184792"/></text:p>
          </table:table-cell>
          <table:table-cell table:style-name="Table27.A1" office:value-type="string">
            <text:p text:style-name="Standard">ON|OFF|0|1</text:p>
          </table:table-cell>
          <table:table-cell table:style-name="Table27.A1" office:value-type="string">
            <text:p text:style-name="P1">ON</text:p>
          </table:table-cell>
        </table:table-row>
        <table:table-row>
          <table:table-cell table:style-name="Table27.A1" office:value-type="string">
            <text:p text:style-name="P2">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P12"><text:span text:style-name="T11">Usage</text:span><text:span text:style-name="T12"> </text:span><text:span text:style-name="T11">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1290480496" text:continue-numbering="true" text:style-name="Outline">
        <text:list-item>
          <text:list>
            <text:list-item>
              <text:list>
                <text:list-item>
                  <text:h text:style-name="Heading_20_3" text:outline-level="3"><text:bookmark text:name="syst_comm_eth_dns"/>SYSTem:COMMunicate:<text:span text:style-name="T15">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Syntax</text:p>
          </table:table-cell>
          <table:table-cell table:style-name="Table28.A1" table:number-columns-spanned="4" office:value-type="string">
            <text:p text:style-name="cmd_5f_root">SYSTem:COMMunicate:<text:span text:style-name="T9">ETHernet</text:span>:DNS {&lt;ip_address&gt;}</text:p>
            <text:p text:style-name="cmd_5f_root">SYSTem:COMMunicate:<text:span text:style-name="T9">ETHernet</text:span>:DNS?</text:p>
          </table:table-cell>
          <table:covered-table-cell/>
          <table:covered-table-cell/>
          <table:covered-table-cell/>
        </table:table-row>
        <table:table-row>
          <table:table-cell table:style-name="Table28.A1" office:value-type="string">
            <text:p text:style-name="P2">Description</text:p>
          </table:table-cell>
          <table:table-cell table:style-name="Table28.A1" table:number-columns-spanned="4" office:value-type="string">
            <text:p text:style-name="Standard">Set the DNS (Domain Name Service) address if the DHCP mode is not enabled. If the <text:soft-page-break/>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2">Parameters</text:p>
          </table:table-cell>
          <table:table-cell table:style-name="Table28.B3" office:value-type="string">
            <text:p text:style-name="P6">Name</text:p>
          </table:table-cell>
          <table:table-cell table:style-name="Table28.B3" office:value-type="string">
            <text:p text:style-name="P6">Type</text:p>
          </table:table-cell>
          <table:table-cell table:style-name="Table28.B3" office:value-type="string">
            <text:p text:style-name="P6">Range</text:p>
          </table:table-cell>
          <table:table-cell table:style-name="Table28.B3" office:value-type="string">
            <text:p text:style-name="P6">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1">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1">–</text:p>
          </table:table-cell>
        </table:table-row>
        <table:table-row>
          <table:table-cell table:style-name="Table28.A1" office:value-type="string">
            <text:p text:style-name="P2">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office:value-type="string">
            <text:p text:style-name="P12"><text:span text:style-name="T11">Usage</text:span><text:span text:style-name="T12"> </text:span><text:span text:style-name="T11">example</text:span></text:p>
          </table:table-cell>
          <table:table-cell table:style-name="Table28.A1" table:number-columns-spanned="4" office:value-type="string">
            <text:p text:style-name="cmd_5f_code">SYST:COMM:ETH:DNS <text:span text:style-name="T7">"</text:span>192.168.1.200<text:span text:style-name="T7">"</text:span></text:p>
            <text:p text:style-name="cmd_5f_code"/>
          </table:table-cell>
          <table:covered-table-cell/>
          <table:covered-table-cell/>
          <table:covered-table-cell/>
        </table:table-row>
        <table:table-row>
          <table:table-cell table:style-name="Table28.A1" office:value-type="string">
            <text:p text:style-name="P12">Related Commands</text:p>
          </table:table-cell>
          <table:table-cell table:style-name="Table28.A1" table:number-columns-spanned="4" office:value-type="string">
            <text:p text:style-name="P2">SYSTem:COMMunicate:ETHernet:DHCP</text:p>
          </table:table-cell>
          <table:covered-table-cell/>
          <table:covered-table-cell/>
          <table:covered-table-cell/>
        </table:table-row>
      </table:table>
      <text:list xml:id="list2090712191" text:continue-numbering="true" text:style-name="Outline">
        <text:list-item>
          <text:list>
            <text:list-item>
              <text:list>
                <text:list-item>
                  <text:h text:style-name="Heading_20_3" text:outline-level="3"><text:bookmark text:name="syst_comm_eth_gate"/>SYSTem:COMMunicate:<text:span text:style-name="T15">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Syntax</text:p>
          </table:table-cell>
          <table:table-cell table:style-name="Table29.A1" table:number-columns-spanned="4" office:value-type="string">
            <text:p text:style-name="cmd_5f_root">SYSTem:COMMunicate:<text:span text:style-name="T9">ETHernet</text:span>:GATEway {&lt;ip_address&gt;}</text:p>
            <text:p text:style-name="cmd_5f_root">SYSTem:COMMunicate:<text:span text:style-name="T9">ETHernet</text:span>:GATEway?</text:p>
          </table:table-cell>
          <table:covered-table-cell/>
          <table:covered-table-cell/>
          <table:covered-table-cell/>
        </table:table-row>
        <table:table-row>
          <table:table-cell table:style-name="Table29.A1" office:value-type="string">
            <text:p text:style-name="P2">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2">Parameters</text:p>
          </table:table-cell>
          <table:table-cell table:style-name="Table29.B3" office:value-type="string">
            <text:p text:style-name="P6">Name</text:p>
          </table:table-cell>
          <table:table-cell table:style-name="Table29.B3" office:value-type="string">
            <text:p text:style-name="P6">Type</text:p>
          </table:table-cell>
          <table:table-cell table:style-name="Table29.B3" office:value-type="string">
            <text:p text:style-name="P6">Range</text:p>
          </table:table-cell>
          <table:table-cell table:style-name="Table29.B3" office:value-type="string">
            <text:p text:style-name="P6">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1">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1">–</text:p>
          </table:table-cell>
        </table:table-row>
        <table:table-row>
          <table:table-cell table:style-name="Table29.A1" office:value-type="string">
            <text:p text:style-name="P2">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12"><text:span text:style-name="T11">Usage</text:span><text:span text:style-name="T12"> </text:span><text:span text:style-name="T11">example</text:span></text:p>
          </table:table-cell>
          <table:table-cell table:style-name="Table29.A1" table:number-columns-spanned="4" office:value-type="string">
            <text:p text:style-name="cmd_5f_code">SYST:COMM:ETH:GATE?</text:p>
            <text:p text:style-name="cmd_5f_code_20_Start"><text:span text:style-name="T7">"</text:span>192.168.10.1<text:span text:style-name="T7">"</text:span></text:p>
          </table:table-cell>
          <table:covered-table-cell/>
          <table:covered-table-cell/>
          <table:covered-table-cell/>
        </table:table-row>
        <table:table-row>
          <table:table-cell table:style-name="Table29.A1" office:value-type="string">
            <text:p text:style-name="P12">Related Commands</text:p>
          </table:table-cell>
          <table:table-cell table:style-name="Table29.A1" table:number-columns-spanned="4" office:value-type="string">
            <text:p text:style-name="P2">SYSTem:COMMunicate:ETHernet:DHCP</text:p>
          </table:table-cell>
          <table:covered-table-cell/>
          <table:covered-table-cell/>
          <table:covered-table-cell/>
        </table:table-row>
      </table:table>
      <text:list xml:id="list1082969584" text:continue-numbering="true" text:style-name="Outline">
        <text:list-item>
          <text:list>
            <text:list-item>
              <text:list>
                <text:list-item>
                  <text:h text:style-name="Heading_20_3" text:outline-level="3"><text:bookmark text:name="syst_comm_eth_mac"/>SYSTem:COMMunicate:<text:span text:style-name="T15">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2">Syntax</text:p>
          </table:table-cell>
          <table:table-cell table:style-name="Table42.A1" table:number-columns-spanned="4" office:value-type="string">
            <text:p text:style-name="cmd_5f_root">SYSTem:COMMunicate:<text:span text:style-name="T9">ETHernet</text:span>:MAC {&lt;mac_address&gt;}</text:p>
            <text:p text:style-name="cmd_5f_root">SYSTem:COMMunicate:<text:span text:style-name="T9">ETHernet</text:span>:MAC?</text:p>
          </table:table-cell>
          <table:covered-table-cell/>
          <table:covered-table-cell/>
          <table:covered-table-cell/>
        </table:table-row>
        <table:table-row>
          <table:table-cell table:style-name="Table42.A1" office:value-type="string">
            <text:p text:style-name="P2">Description</text:p>
          </table:table-cell>
          <table:table-cell table:style-name="Table42.A1" table:number-columns-spanned="4" office:value-type="string">
            <text:p text:style-name="P10">Use this command to set Ethernet controller IC (W5500) MAC. You can set any combination of six hexadecimal values separated by “-”. Ethernet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2">Parameters</text:p>
          </table:table-cell>
          <table:table-cell table:style-name="Table42.B3" office:value-type="string">
            <text:p text:style-name="P6">Name</text:p>
          </table:table-cell>
          <table:table-cell table:style-name="Table42.B3" office:value-type="string">
            <text:p text:style-name="P6">Type</text:p>
          </table:table-cell>
          <table:table-cell table:style-name="Table42.B3" office:value-type="string">
            <text:p text:style-name="P6">Range</text:p>
          </table:table-cell>
          <table:table-cell table:style-name="Table42.B3" office:value-type="string">
            <text:p text:style-name="P6">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1">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1">74-69-69-2D-30-00</text:p>
          </table:table-cell>
        </table:table-row>
        <table:table-row>
          <table:table-cell table:style-name="Table42.A1" office:value-type="string">
            <text:p text:style-name="P2">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12"><text:span text:style-name="T11">Usage</text:span><text:span text:style-name="T12"> </text:span><text:span text:style-name="T11">example</text:span></text:p>
          </table:table-cell>
          <table:table-cell table:style-name="Table42.A1" table:number-columns-spanned="4" office:value-type="string">
            <text:p text:style-name="cmd_5f_code">SYST:COMM:ETH:MAC?</text:p>
            <text:p text:style-name="P14">"70-60-50-40-30-20"</text:p>
          </table:table-cell>
          <table:covered-table-cell/>
          <table:covered-table-cell/>
          <table:covered-table-cell/>
        </table:table-row>
      </table:table>
      <text:list xml:id="list800242558" text:continue-numbering="true" text:style-name="Outline">
        <text:list-item>
          <text:list>
            <text:list-item>
              <text:list>
                <text:list-item>
                  <text:h text:style-name="Heading_20_3" text:outline-level="3"><text:bookmark text:name="syst_comm_eth_port"/>SYSTem:COMMunicate:<text:span text:style-name="T15">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Syntax</text:p>
          </table:table-cell>
          <table:table-cell table:style-name="Table33.A1" table:number-columns-spanned="4" office:value-type="string">
            <text:p text:style-name="cmd_5f_root">SYSTem:COMMunicate:<text:span text:style-name="T9">ETHernet</text:span>:PORT {&lt;number&gt;}</text:p>
            <text:p text:style-name="cmd_5f_root">SYSTem:COMMunicate:<text:span text:style-name="T9">ETHernet</text:span>:PORT?</text:p>
          </table:table-cell>
          <table:covered-table-cell/>
          <table:covered-table-cell/>
          <table:covered-table-cell/>
        </table:table-row>
        <text:soft-page-break/>
        <table:table-row>
          <table:table-cell table:style-name="Table33.A1" office:value-type="string">
            <text:p text:style-name="P2">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2">Parameters</text:p>
          </table:table-cell>
          <table:table-cell table:style-name="Table33.B3" office:value-type="string">
            <text:p text:style-name="P6">Name</text:p>
          </table:table-cell>
          <table:table-cell table:style-name="Table33.B3" office:value-type="string">
            <text:p text:style-name="P6">Type</text:p>
          </table:table-cell>
          <table:table-cell table:style-name="Table33.B3" office:value-type="string">
            <text:p text:style-name="P6">Range</text:p>
          </table:table-cell>
          <table:table-cell table:style-name="Table33.B3" office:value-type="string">
            <text:p text:style-name="P6">Default</text:p>
          </table:table-cell>
        </table:table-row>
        <table:table-row>
          <table:covered-table-cell/>
          <table:table-cell table:style-name="Table33.A1" office:value-type="string">
            <text:p text:style-name="Standard">&lt;number&gt;</text:p>
          </table:table-cell>
          <table:table-cell table:style-name="Table33.A1" office:value-type="string">
            <text:p text:style-name="P1"><text:change text:change-id="ct139851617184216"/>NR1<text:change text:change-id="ct139851617182104"/></text:p>
          </table:table-cell>
          <table:table-cell table:style-name="Table33.A1" office:value-type="string">
            <text:p text:style-name="Standard">1-65535</text:p>
          </table:table-cell>
          <table:table-cell table:style-name="Table33.A1" office:value-type="string">
            <text:p text:style-name="P1">5025</text:p>
          </table:table-cell>
        </table:table-row>
        <table:table-row>
          <table:table-cell table:style-name="Table33.A1" office:value-type="string">
            <text:p text:style-name="P2">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P12"><text:span text:style-name="T11">Usage</text:span><text:span text:style-name="T12"> </text:span><text:span text:style-name="T11">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P12">Related Commands</text:p>
          </table:table-cell>
          <table:table-cell table:style-name="Table33.A1" table:number-columns-spanned="4" office:value-type="string">
            <text:p text:style-name="P2">SYSTem:COMMunicate:ENABle</text:p>
            <text:p text:style-name="P2">SYSTem:COMMunicate:ETHernet:CONTrol?</text:p>
          </table:table-cell>
          <table:covered-table-cell/>
          <table:covered-table-cell/>
          <table:covered-table-cell/>
        </table:table-row>
      </table:table>
      <text:list xml:id="list1848599504" text:continue-numbering="true" text:style-name="Outline">
        <text:list-item>
          <text:list>
            <text:list-item>
              <text:list>
                <text:list-item>
                  <text:h text:style-name="Heading_20_3" text:outline-level="3"><text:bookmark text:name="syst_comm_eth_smas"/>SYSTem:COMMunicate:<text:span text:style-name="T15">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Syntax</text:p>
          </table:table-cell>
          <table:table-cell table:style-name="Table34.A1" table:number-columns-spanned="4" office:value-type="string">
            <text:p text:style-name="cmd_5f_root">SYSTem:COMMunicate:<text:span text:style-name="T9">ETHernet</text:span>:SMASk {&lt;mask&gt;}</text:p>
            <text:p text:style-name="cmd_5f_root">SYSTem:COMMunicate:<text:span text:style-name="T9">ETHernet</text:span>:SMASk?</text:p>
          </table:table-cell>
          <table:covered-table-cell/>
          <table:covered-table-cell/>
          <table:covered-table-cell/>
        </table:table-row>
        <table:table-row>
          <table:table-cell table:style-name="Table34.A1" office:value-type="string">
            <text:p text:style-name="P2">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2">Parameters</text:p>
          </table:table-cell>
          <table:table-cell table:style-name="Table34.B3" office:value-type="string">
            <text:p text:style-name="P6">Name</text:p>
          </table:table-cell>
          <table:table-cell table:style-name="Table34.B3" office:value-type="string">
            <text:p text:style-name="P6">Type</text:p>
          </table:table-cell>
          <table:table-cell table:style-name="Table34.B3" office:value-type="string">
            <text:p text:style-name="P6">Range</text:p>
          </table:table-cell>
          <table:table-cell table:style-name="Table34.B3" office:value-type="string">
            <text:p text:style-name="P6">Default</text:p>
          </table:table-cell>
        </table:table-row>
        <table:table-row>
          <table:covered-table-cell/>
          <table:table-cell table:style-name="Table34.A1" office:value-type="string">
            <text:p text:style-name="Standard">&lt;mask&gt;</text:p>
          </table:table-cell>
          <table:table-cell table:style-name="Table34.A1" office:value-type="string">
            <text:p text:style-name="P1">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1">–</text:p>
          </table:table-cell>
        </table:table-row>
        <table:table-row>
          <table:table-cell table:style-name="Table34.A1" office:value-type="string">
            <text:p text:style-name="P2">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12"><text:span text:style-name="T11">Usage</text:span><text:span text:style-name="T12"> </text:span><text:span text:style-name="T11">example</text:span></text:p>
          </table:table-cell>
          <table:table-cell table:style-name="Table34.A1" table:number-columns-spanned="4" office:value-type="string">
            <text:p text:style-name="cmd_5f_code">SYST:COMM:ETH:SMAS <text:span text:style-name="T7">"</text:span>255.255.255.0<text:span text:style-name="T7">"</text:span></text:p>
          </table:table-cell>
          <table:covered-table-cell/>
          <table:covered-table-cell/>
          <table:covered-table-cell/>
        </table:table-row>
        <table:table-row>
          <table:table-cell table:style-name="Table34.A1" office:value-type="string">
            <text:p text:style-name="P12">Related Commands</text:p>
          </table:table-cell>
          <table:table-cell table:style-name="Table34.A1" table:number-columns-spanned="4" office:value-type="string">
            <text:p text:style-name="P2">SYSTem:COMMunicate:ETHernet:DHCP</text:p>
          </table:table-cell>
          <table:covered-table-cell/>
          <table:covered-table-cell/>
          <table:covered-table-cell/>
        </table:table-row>
      </table:table>
      <text:list xml:id="list593155562"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P2">Description</text:p>
          </table:table-cell>
          <table:table-cell table:style-name="Table35.A1" table:number-columns-spanned="4" office:value-type="string">
            <text:p text:style-name="Standard">Use this command to set the NTP service server network address. The PSU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P2">Parameters</text:p>
          </table:table-cell>
          <table:table-cell table:style-name="Table35.B3" office:value-type="string">
            <text:p text:style-name="P6">Name</text:p>
          </table:table-cell>
          <table:table-cell table:style-name="Table35.B3" office:value-type="string">
            <text:p text:style-name="P6">Type</text:p>
          </table:table-cell>
          <table:table-cell table:style-name="Table35.B3" office:value-type="string">
            <text:p text:style-name="P6">Range</text:p>
          </table:table-cell>
          <table:table-cell table:style-name="Table35.B3" office:value-type="string">
            <text:p text:style-name="P6">Default</text:p>
          </table:table-cell>
        </table:table-row>
        <table:table-row>
          <table:covered-table-cell/>
          <table:table-cell table:style-name="Table35.A1" office:value-type="string">
            <text:p text:style-name="Standard">&lt;server&gt;</text:p>
          </table:table-cell>
          <table:table-cell table:style-name="Table35.A1" office:value-type="string">
            <text:p text:style-name="P1">Quoted string</text:p>
          </table:table-cell>
          <table:table-cell table:style-name="Table35.A1" office:value-type="string">
            <text:p text:style-name="Standard">IP address or NTP server host name up to 32 characters</text:p>
          </table:table-cell>
          <table:table-cell table:style-name="Table35.A1" office:value-type="string">
            <text:p text:style-name="P1">europe.pool.ntp.org</text:p>
          </table:table-cell>
        </table:table-row>
        <table:table-row>
          <table:table-cell table:style-name="Table35.A1" office:value-type="string">
            <text:p text:style-name="P2">Return</text:p>
          </table:table-cell>
          <table:table-cell table:style-name="Table35.A1" table:number-columns-spanned="4" office:value-type="string">
            <text:p text:style-name="P2">The query command returns the NTP service server network address.</text:p>
          </table:table-cell>
          <table:covered-table-cell/>
          <table:covered-table-cell/>
          <table:covered-table-cell/>
        </table:table-row>
        <table:table-row>
          <table:table-cell table:style-name="Table35.A1" office:value-type="string">
            <text:p text:style-name="P12"><text:span text:style-name="T11">Usage</text:span><text:span text:style-name="T12"> </text:span><text:span text:style-name="T11">example</text:span></text:p>
          </table:table-cell>
          <table:table-cell table:style-name="Table35.A1" table:number-columns-spanned="4" office:value-type="string">
            <text:p text:style-name="cmd_5f_code">SYST:COMM:ENAB NTP</text:p>
            <text:p text:style-name="cmd_5f_code">SYST:COMM:NTP <text:span text:style-name="T7">"</text:span>ntp.ubuntu.com<text:span text:style-name="T7">"</text:span></text:p>
          </table:table-cell>
          <table:covered-table-cell/>
          <table:covered-table-cell/>
          <table:covered-table-cell/>
        </table:table-row>
        <table:table-row table:style-name="Table35.7">
          <table:table-cell table:style-name="Table35.A1" office:value-type="string">
            <text:p text:style-name="P12">Related Commands</text:p>
          </table:table-cell>
          <table:table-cell table:style-name="Table35.A1" table:number-columns-spanned="4" office:value-type="string">
            <text:p text:style-name="P2">*RST</text:p>
            <text:p text:style-name="P2">SYSTem:COMMunicate:ENABle</text:p>
            <text:p text:style-name="P2">SYSTem:DATE</text:p>
            <text:p text:style-name="P2">SYSTem:TIME</text:p>
          </table:table-cell>
          <table:covered-table-cell/>
          <table:covered-table-cell/>
          <table:covered-table-cell/>
        </table:table-row>
      </table:table>
      <text:list xml:id="list2122487535" text:continue-numbering="true"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ext:soft-page-break/>
        <table:table-row>
          <table:table-cell table:style-name="Table19.A1" office:value-type="string">
            <text:p text:style-name="P2">Description</text:p>
          </table:table-cell>
          <table:table-cell table:style-name="Table19.A1" table:number-columns-spanned="4" office:value-type="string">
            <text:p text:style-name="P2">This command configures the remote/local state of the PSU according to the following settings:</text:p>
            <text:list xml:id="list2174564821" text:continue-list="list103385503" text:style-name="List_20_1">
              <text:list-item>
                <text:p text:style-name="List_20_1_20_Start">LOCal – The PSU is set to front panel and remote interface control.</text:p>
              </text:list-item>
              <text:list-item>
                <text:p text:style-name="List_20_1">REMote – The PSU is set to front panel and remote interface control.</text:p>
              </text:list-item>
              <text:list-item>
                <text:p text:style-name="List_20_1_20_End">RWLock – The front panel keys are disabled. The PSU can only be controlled via the remote interface. This programmable setting is completely independent from the front panel lock/unlock function that is available from the front panel menu. <text:span text:style-name="T3">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2">Parameters</text:p>
          </table:table-cell>
          <table:table-cell table:style-name="Table19.B3" office:value-type="string">
            <text:p text:style-name="P6">Name</text:p>
          </table:table-cell>
          <table:table-cell table:style-name="Table19.B3" office:value-type="string">
            <text:p text:style-name="P6">Type</text:p>
          </table:table-cell>
          <table:table-cell table:style-name="Table19.B3" office:value-type="string">
            <text:p text:style-name="P6">Range</text:p>
          </table:table-cell>
          <table:table-cell table:style-name="Table19.B3" office:value-type="string">
            <text:p text:style-name="P6">Default</text:p>
          </table:table-cell>
        </table:table-row>
        <table:table-row>
          <table:covered-table-cell/>
          <table:table-cell table:style-name="Table19.A1" office:value-type="string">
            <text:p text:style-name="Standard">&lt;state&gt;</text:p>
          </table:table-cell>
          <table:table-cell table:style-name="Table19.A1" office:value-type="string">
            <text:p text:style-name="P1">Discrete</text:p>
          </table:table-cell>
          <table:table-cell table:style-name="Table19.A1" office:value-type="string">
            <text:p text:style-name="P1">LOCal|REMote|RWLock</text:p>
          </table:table-cell>
          <table:table-cell table:style-name="Table19.A1" office:value-type="string">
            <text:p text:style-name="P1">LOCal</text:p>
          </table:table-cell>
        </table:table-row>
        <table:table-row>
          <table:table-cell table:style-name="Table19.A1" office:value-type="string">
            <text:p text:style-name="P2">Return</text:p>
          </table:table-cell>
          <table:table-cell table:style-name="Table19.A1" table:number-columns-spanned="4" office:value-type="string">
            <text:p text:style-name="P2">The query command returns control state of the PSU that could be LOC, REM, or RWL.</text:p>
          </table:table-cell>
          <table:covered-table-cell/>
          <table:covered-table-cell/>
          <table:covered-table-cell/>
        </table:table-row>
        <table:table-row>
          <table:table-cell table:style-name="Table19.A1" office:value-type="string">
            <text:p text:style-name="P12"><text:span text:style-name="T11">Usage</text:span><text:span text:style-name="T12"> </text:span><text:span text:style-name="T11">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P12">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470819688" text:continue-list="list2122487535"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P2">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table:number-rows-spanned="2" office:value-type="string">
            <text:p text:style-name="P2">Parameters</text:p>
          </table:table-cell>
          <table:table-cell table:style-name="Table39.B3" office:value-type="string">
            <text:p text:style-name="P6">Name</text:p>
          </table:table-cell>
          <table:table-cell table:style-name="Table39.B3" office:value-type="string">
            <text:p text:style-name="P6">Type</text:p>
          </table:table-cell>
          <table:table-cell table:style-name="Table39.B3" office:value-type="string">
            <text:p text:style-name="P6">Range</text:p>
          </table:table-cell>
          <table:table-cell table:style-name="Table39.B3" office:value-type="string">
            <text:p text:style-name="P6">Default</text:p>
          </table:table-cell>
        </table:table-row>
        <table:table-row>
          <table:covered-table-cell/>
          <table:table-cell table:style-name="Table39.A1" office:value-type="string">
            <text:p text:style-name="Standard">&lt;speed&gt;</text:p>
          </table:table-cell>
          <table:table-cell table:style-name="Table39.A1" office:value-type="string">
            <text:p text:style-name="P1"><text:change text:change-id="ct139851617182680"/>NR1<text:change text:change-id="ct139852092957648"/></text:p>
          </table:table-cell>
          <table:table-cell table:style-name="Table39.A1" office:value-type="string">
            <text:p text:style-name="Standard">4800|9600|19200|38400|57600|115200</text:p>
          </table:table-cell>
          <table:table-cell table:style-name="Table39.A1" office:value-type="string">
            <text:p text:style-name="P1">9600</text:p>
          </table:table-cell>
        </table:table-row>
        <table:table-row>
          <table:table-cell table:style-name="Table39.A1" office:value-type="string">
            <text:p text:style-name="P2">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office:value-type="string">
            <text:p text:style-name="P12"><text:span text:style-name="T11">Usage</text:span><text:span text:style-name="T12"> </text:span><text:span text:style-name="T11">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P12">Related Commands</text:p>
          </table:table-cell>
          <table:table-cell table:style-name="Table39.A1" table:number-columns-spanned="4" office:value-type="string">
            <text:p text:style-name="P2">SYSTem:COMMunicate:ENABle</text:p>
          </table:table-cell>
          <table:covered-table-cell/>
          <table:covered-table-cell/>
          <table:covered-table-cell/>
        </table:table-row>
      </table:table>
      <text:list xml:id="list655321060"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2">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P2">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table:number-rows-spanned="2" office:value-type="string">
            <text:p text:style-name="P2">Parameters</text:p>
          </table:table-cell>
          <table:table-cell table:style-name="Table132.B3" office:value-type="string">
            <text:p text:style-name="P6">Name</text:p>
          </table:table-cell>
          <table:table-cell table:style-name="Table132.B3" office:value-type="string">
            <text:p text:style-name="P6">Type</text:p>
          </table:table-cell>
          <table:table-cell table:style-name="Table132.B3" office:value-type="string">
            <text:p text:style-name="P6">Range</text:p>
          </table:table-cell>
          <table:table-cell table:style-name="Table132.B3" office:value-type="string">
            <text:p text:style-name="P6">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1">Discrete</text:p>
          </table:table-cell>
          <table:table-cell table:style-name="Table132.A1" office:value-type="string">
            <text:p text:style-name="Standard">EVEN|MARK|NONE|ODD|SPACE</text:p>
          </table:table-cell>
          <table:table-cell table:style-name="Table132.A1" office:value-type="string">
            <text:p text:style-name="P1">NONE</text:p>
          </table:table-cell>
        </table:table-row>
        <table:table-row>
          <table:table-cell table:style-name="Table132.A1" office:value-type="string">
            <text:p text:style-name="P2">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office:value-type="string">
            <text:p text:style-name="P12"><text:span text:style-name="T11">Usage</text:span><text:span text:style-name="T12"> </text:span><text:soft-page-break/><text:span text:style-name="T11">example</text:span></text:p>
          </table:table-cell>
          <table:table-cell table:style-name="Table132.A1" table:number-columns-spanned="4" office:value-type="string">
            <text:p text:style-name="cmd_5f_code">SYST:COMM:SER:PAR?</text:p>
            <text:p text:style-name="cmd_5f_code_20_Start"><text:soft-page-break/>NONE</text:p>
          </table:table-cell>
          <table:covered-table-cell/>
          <table:covered-table-cell/>
          <table:covered-table-cell/>
        </table:table-row>
        <table:table-row>
          <table:table-cell table:style-name="Table132.A1" office:value-type="string">
            <text:p text:style-name="P12">Related Commands</text:p>
          </table:table-cell>
          <table:table-cell table:style-name="Table132.A1" table:number-columns-spanned="4" office:value-type="string">
            <text:p text:style-name="P2">SYSTem:COMMunicate:ENABle</text:p>
          </table:table-cell>
          <table:covered-table-cell/>
          <table:covered-table-cell/>
          <table:covered-table-cell/>
        </table:table-row>
      </table:table>
      <text:list xml:id="list1307762610" text:continue-numbering="true" text:style-name="Outline">
        <text:list-item>
          <text:list>
            <text:list-item>
              <text:list>
                <text:list-item>
                  <text:h text:style-name="Heading_20_3"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Syntax</text:p>
          </table:table-cell>
          <table:table-cell table:style-name="Table8.A1" office:value-type="string">
            <text:p text:style-name="cmd_5f_root">SYSTem:CPU:INFOrmation:ETHernet:TYPE?</text:p>
          </table:table-cell>
        </table:table-row>
        <table:table-row>
          <table:table-cell table:style-name="Table8.A1" office:value-type="string">
            <text:p text:style-name="P2">Description</text:p>
          </table:table-cell>
          <table:table-cell table:style-name="Table8.A1" office:value-type="string">
            <text:p text:style-name="P2">This query returns the name of Ethernet controller installed on the control board (Arduino Shield). If simulator is used it returns “Simulator”.</text:p>
          </table:table-cell>
        </table:table-row>
        <table:table-row>
          <table:table-cell table:style-name="Table8.A1" office:value-type="string">
            <text:p text:style-name="P12">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12"><text:span text:style-name="T11">Usage</text:span><text:span text:style-name="T12"> </text:span><text:span text:style-name="T11">example</text:span></text:p>
          </table:table-cell>
          <table:table-cell table:style-name="Table8.A1" office:value-type="string">
            <text:p text:style-name="cmd_5f_code">SYST:CPU:INFO:ETH:TYPE?</text:p>
            <text:p text:style-name="cmd_5f_code_20_Start">"W5500"</text:p>
          </table:table-cell>
        </table:table-row>
      </table:table>
      <text:list xml:id="list688687765"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P2">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2">Parameters</text:p>
          </table:table-cell>
          <table:table-cell table:style-name="Table14.A1" office:value-type="string">
            <text:p text:style-name="P6">Name</text:p>
          </table:table-cell>
          <table:table-cell table:style-name="Table14.A1" office:value-type="string">
            <text:p text:style-name="P6">Type</text:p>
          </table:table-cell>
          <table:table-cell table:style-name="Table14.A1" office:value-type="string">
            <text:p text:style-name="P6">Range</text:p>
          </table:table-cell>
          <table:table-cell table:style-name="Table14.A1" office:value-type="string">
            <text:p text:style-name="P6">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12"><text:span text:style-name="T11">Usage</text:span><text:span text:style-name="T12"> </text:span><text:span text:style-name="T11">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242667579"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2">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2">Description</text:p>
          </table:table-cell>
          <table:table-cell table:style-name="Table15.A1" table:number-columns-spanned="4" office:value-type="string">
            <text:p text:style-name="P2">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2">Parameters</text:p>
          </table:table-cell>
          <table:table-cell table:style-name="Table15.A1" office:value-type="string">
            <text:p text:style-name="P6">Name</text:p>
          </table:table-cell>
          <table:table-cell table:style-name="Table15.A1" office:value-type="string">
            <text:p text:style-name="P6">Type</text:p>
          </table:table-cell>
          <table:table-cell table:style-name="Table15.A1" office:value-type="string">
            <text:p text:style-name="P6">Range</text:p>
          </table:table-cell>
          <table:table-cell table:style-name="Table15.A1" office:value-type="string">
            <text:p text:style-name="P6">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12"><text:span text:style-name="T11">Usage</text:span><text:span text:style-name="T12"> </text:span><text:span text:style-name="T11">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917556820"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2">Syntax</text:p>
          </table:table-cell>
          <table:table-cell table:style-name="Table7.A1" office:value-type="string">
            <text:p text:style-name="cmd_5f_root">SYSTem:CPU:INFOrmation:TYPE?</text:p>
          </table:table-cell>
        </table:table-row>
        <table:table-row>
          <table:table-cell table:style-name="Table7.A1" office:value-type="string">
            <text:p text:style-name="P2">Description</text:p>
          </table:table-cell>
          <table:table-cell table:style-name="Table7.A1" office:value-type="string">
            <text:p text:style-name="P2">This query returns the name of CPU installed on the control board (Arduino Shield). If simulator is used it returns “Simulator”.</text:p>
          </table:table-cell>
        </table:table-row>
        <table:table-row>
          <table:table-cell table:style-name="Table7.A1" office:value-type="string">
            <text:p text:style-name="P12"><text:span text:style-name="T11">Usage</text:span><text:span text:style-name="T12"> </text:span><text:span text:style-name="T11">example</text:span></text:p>
          </table:table-cell>
          <table:table-cell table:style-name="Table7.A1" office:value-type="string">
            <text:p text:style-name="cmd_5f_code">SYST:CPU:<text:change-start text:change-id="ct139852092957840"/>INFO:<text:change-end text:change-id="ct139852092957840"/>TYPE?</text:p>
            <text:p text:style-name="cmd_5f_code_20_Start">"Due"</text:p>
          </table:table-cell>
        </table:table-row>
        <table:table-row>
          <table:table-cell table:style-name="Table7.A1" office:value-type="string">
            <text:p text:style-name="P12">Related Commands</text:p>
          </table:table-cell>
          <table:table-cell table:style-name="Table7.A1" office:value-type="string">
            <text:p text:style-name="Standard">*IDN?</text:p>
          </table:table-cell>
        </table:table-row>
      </table:table>
      <text:list xml:id="list1977644522"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Syntax</text:p>
          </table:table-cell>
          <table:table-cell table:style-name="Table11.A1" office:value-type="string">
            <text:p text:style-name="cmd_5f_root">SYSTem:CPU:MODel?</text:p>
          </table:table-cell>
        </table:table-row>
        <table:table-row>
          <table:table-cell table:style-name="Table11.A1" office:value-type="string">
            <text:p text:style-name="P2">Description</text:p>
          </table:table-cell>
          <table:table-cell table:style-name="Table11.A1" office:value-type="string">
            <text:p text:style-name="P2">This query returns the name of the control board (Arduino Shield). If simulator is used it <text:soft-page-break/>returns “Simulator” and its version.</text:p>
          </table:table-cell>
        </table:table-row>
        <table:table-row>
          <table:table-cell table:style-name="Table11.A1" office:value-type="string">
            <text:p text:style-name="P12"><text:span text:style-name="T11">Usage</text:span><text:span text:style-name="T12"> </text:span><text:span text:style-name="T11">example</text:span></text:p>
          </table:table-cell>
          <table:table-cell table:style-name="Table11.A1" office:value-type="string">
            <text:p text:style-name="Standard">If revision 1 Arduino Shield is detected:</text:p>
            <text:p text:style-name="cmd_5f_code_20_Start">SYST:CPU:MOD<text:change text:change-id="ct139851618596752"/>?</text:p>
            <text:p text:style-name="cmd_5f_code_5f_single">"Arduino, r5B12"</text:p>
            <text:p text:style-name="Standard">If firmware is running on simulator:</text:p>
            <text:p text:style-name="cmd_5f_code_20_Start">SYST:CPU:MOD<text:change text:change-id="ct139851617183256"/>?</text:p>
            <text:p text:style-name="cmd_5f_code_20_Start">"Simulator, <text:change text:change-id="ct139850700483792"/><text:change-start text:change-id="ct139850700483984"/>v1.1<text:change-end text:change-id="ct139850700483984"/>"</text:p>
          </table:table-cell>
        </table:table-row>
        <table:table-row>
          <table:table-cell table:style-name="Table11.A1" office:value-type="string">
            <text:p text:style-name="P12">Related Commands</text:p>
          </table:table-cell>
          <table:table-cell table:style-name="Table11.A1" office:value-type="string">
            <text:p text:style-name="Standard">SYSTem:CPU:OPTion?</text:p>
          </table:table-cell>
        </table:table-row>
      </table:table>
      <text:list xml:id="list1124832447"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2">Syntax</text:p>
          </table:table-cell>
          <table:table-cell table:style-name="Table9.A1" office:value-type="string">
            <text:p text:style-name="cmd_5f_root">SYSTem:CPU:OPTion?</text:p>
          </table:table-cell>
        </table:table-row>
        <table:table-row>
          <table:table-cell table:style-name="Table9.A1" office:value-type="string">
            <text:p text:style-name="P2">Description</text:p>
          </table:table-cell>
          <table:table-cell table:style-name="Table9.A1" office:value-type="string">
            <text:p text:style-name="P2">This query returns a list of all installed options on the control board. The information will be returned as a list of quoted strings.</text:p>
          </table:table-cell>
        </table:table-row>
        <table:table-row>
          <table:table-cell table:style-name="Table9.A1" office:value-type="string">
            <text:p text:style-name="P12"><text:span text:style-name="T11">Usage</text:span><text:span text:style-name="T12"> </text:span><text:span text:style-name="T11">example</text:span></text:p>
          </table:table-cell>
          <table:table-cell table:style-name="Table9.A1" office:value-type="string">
            <text:p text:style-name="cmd_5f_code">SYST:CPU:OPT?</text:p>
            <text:p text:style-name="cmd_5f_code_20_Start">"BPost, EEPROM, RTC, SDcard, Ethernet, Display, Watchdog" </text:p>
          </table:table-cell>
        </table:table-row>
        <table:table-row>
          <table:table-cell table:style-name="Table9.A1" office:value-type="string">
            <text:p text:style-name="P12">Related Commands</text:p>
          </table:table-cell>
          <table:table-cell table:style-name="Table9.A1" office:value-type="string">
            <text:p text:style-name="Standard">SYSTem:CPU:MODel?</text:p>
          </table:table-cell>
        </table:table-row>
      </table:table>
      <text:list xml:id="list1480654084"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Syntax</text:p>
          </table:table-cell>
          <table:table-cell table:style-name="Table83.A1" table:number-columns-spanned="4" office:value-type="string">
            <text:p text:style-name="cmd_5f_root">SYSTem:DATE {&lt;year&gt;<text:change-start text:change-id="ct139850700482256"/>}<text:change-end text:change-id="ct139850700482256"/>,<text:change-start text:change-id="ct139851618597136"/> {<text:change-end text:change-id="ct139851618597136"/>&lt;month&gt;<text:change-start text:change-id="ct139851618597328"/>}<text:change-end text:change-id="ct139851618597328"/>,<text:change-start text:change-id="ct139851618597520"/> {<text:change-end text:change-id="ct139851618597520"/>&lt;day&gt;}</text:p>
            <text:p text:style-name="cmd_5f_root">SYSTem:DATE?</text:p>
          </table:table-cell>
          <table:covered-table-cell/>
          <table:covered-table-cell/>
          <table:covered-table-cell/>
        </table:table-row>
        <table:table-row>
          <table:table-cell table:style-name="Table83.A1" office:value-type="string">
            <text:p text:style-name="P2">Description</text:p>
          </table:table-cell>
          <table:table-cell table:style-name="Table83.A1" table:number-columns-spanned="4" office:value-type="string">
            <text:p text:style-name="Standard">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2">Parameters</text:p>
          </table:table-cell>
          <table:table-cell table:style-name="Table83.B3" office:value-type="string">
            <text:p text:style-name="P6">Name</text:p>
          </table:table-cell>
          <table:table-cell table:style-name="Table83.B3" office:value-type="string">
            <text:p text:style-name="P6">Type</text:p>
          </table:table-cell>
          <table:table-cell table:style-name="Table83.B3" office:value-type="string">
            <text:p text:style-name="P6">Range</text:p>
          </table:table-cell>
          <table:table-cell table:style-name="Table83.B3" office:value-type="string">
            <text:p text:style-name="P6">Default</text:p>
          </table:table-cell>
        </table:table-row>
        <table:table-row>
          <table:covered-table-cell/>
          <table:table-cell table:style-name="Table83.A1" office:value-type="string">
            <text:p text:style-name="Standard">&lt;year&gt;</text:p>
          </table:table-cell>
          <table:table-cell table:style-name="Table83.A1" office:value-type="string">
            <text:p text:style-name="P1"><text:change text:change-id="ct139851617183064"/>NR1<text:change text:change-id="ct139851616409672"/></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text:change text:change-id="ct139851615221072"/><text:change-start text:change-id="ct139851615221456"/>NR1<text:change-end text:change-id="ct139851615221456"/></text:p>
          </table:table-cell>
          <table:table-cell table:style-name="Table83.D5"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text:change text:change-id="ct139851615220112"/><text:change-start text:change-id="ct139851615219920"/>NR1<text:change-end text:change-id="ct139851615219920"/></text:p>
          </table:table-cell>
          <table:table-cell table:style-name="Table83.D5"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2">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P12"><text:span text:style-name="T11">Usage</text:span><text:span text:style-name="T12"> </text:span><text:span text:style-name="T11">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12">Related Commands</text:p>
          </table:table-cell>
          <table:table-cell table:style-name="Table83.A1" table:number-columns-spanned="4" office:value-type="string">
            <text:p text:style-name="P2">*TST?</text:p>
            <text:p text:style-name="P2">DIAGnostic[:INFOrmation]:TEST?</text:p>
            <text:p text:style-name="P2">SYSTem:TIME</text:p>
          </table:table-cell>
          <table:covered-table-cell/>
          <table:covered-table-cell/>
          <table:covered-table-cell/>
        </table:table-row>
      </table:table>
      <text:list xml:id="list1763846770" text:continue-numbering="true" text:style-name="Outline">
        <text:list-item>
          <text:list>
            <text:list-item>
              <text:list>
                <text:list-item>
                  <text:h text:style-name="Heading_20_3" text:outline-level="3"><text:bookmark text:name="syst_dig_inp_data"/><text:change-start text:change-id="ct139851618597712"/>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2">Syntax</text:p>
          </table:table-cell>
          <table:table-cell table:style-name="Table44.A1" table:number-columns-spanned="4" office:value-type="string">
            <text:p text:style-name="cmd_5f_root">SYSTem:DIGital:INPut:DATA? {&lt;pin&gt;}</text:p>
          </table:table-cell>
          <table:covered-table-cell/>
          <table:covered-table-cell/>
          <table:covered-table-cell/>
        </table:table-row>
        <table:table-row>
          <table:table-cell table:style-name="Table44.A1" office:value-type="string">
            <text:p text:style-name="P2">Description</text:p>
          </table:table-cell>
          <table:table-cell table:style-name="Table44.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44.A1" office:value-type="string">
            <text:p text:style-name="P2">Return</text:p>
          </table:table-cell>
          <table:table-cell table:style-name="Table44.A1" table:number-columns-spanned="4" office:value-type="string">
            <text:p text:style-name="Standard">The query returns the value of the state of input pin.</text:p>
          </table:table-cell>
          <table:covered-table-cell/>
          <table:covered-table-cell/>
          <table:covered-table-cell/>
        </table:table-row>
        <text:soft-page-break/>
        <table:table-row>
          <table:table-cell table:style-name="Table44.A1" table:number-rows-spanned="2" office:value-type="string">
            <text:p text:style-name="P2">Parameters</text:p>
          </table:table-cell>
          <table:table-cell table:style-name="Table44.B4" office:value-type="string">
            <text:p text:style-name="P6">Name</text:p>
          </table:table-cell>
          <table:table-cell table:style-name="Table44.B4" office:value-type="string">
            <text:p text:style-name="P6">Type</text:p>
          </table:table-cell>
          <table:table-cell table:style-name="Table44.B4" office:value-type="string">
            <text:p text:style-name="P6">Range</text:p>
          </table:table-cell>
          <table:table-cell table:style-name="Table44.B4" office:value-type="string">
            <text:p text:style-name="P6">Default</text:p>
          </table:table-cell>
        </table:table-row>
        <table:table-row>
          <table:covered-table-cell/>
          <table:table-cell table:style-name="Table44.A1" office:value-type="string">
            <text:p text:style-name="Standard">&lt;pin&gt;</text:p>
          </table:table-cell>
          <table:table-cell table:style-name="Table44.A1" office:value-type="string">
            <text:p text:style-name="P1">NR1</text:p>
          </table:table-cell>
          <table:table-cell table:style-name="Table44.A1" office:value-type="string">
            <text:p text:style-name="P1">1</text:p>
          </table:table-cell>
          <table:table-cell table:style-name="Table44.A1" office:value-type="string">
            <text:p text:style-name="P1">1</text:p>
          </table:table-cell>
        </table:table-row>
        <table:table-row>
          <table:table-cell table:style-name="Table44.A1" office:value-type="string">
            <text:p text:style-name="P12"><text:span text:style-name="T11">Usage</text:span><text:span text:style-name="T12"> </text:span><text:span text:style-name="T11">example</text:span></text:p>
          </table:table-cell>
          <table:table-cell table:style-name="Table44.A1" table:number-columns-spanned="4" office:value-type="string">
            <text:p text:style-name="cmd_5f_code_20_End">SYST:DIG:INP:DATA? 1</text:p>
            <text:p text:style-name="cmd_5f_code">1</text:p>
          </table:table-cell>
          <table:covered-table-cell/>
          <table:covered-table-cell/>
          <table:covered-table-cell/>
        </table:table-row>
        <table:table-row>
          <table:table-cell table:style-name="Table44.A1" office:value-type="string">
            <text:p text:style-name="P12">Related Commands</text:p>
          </table:table-cell>
          <table:table-cell table:style-name="Table44.A1" table:number-columns-spanned="4" office:value-type="string">
            <text:p text:style-name="P2">SYSTem:DIGital:PIN&lt;n&gt;:FUNCtion</text:p>
            <text:p text:style-name="P2">SYSTem:DIGital:PIN&lt;n&gt;:POLarity</text:p>
          </table:table-cell>
          <table:covered-table-cell/>
          <table:covered-table-cell/>
          <table:covered-table-cell/>
        </table:table-row>
      </table:table>
      <text:list xml:id="list277384129" text:continue-numbering="true" text:style-name="Outline">
        <text:list-item>
          <text:list>
            <text:list-item>
              <text:list>
                <text:list-item>
                  <text:h text:style-name="Heading_20_3"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2">Syntax</text:p>
          </table:table-cell>
          <table:table-cell table:style-name="Table45.A1" table:number-columns-spanned="4" office:value-type="string">
            <text:p text:style-name="cmd_5f_root">SYSTem:DIGital:OUTPut:DATA {&lt;pin&gt;}, {&lt;state&gt;}</text:p>
            <text:p text:style-name="cmd_5f_root">SYSTem:DIGital:OUTPut:DATA? {&lt;pin&gt;}</text:p>
          </table:table-cell>
          <table:covered-table-cell/>
          <table:covered-table-cell/>
          <table:covered-table-cell/>
        </table:table-row>
        <table:table-row>
          <table:table-cell table:style-name="Table45.A1" office:value-type="string">
            <text:p text:style-name="P2">Description</text:p>
          </table:table-cell>
          <table:table-cell table:style-name="Table45.A1" table:number-columns-spanned="4" office:value-type="string">
            <text:p text:style-name="Standard">This command sets the output data on the digital output pin.</text:p>
            <text:p text:style-name="note">Applies only to pin 2 and pin 3. This command is supported on Arduino Shield r5B11 or newer revision.</text:p>
          </table:table-cell>
          <table:covered-table-cell/>
          <table:covered-table-cell/>
          <table:covered-table-cell/>
        </table:table-row>
        <table:table-row>
          <table:table-cell table:style-name="Table45.A1" office:value-type="string">
            <text:p text:style-name="P2">Return</text:p>
          </table:table-cell>
          <table:table-cell table:style-name="Table45.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45.A1" table:number-rows-spanned="2" office:value-type="string">
            <text:p text:style-name="P2">Parameters</text:p>
          </table:table-cell>
          <table:table-cell table:style-name="Table45.B4" office:value-type="string">
            <text:p text:style-name="P6">Name</text:p>
          </table:table-cell>
          <table:table-cell table:style-name="Table45.B4" office:value-type="string">
            <text:p text:style-name="P6">Type</text:p>
          </table:table-cell>
          <table:table-cell table:style-name="Table45.B4" office:value-type="string">
            <text:p text:style-name="P6">Range</text:p>
          </table:table-cell>
          <table:table-cell table:style-name="Table45.B4" office:value-type="string">
            <text:p text:style-name="P6">Default</text:p>
          </table:table-cell>
        </table:table-row>
        <table:table-row>
          <table:covered-table-cell/>
          <table:table-cell table:style-name="Table45.A1" office:value-type="string">
            <text:p text:style-name="Standard">&lt;pin&gt;</text:p>
          </table:table-cell>
          <table:table-cell table:style-name="Table45.A1" office:value-type="string">
            <text:p text:style-name="P1">NR1</text:p>
          </table:table-cell>
          <table:table-cell table:style-name="Table45.A1" office:value-type="string">
            <text:p text:style-name="P1">2 – 3</text:p>
          </table:table-cell>
          <table:table-cell table:style-name="Table45.A1" office:value-type="string">
            <text:p text:style-name="P9">–</text:p>
          </table:table-cell>
        </table:table-row>
        <table:table-row>
          <table:table-cell table:style-name="Table45.A1" office:value-type="string">
            <text:p text:style-name="Standard"/>
          </table:table-cell>
          <table:table-cell table:style-name="Table45.A1" office:value-type="string">
            <text:p text:style-name="Standard">&lt;state&gt;</text:p>
          </table:table-cell>
          <table:table-cell table:style-name="Table45.A1" office:value-type="string">
            <text:p text:style-name="P1">Discrete</text:p>
          </table:table-cell>
          <table:table-cell table:style-name="Table45.A1" office:value-type="string">
            <text:p text:style-name="P1">ON|OFF|0|1</text:p>
          </table:table-cell>
          <table:table-cell table:style-name="Table45.A1" office:value-type="string">
            <text:p text:style-name="P9">–</text:p>
          </table:table-cell>
        </table:table-row>
        <table:table-row>
          <table:table-cell table:style-name="Table45.A1" office:value-type="string">
            <text:p text:style-name="P12"><text:span text:style-name="T11">Usage</text:span><text:span text:style-name="T12"> </text:span><text:span text:style-name="T11">example</text:span></text:p>
          </table:table-cell>
          <table:table-cell table:style-name="Table45.A1" table:number-columns-spanned="4" office:value-type="string">
            <text:p text:style-name="cmd_5f_code_5f_single">SYST:DIG:OUTP:DATA 2, 0</text:p>
          </table:table-cell>
          <table:covered-table-cell/>
          <table:covered-table-cell/>
          <table:covered-table-cell/>
        </table:table-row>
        <table:table-row>
          <table:table-cell table:style-name="Table45.A1" office:value-type="string">
            <text:p text:style-name="P12">Errors</text:p>
          </table:table-cell>
          <table:table-cell table:style-name="Table45.A1" table:number-columns-spanned="4" office:value-type="string">
            <text:p text:style-name="cmd_5f_code">-114,"Header suffix out of range"</text:p>
          </table:table-cell>
          <table:covered-table-cell/>
          <table:covered-table-cell/>
          <table:covered-table-cell/>
        </table:table-row>
        <table:table-row>
          <table:table-cell table:style-name="Table45.A1" office:value-type="string">
            <text:p text:style-name="P12">Related Commands</text:p>
          </table:table-cell>
          <table:table-cell table:style-name="Table45.A1" table:number-columns-spanned="4" office:value-type="string">
            <text:p text:style-name="P2">SYSTem:DIGital:PIN&lt;n&gt;:FUNCtion</text:p>
            <text:p text:style-name="P2">SYSTem:DIGital:PIN&lt;n&gt;:POLarity</text:p>
          </table:table-cell>
          <table:covered-table-cell/>
          <table:covered-table-cell/>
          <table:covered-table-cell/>
        </table:table-row>
      </table:table>
      <text:list xml:id="list1903768631" text:continue-numbering="true" text:style-name="Outline">
        <text:list-item>
          <text:list>
            <text:list-item>
              <text:list>
                <text:list-item>
                  <text:h text:style-name="Heading_20_3" text:outline-level="3"><text:bookmark text:name="syst_dig_pin_func"/>SYSTem:DIGital:PIN&lt;n&gt;:FUNCtion<text:change-end text:change-id="ct139851618597712"/></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2"><text:change-start text:change-id="ct139851615221648"/>Syntax<text:change-end text:change-id="ct139851615221648"/></text:p>
          </table:table-cell>
          <table:table-cell table:style-name="Table46.A1" table:number-columns-spanned="4" office:value-type="string">
            <text:p text:style-name="cmd_5f_root"><text:change-start text:change-id="ct139851615220496"/>SYSTem:DIGital:PIN&lt;n&gt;:FUNCtion {&lt;function&gt;}</text:p>
            <text:p text:style-name="cmd_5f_root">SYSTem:DIGital:PIN&lt;n&gt;:FUNCtion?<text:change-end text:change-id="ct139851615220496"/></text:p>
          </table:table-cell>
          <table:covered-table-cell/>
          <table:covered-table-cell/>
          <table:covered-table-cell/>
        </table:table-row>
        <table:table-row>
          <table:table-cell table:style-name="Table46.A1" office:value-type="string">
            <text:p text:style-name="P2"><text:change-start text:change-id="ct139851618597904"/>Description<text:change-end text:change-id="ct139851618597904"/></text:p>
          </table:table-cell>
          <table:table-cell table:style-name="Table46.A1" table:number-columns-spanned="4" office:value-type="string">
            <text:p text:style-name="P2"><text:change-start text:change-id="ct139851615221840"/>Use this command to set function of the selected digital port pin. The pin function is saved in non-volatile memory.</text:p>
            <text:p text:style-name="P2"/>
            <text:p text:style-name="note">All input functions applies only to pin1 and all output functions applies only to pin 2 and pin 3.</text:p>
            <text:list xml:id="list781708525" text:continue-list="list2174564821" text:style-name="List_20_1">
              <text:list-item>
                <text:p text:style-name="List_20_1_20_Start">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Fan fault is detected.</text:p>
              </text:list-item>
              <text:list-item>
                <text:p text:style-name="List_20_1">INHibit – When pin is configured as an inhibit input, a true signal at the pin will disable all output channels.</text:p>
              </text:list-item>
              <text:list-item>
                <text:p text:style-name="List_20_1">ONCouple – output pin synchronize channel output state.</text:p>
              </text:list-item>
              <text:list-item>
                <text:p text:style-name="List_20_1">TINPut – The pin is configured as a trigger input. When configured as a trigger input, the pin can be selected as the source for trigger signals. See TRIGger[:SEQuence]:SOURce.</text:p>
              </text:list-item>
              <text:list-item>
                <text:p text:style-name="List_20_1_20_End">TOUTput – This allows a BUS trigger to be sent to any digital port pin that has been configured as a trigger output. A trigger out pulse is generated when the state is on and a bus trigger is received. A BUS trigger is generated using the *TRG command.<text:change-end text:change-id="ct139851615221840"/></text:p>
              </text:list-item>
            </text:list>
          </table:table-cell>
          <table:covered-table-cell/>
          <table:covered-table-cell/>
          <table:covered-table-cell/>
        </table:table-row>
        <table:table-row>
          <table:table-cell table:style-name="Table46.A1" office:value-type="string">
            <text:p text:style-name="P2"><text:change-start text:change-id="ct139851615220880"/>Return<text:change-end text:change-id="ct139851615220880"/></text:p>
          </table:table-cell>
          <table:table-cell table:style-name="Table46.A1" table:number-columns-spanned="4" office:value-type="string">
            <text:p text:style-name="P2"><text:change-start text:change-id="ct139851615220688"/>The query command returns DINP, DOUT, FAUL, INH or TINP.<text:change-end text:change-id="ct139851615220688"/></text:p>
          </table:table-cell>
          <table:covered-table-cell/>
          <table:covered-table-cell/>
          <table:covered-table-cell/>
        </table:table-row>
        <table:table-row>
          <table:table-cell table:style-name="Table46.A1" office:value-type="string">
            <text:p text:style-name="P2"><text:change-start text:change-id="ct139851615219728"/>Parameters<text:change-end text:change-id="ct139851615219728"/></text:p>
          </table:table-cell>
          <table:table-cell table:style-name="Table46.B4" office:value-type="string">
            <text:p text:style-name="P6"><text:change-start text:change-id="ct139851618598096"/>Name<text:change-end text:change-id="ct139851618598096"/></text:p>
          </table:table-cell>
          <table:table-cell table:style-name="Table46.B4" office:value-type="string">
            <text:p text:style-name="P6"><text:change-start text:change-id="ct139851618598288"/>Type<text:change-end text:change-id="ct139851618598288"/></text:p>
          </table:table-cell>
          <table:table-cell table:style-name="Table46.B4" office:value-type="string">
            <text:p text:style-name="P6"><text:change-start text:change-id="ct139851618598480"/>Range<text:change-end text:change-id="ct139851618598480"/></text:p>
          </table:table-cell>
          <table:table-cell table:style-name="Table46.B4" office:value-type="string">
            <text:p text:style-name="P6"><text:change-start text:change-id="ct139851618606488"/>Default<text:change-end text:change-id="ct139851618606488"/></text:p>
          </table:table-cell>
        </table:table-row>
        <text:soft-page-break/>
        <table:table-row>
          <table:table-cell table:style-name="Table46.A1" office:value-type="string">
            <text:p text:style-name="Standard"/>
          </table:table-cell>
          <table:table-cell table:style-name="Table46.A1" office:value-type="string">
            <text:p text:style-name="Standard"><text:change-start text:change-id="ct139852092958800"/>&lt;function&gt;<text:change-end text:change-id="ct139852092958800"/></text:p>
          </table:table-cell>
          <table:table-cell table:style-name="Table46.A1" office:value-type="string">
            <text:p text:style-name="P1"><text:change-start text:change-id="ct139851618605528"/>Discrete<text:change-end text:change-id="ct139851618605528"/></text:p>
          </table:table-cell>
          <table:table-cell table:style-name="Table46.A1" office:value-type="string">
            <text:p text:style-name="P11"><text:change-start text:change-id="ct139852092958224"/>DINP|DOUT|FAUL|INH|ONC|TINP|TOUT<text:change-end text:change-id="ct139852092958224"/></text:p>
          </table:table-cell>
          <table:table-cell table:style-name="Table46.A1" office:value-type="string">
            <text:p text:style-name="P9"><text:change-start text:change-id="ct139851618596368"/>–<text:change-end text:change-id="ct139851618596368"/></text:p>
          </table:table-cell>
        </table:table-row>
        <table:table-row>
          <table:table-cell table:style-name="Table46.A1" office:value-type="string">
            <text:p text:style-name="P12"><text:change-start text:change-id="ct139851618596560"/><text:span text:style-name="T11">Usage</text:span><text:span text:style-name="T12"> </text:span><text:span text:style-name="T11">example</text:span><text:change-end text:change-id="ct139851618596560"/></text:p>
          </table:table-cell>
          <table:table-cell table:style-name="Table46.A1" table:number-columns-spanned="4" office:value-type="string">
            <text:p text:style-name="cmd_5f_code"><text:change-start text:change-id="ct139851618603800"/>SYST:DIG:PIN1:FUNC INH</text:p>
            <text:p text:style-name="cmd_5f_code">SYST:DIG:PIN2:FUNC FAUL</text:p>
            <text:p text:style-name="cmd_5f_code">SYST:DIG:PIN3:FUNC ONC<text:change-end text:change-id="ct139851618603800"/></text:p>
          </table:table-cell>
          <table:covered-table-cell/>
          <table:covered-table-cell/>
          <table:covered-table-cell/>
        </table:table-row>
        <table:table-row>
          <table:table-cell table:style-name="Table46.A1" office:value-type="string">
            <text:p text:style-name="P12"><text:change-start text:change-id="ct139850700481872"/>Errors<text:change-end text:change-id="ct139850700481872"/></text:p>
          </table:table-cell>
          <table:table-cell table:style-name="Table46.A1" table:number-columns-spanned="4" office:value-type="string">
            <text:p text:style-name="cmd_5f_code"><text:change-start text:change-id="ct139850700482064"/>-114,"Header suffix out of range"<text:change-end text:change-id="ct139850700482064"/></text:p>
          </table:table-cell>
          <table:covered-table-cell/>
          <table:covered-table-cell/>
          <table:covered-table-cell/>
        </table:table-row>
        <table:table-row>
          <table:table-cell table:style-name="Table46.A1" office:value-type="string">
            <text:p text:style-name="P12"><text:change-start text:change-id="ct139850700482640"/>Related Commands<text:change-end text:change-id="ct139850700482640"/></text:p>
          </table:table-cell>
          <table:table-cell table:style-name="Table46.A1" table:number-columns-spanned="4" office:value-type="string">
            <text:p text:style-name="P2"><text:change-start text:change-id="ct139851615221264"/>TRIGger[:SEQuence]:SOURce</text:p>
            <text:p text:style-name="P2">SYSTem:DIGital:INPut:DATA</text:p>
            <text:p text:style-name="P2">SYSTem:DIGital:OUTPut:DATA<text:change-end text:change-id="ct139851615221264"/></text:p>
          </table:table-cell>
          <table:covered-table-cell/>
          <table:covered-table-cell/>
          <table:covered-table-cell/>
        </table:table-row>
      </table:table>
      <text:list xml:id="list1309501099" text:continue-list="list1903768631" text:style-name="Outline">
        <text:list-item>
          <text:list>
            <text:list-item>
              <text:list>
                <text:list-item>
                  <text:h text:style-name="Heading_20_3" text:outline-level="3"><text:bookmark text:name="syst_dig_pin_pol"/><text:change-start text:change-id="ct139851618598672"/>SYSTem:DIGital:PIN&lt;n&gt;:POLarity<text:change-end text:change-id="ct139851618598672"/></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2"><text:change-start text:change-id="ct139851618603224"/>Syntax<text:change-end text:change-id="ct139851618603224"/></text:p>
          </table:table-cell>
          <table:table-cell table:style-name="Table47.A1" table:number-columns-spanned="4" office:value-type="string">
            <text:p text:style-name="cmd_5f_root"><text:change-start text:change-id="ct139851618606296"/>SYSTem:DIGital:PIN&lt;n&gt;:POLarity {&lt;polarity&gt;}</text:p>
            <text:p text:style-name="cmd_5f_root">SYSTem:DIGital:PIN&lt;n&gt;:POLarity?<text:change-end text:change-id="ct139851618606296"/></text:p>
          </table:table-cell>
          <table:covered-table-cell/>
          <table:covered-table-cell/>
          <table:covered-table-cell/>
        </table:table-row>
        <table:table-row>
          <table:table-cell table:style-name="Table47.A1" office:value-type="string">
            <text:p text:style-name="P2"><text:change-start text:change-id="ct139851618603032"/>Description<text:change-end text:change-id="ct139851618603032"/></text:p>
          </table:table-cell>
          <table:table-cell table:style-name="Table47.A1" table:number-columns-spanned="4" office:value-type="string">
            <text:p text:style-name="Standard"><text:change-start text:change-id="ct139852811769552"/>This command sets the polarity of the selected digital port pin. The pin polarity is saved in non-volatile memory.</text:p>
            <text:list xml:id="list1946816828" text:continue-list="list781708525"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8">–</text:span> a logical true signal is a voltage low at the pin. For trigger inputs and outputs, NEGative means a falling edge.<text:change-end text:change-id="ct139852811769552"/></text:p>
              </text:list-item>
            </text:list>
          </table:table-cell>
          <table:covered-table-cell/>
          <table:covered-table-cell/>
          <table:covered-table-cell/>
        </table:table-row>
        <table:table-row>
          <table:table-cell table:style-name="Table47.A1" office:value-type="string">
            <text:p text:style-name="P2"><text:change-start text:change-id="ct139852811768976"/>Return<text:change-end text:change-id="ct139852811768976"/></text:p>
          </table:table-cell>
          <table:table-cell table:style-name="Table47.A1" table:number-columns-spanned="4" office:value-type="string">
            <text:p text:style-name="P2"><text:change-start text:change-id="ct139850702224208"/>The query command returns POS or NEG.<text:change-end text:change-id="ct139850702224208"/></text:p>
          </table:table-cell>
          <table:covered-table-cell/>
          <table:covered-table-cell/>
          <table:covered-table-cell/>
        </table:table-row>
        <table:table-row>
          <table:table-cell table:style-name="Table47.A1" office:value-type="string">
            <text:p text:style-name="P2"><text:change-start text:change-id="ct139852811768592"/>Parameters<text:change-end text:change-id="ct139852811768592"/></text:p>
          </table:table-cell>
          <table:table-cell table:style-name="Table47.B4" office:value-type="string">
            <text:p text:style-name="P6"><text:change-start text:change-id="ct139852811770512"/>Name<text:change-end text:change-id="ct139852811770512"/></text:p>
          </table:table-cell>
          <table:table-cell table:style-name="Table47.B4" office:value-type="string">
            <text:p text:style-name="P6"><text:change-start text:change-id="ct139852811768784"/>Type<text:change-end text:change-id="ct139852811768784"/></text:p>
          </table:table-cell>
          <table:table-cell table:style-name="Table47.B4" office:value-type="string">
            <text:p text:style-name="P6"><text:change-start text:change-id="ct139852811770320"/>Range<text:change-end text:change-id="ct139852811770320"/></text:p>
          </table:table-cell>
          <table:table-cell table:style-name="Table47.B4" office:value-type="string">
            <text:p text:style-name="P6"><text:change-start text:change-id="ct139852811769360"/>Default<text:change-end text:change-id="ct139852811769360"/></text:p>
          </table:table-cell>
        </table:table-row>
        <table:table-row>
          <table:table-cell table:style-name="Table47.A1" office:value-type="string">
            <text:p text:style-name="Standard"/>
          </table:table-cell>
          <table:table-cell table:style-name="Table47.A1" office:value-type="string">
            <text:p text:style-name="Standard"><text:change-start text:change-id="ct139852811870808"/>&lt;polarity&gt;<text:change-end text:change-id="ct139852811870808"/></text:p>
          </table:table-cell>
          <table:table-cell table:style-name="Table47.A1" office:value-type="string">
            <text:p text:style-name="P1"><text:change-start text:change-id="ct139852811871768"/>Discrete<text:change-end text:change-id="ct139852811871768"/></text:p>
          </table:table-cell>
          <table:table-cell table:style-name="Table47.A1" office:value-type="string">
            <text:p text:style-name="P11"><text:change-start text:change-id="ct139852811873304"/>POSitive|NEGative<text:change-end text:change-id="ct139852811873304"/></text:p>
          </table:table-cell>
          <table:table-cell table:style-name="Table47.A1" office:value-type="string">
            <text:p text:style-name="P9"><text:change-start text:change-id="ct139852811870424"/>–<text:change-end text:change-id="ct139852811870424"/></text:p>
          </table:table-cell>
        </table:table-row>
        <table:table-row>
          <table:table-cell table:style-name="Table47.A1" office:value-type="string">
            <text:p text:style-name="P12"><text:change-start text:change-id="ct139852811768016"/><text:span text:style-name="T11">Usage</text:span><text:span text:style-name="T12"> </text:span><text:span text:style-name="T11">example</text:span><text:change-end text:change-id="ct139852811768016"/></text:p>
          </table:table-cell>
          <table:table-cell table:style-name="Table47.A1" table:number-columns-spanned="4" office:value-type="string">
            <text:p text:style-name="cmd_5f_code"><text:change-start text:change-id="ct139852811770128"/>SYST:DIG:PIN1:POL POS</text:p>
            <text:p text:style-name="cmd_5f_code">SYST:DIG:PIN2:POL NEG<text:change-end text:change-id="ct139852811770128"/></text:p>
          </table:table-cell>
          <table:covered-table-cell/>
          <table:covered-table-cell/>
          <table:covered-table-cell/>
        </table:table-row>
        <table:table-row>
          <table:table-cell table:style-name="Table47.A1" office:value-type="string">
            <text:p text:style-name="P12"><text:change-start text:change-id="ct139852811771280"/>Errors<text:change-end text:change-id="ct139852811771280"/></text:p>
          </table:table-cell>
          <table:table-cell table:style-name="Table47.A1" table:number-columns-spanned="4" office:value-type="string">
            <text:p text:style-name="cmd_5f_code"><text:change-start text:change-id="ct139852811872152"/>-114,"Header suffix out of range"<text:change-end text:change-id="ct139852811872152"/></text:p>
          </table:table-cell>
          <table:covered-table-cell/>
          <table:covered-table-cell/>
          <table:covered-table-cell/>
        </table:table-row>
        <table:table-row>
          <table:table-cell table:style-name="Table47.A1" office:value-type="string">
            <text:p text:style-name="P12"><text:change-start text:change-id="ct139852110470728"/>Related Commands<text:change-end text:change-id="ct139852110470728"/></text:p>
          </table:table-cell>
          <table:table-cell table:style-name="Table47.A1" table:number-columns-spanned="4" office:value-type="string">
            <text:p text:style-name="P2"><text:change-start text:change-id="ct139852110470344"/>TRIGger[:SEQuence]:SOURce</text:p>
            <text:p text:style-name="P2">SYSTem:DIGital:INPut:DATA</text:p>
            <text:p text:style-name="P2">SYSTem:DIGital:OUTPut:DATA<text:change-end text:change-id="ct139852110470344"/></text:p>
          </table:table-cell>
          <table:covered-table-cell/>
          <table:covered-table-cell/>
          <table:covered-table-cell/>
        </table:table-row>
      </table:table>
      <text:list xml:id="list1666117468" text:continue-list="list1309501099"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Syntax</text:p>
          </table:table-cell>
          <table:table-cell table:style-name="Table37.A1" office:value-type="string">
            <text:p text:style-name="cmd_5f_root">SYSTem:ERRor[:NEXT]?</text:p>
          </table:table-cell>
        </table:table-row>
        <table:table-row>
          <table:table-cell table:style-name="Table37.A1" office:value-type="string">
            <text:p text:style-name="P2">Description</text:p>
          </table:table-cell>
          <table:table-cell table:style-name="Table37.A1" office:value-type="string">
            <text:p text:style-name="P2">This query command reads and clear errors from the error queue. A record of up to 20 errors can be stored in the PSU’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2">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2">Return</text:p>
          </table:table-cell>
          <table:table-cell table:style-name="Table37.A1" office:value-type="string">
            <text:p text:style-name="Standard"><text:span text:style-name="T6">SYSTem:ERRor[:NEXT]? q</text:span><text:span text:style-name="T3">ueries and clears the error messages in the error queue. The query returns the number and content of the error message.</text:span></text:p>
          </table:table-cell>
        </table:table-row>
        <table:table-row>
          <table:table-cell table:style-name="Table37.A1" office:value-type="string">
            <text:p text:style-name="P12"><text:span text:style-name="T11">Usage</text:span><text:span text:style-name="T12"> </text:span><text:span text:style-name="T11">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12">Errors</text:p>
          </table:table-cell>
          <table:table-cell table:style-name="Table37.A1" office:value-type="string">
            <text:p text:style-name="P2">If more than 20 errors have occurred, the last error stored in the queue (the most recent error) is replaced with:</text:p>
            <text:p text:style-name="cmd_5f_code_5f_single">-350,"Queue overflow<text:span text:style-name="T7">"</text:span></text:p>
            <text:p text:style-name="P2">No additional errors are stored until you remove errors from the queue. </text:p>
          </table:table-cell>
        </table:table-row>
        <table:table-row>
          <table:table-cell table:style-name="Table37.A1" office:value-type="string">
            <text:p text:style-name="P12">Related Commands</text:p>
          </table:table-cell>
          <table:table-cell table:style-name="Table37.A1" office:value-type="string">
            <text:p text:style-name="P2">*CLS</text:p>
            <text:p text:style-name="P2">*RST</text:p>
            <text:p text:style-name="P2">SYSTem:ERRor:COUNt</text:p>
          </table:table-cell>
        </table:table-row>
      </table:table>
      <text:list xml:id="list1380561287" text:continue-numbering="true" text:style-name="Outline">
        <text:list-item>
          <text:list>
            <text:list-item>
              <text:list>
                <text:list-item>
                  <text:h text:style-name="Heading_20_3" text:outline-level="3"><text:bookmark text:name="syst_err_coun"/><text:soft-page-break/>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Syntax</text:p>
          </table:table-cell>
          <table:table-cell table:style-name="Table196.A1" office:value-type="string">
            <text:p text:style-name="cmd_5f_root">SYSTem:ERRor:COUNt?</text:p>
          </table:table-cell>
        </table:table-row>
        <table:table-row>
          <table:table-cell table:style-name="Table196.A1" office:value-type="string">
            <text:p text:style-name="P2">Description</text:p>
          </table:table-cell>
          <table:table-cell table:style-name="Table196.A1" office:value-type="string">
            <text:p text:style-name="P2">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12"><text:span text:style-name="T11">Usage</text:span><text:span text:style-name="T12"> </text:span><text:span text:style-name="T11">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12">Related Commands</text:p>
          </table:table-cell>
          <table:table-cell table:style-name="Table196.A1" office:value-type="string">
            <text:p text:style-name="P2">*CLS</text:p>
            <text:p text:style-name="P2">*RST</text:p>
            <text:p text:style-name="P2">SYSTem:ERRor[:NEXT]</text:p>
          </table:table-cell>
        </table:table-row>
      </table:table>
      <text:list xml:id="list2145213897" text:continue-numbering="true" text:style-name="Outline">
        <text:list-item>
          <text:list>
            <text:list-item>
              <text:list>
                <text:list-item>
                  <text:h text:style-name="Heading_20_3" text:outline-level="3"><text:bookmark text:name="syst_inh"/>SYS<text:change-start text:change-id="ct139852811771088"/>T<text:change-end text:change-id="ct139852811771088"/><text:change text:change-id="ct139852110467656"/>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Syntax</text:p>
          </table:table-cell>
          <table:table-cell table:style-name="Table32.A1" office:value-type="string">
            <text:p text:style-name="cmd_5f_root">SYS<text:change-start text:change-id="ct139852811872728"/>T<text:change-end text:change-id="ct139852811872728"/><text:change text:change-id="ct139852811769744"/>em:INHibit?</text:p>
          </table:table-cell>
        </table:table-row>
        <table:table-row>
          <table:table-cell table:style-name="Table32.A1" office:value-type="string">
            <text:p text:style-name="P2">Description</text:p>
          </table:table-cell>
          <table:table-cell table:style-name="Table32.A1" office:value-type="string">
            <text:p text:style-name="P2">Use this command to q<text:span text:style-name="T2">uery PSU’s inhibit state that is controlled with digital input (see [SOURce</text:span><text:change text:change-id="ct139851615928088"/><text:span text:style-name="T2">]</text:span><text:change-start text:change-id="ct139851585945800"/><text:span text:style-name="T2">:</text:span><text:change-end text:change-id="ct139851585945800"/><text:span text:style-name="T2">DIGital:PIN&lt;n&gt;:FUNCtion command). When PSU is in inhibited state, all channel’s output will be disabled (OFF) and triggered action (e.g. LIST) will be paused.</text:span></text:p>
            <text:p text:style-name="P5"/>
            <text:p text:style-name="P5">Channel output state command (OUTPut[:STATe]) can be used when PSU is in inhibited mode but it will not affect output (i.e. change it to enable state).</text:p>
          </table:table-cell>
        </table:table-row>
        <table:table-row>
          <table:table-cell table:style-name="Table32.A1" office:value-type="string">
            <text:p text:style-name="P13">Return</text:p>
          </table:table-cell>
          <table:table-cell table:style-name="Table32.A1" office:value-type="string">
            <text:p text:style-name="P5">Returns 0 if inhibit is not active or 1 if inhibit is active.</text:p>
          </table:table-cell>
        </table:table-row>
        <table:table-row>
          <table:table-cell table:style-name="Table32.A1" office:value-type="string">
            <text:p text:style-name="P12"><text:span text:style-name="T11">Usage</text:span><text:span text:style-name="T12"> </text:span><text:span text:style-name="T11">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P12">Related Commands</text:p>
          </table:table-cell>
          <table:table-cell table:style-name="Table32.A1" office:value-type="string">
            <text:p text:style-name="Standard">OUTPut[:STATe] {&lt;bool&gt;} [, &lt;channel&gt;]</text:p>
            <text:p text:style-name="Standard">[SOURce<text:change text:change-id="ct139851585945608"/>]<text:change-start text:change-id="ct139851615927704"/>:<text:change-end text:change-id="ct139851615927704"/>DIGital:PIN&lt;n&gt;:FUNCtion</text:p>
          </table:table-cell>
        </table:table-row>
      </table:table>
      <text:list xml:id="list175613722"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Syntax</text:p>
          </table:table-cell>
          <table:table-cell table:style-name="Table25.A1" office:value-type="string">
            <text:p text:style-name="cmd_5f_root">SYSTem:KLOCk</text:p>
          </table:table-cell>
        </table:table-row>
        <table:table-row>
          <table:table-cell table:style-name="Table25.A1" office:value-type="string">
            <text:p text:style-name="P2">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12"><text:span text:style-name="T11">Usage</text:span><text:span text:style-name="T12"> </text:span><text:span text:style-name="T11">example</text:span></text:p>
          </table:table-cell>
          <table:table-cell table:style-name="Table25.A1" office:value-type="string">
            <text:p text:style-name="cmd_5f_code_5f_single">SYST:KLOC</text:p>
          </table:table-cell>
        </table:table-row>
        <table:table-row>
          <table:table-cell table:style-name="Table25.A1" office:value-type="string">
            <text:p text:style-name="P12">Related Commands</text:p>
          </table:table-cell>
          <table:table-cell table:style-name="Table25.A1" office:value-type="string">
            <text:p text:style-name="Standard">SYSTem:COMMunicate:RLSTate</text:p>
            <text:p text:style-name="Standard">SYSTem:REMote</text:p>
          </table:table-cell>
        </table:table-row>
      </table:table>
      <text:list xml:id="list644536064"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Syntax</text:p>
          </table:table-cell>
          <table:table-cell table:style-name="Table20.A1" office:value-type="string">
            <text:p text:style-name="cmd_5f_root">SYSTem:LOCal</text:p>
          </table:table-cell>
        </table:table-row>
        <table:table-row>
          <table:table-cell table:style-name="Table20.A1" office:value-type="string">
            <text:p text:style-name="P2">Description</text:p>
          </table:table-cell>
          <table:table-cell table:style-name="Table20.A1" office:value-type="string">
            <text:p text:style-name="Standard">This command places the PSU in the local mode during remote operation. All options on the front panel are fully functional.</text:p>
          </table:table-cell>
        </table:table-row>
        <table:table-row>
          <table:table-cell table:style-name="Table20.A1" office:value-type="string">
            <text:p text:style-name="P12"><text:span text:style-name="T11">Usage</text:span><text:span text:style-name="T12"> </text:span><text:span text:style-name="T11">example</text:span></text:p>
          </table:table-cell>
          <table:table-cell table:style-name="Table20.A1" office:value-type="string">
            <text:p text:style-name="cmd_5f_code_5f_single">SYST:LOC</text:p>
          </table:table-cell>
        </table:table-row>
        <table:table-row>
          <table:table-cell table:style-name="Table20.A1" office:value-type="string">
            <text:p text:style-name="P12">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list xml:id="list680909676" text:continue-numbering="true" text:style-name="Outline">
        <text:list-item>
          <text:list>
            <text:list-item>
              <text:list>
                <text:list-item>
                  <text:h text:style-name="Heading_20_3" text:outline-level="3"><text:bookmark text:name="syst_pass_cal_res"/>SYSTem:PASSword:CALibrat<text:change text:change-id="ct139851618603608"/><text:change-start text:change-id="ct139851618603416"/>ion<text:change-end text:change-id="ct139851618603416"/>: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Syntax</text:p>
          </table:table-cell>
          <table:table-cell table:style-name="Table18.A1" office:value-type="string">
            <text:p text:style-name="cmd_5f_root">SYSTem:PASSword:CALibrat<text:change text:change-id="ct139851616520472"/><text:change-start text:change-id="ct139852063962824"/>ion<text:change-end text:change-id="ct139852063962824"/>:RESet</text:p>
          </table:table-cell>
        </table:table-row>
        <text:soft-page-break/>
        <table:table-row>
          <table:table-cell table:style-name="Table18.A1" office:value-type="string">
            <text:p text:style-name="P2">Description</text:p>
          </table:table-cell>
          <table:table-cell table:style-name="Table18.A1" office:value-type="string">
            <text:p text:style-name="Standard">This command resets the calibration password to the firmware default setting, which is “eezpsu”. This command does not reset the system password.</text:p>
          </table:table-cell>
        </table:table-row>
        <table:table-row>
          <table:table-cell table:style-name="Table18.A1" office:value-type="string">
            <text:p text:style-name="P12"><text:span text:style-name="T11">Usage</text:span><text:span text:style-name="T12"> </text:span><text:span text:style-name="T11">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P12">Related Commands</text:p>
          </table:table-cell>
          <table:table-cell table:style-name="Table18.A1" office:value-type="string">
            <text:p text:style-name="Standard">CALibration[:MODE]</text:p>
            <text:p text:style-name="Standard">CALibration:PASSword:NEW</text:p>
          </table:table-cell>
        </table:table-row>
      </table:table>
      <text:list xml:id="list703599861"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Syntax</text:p>
          </table:table-cell>
          <table:table-cell table:style-name="Table24.A1" office:value-type="string">
            <text:p text:style-name="cmd_5f_root">SYSTem:PASSword:FPANel:RESet</text:p>
          </table:table-cell>
        </table:table-row>
        <table:table-row>
          <table:table-cell table:style-name="Table24.A1" office:value-type="string">
            <text:p text:style-name="P2">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12"><text:span text:style-name="T11">Usage</text:span><text:span text:style-name="T12"> </text:span><text:span text:style-name="T11">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P12">Related Commands</text:p>
          </table:table-cell>
          <table:table-cell table:style-name="Table24.A1" office:value-type="string">
            <text:p text:style-name="Standard">SYSTem:KLOCk</text:p>
            <text:p text:style-name="Standard">SYSTem:PASSword:NEW</text:p>
          </table:table-cell>
        </table:table-row>
      </table:table>
      <text:list xml:id="list620857480"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Syntax</text:p>
          </table:table-cell>
          <table:table-cell table:style-name="Table23.A1" table:number-columns-spanned="4" office:value-type="string">
            <text:p text:style-name="cmd_5f_root">SYSTem:PASSword:NEW {&lt;old<text:change text:change-id="ct139852063962440"/>&gt;<text:change-start text:change-id="ct139851618604184"/>}<text:change-end text:change-id="ct139851618604184"/>, <text:change-start text:change-id="ct139851616520088"/>{<text:change-end text:change-id="ct139851616520088"/>&lt;new&gt;}</text:p>
          </table:table-cell>
          <table:covered-table-cell/>
          <table:covered-table-cell/>
          <table:covered-table-cell/>
        </table:table-row>
        <table:table-row>
          <table:table-cell table:style-name="Table23.A1" office:value-type="string">
            <text:p text:style-name="P2">Description</text:p>
          </table:table-cell>
          <table:table-cell table:style-name="Table23.A1" table:number-columns-spanned="4" office:value-type="string">
            <text:p text:style-name="P5">Enter a new system password. To change the password, first unsecure the <text:span text:style-name="T8">PSU</text:span> using the old password. Then, the new code has to be entered. The calibration code may contain up to 16 characters over the remote interface. Minimum length is 4 characters.</text:p>
            <text:p text:style-name="P5">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2">Parameters</text:p>
          </table:table-cell>
          <table:table-cell table:style-name="Table23.B3" office:value-type="string">
            <text:p text:style-name="P6">Name</text:p>
          </table:table-cell>
          <table:table-cell table:style-name="Table23.B3" office:value-type="string">
            <text:p text:style-name="P6">Type</text:p>
          </table:table-cell>
          <table:table-cell table:style-name="Table23.B3" office:value-type="string">
            <text:p text:style-name="P6">Range</text:p>
          </table:table-cell>
          <table:table-cell table:style-name="Table23.B3" office:value-type="string">
            <text:p text:style-name="P6">Default</text:p>
          </table:table-cell>
        </table:table-row>
        <table:table-row>
          <table:covered-table-cell/>
          <table:table-cell table:style-name="Table23.A1" office:value-type="string">
            <text:p text:style-name="P5">&lt;old&gt;</text:p>
          </table:table-cell>
          <table:table-cell table:style-name="Table23.A1" office:value-type="string">
            <text:p text:style-name="P6">Quoted string</text:p>
          </table:table-cell>
          <table:table-cell table:style-name="Table23.A1" office:value-type="string">
            <text:p text:style-name="P1">0 to 16 characters</text:p>
          </table:table-cell>
          <table:table-cell table:style-name="Table23.A1" office:value-type="string">
            <text:p text:style-name="P6">–</text:p>
          </table:table-cell>
        </table:table-row>
        <table:table-row>
          <table:covered-table-cell/>
          <table:table-cell table:style-name="Table23.A1" office:value-type="string">
            <text:p text:style-name="P5">&lt;new&gt;</text:p>
          </table:table-cell>
          <table:table-cell table:style-name="Table23.A1" office:value-type="string">
            <text:p text:style-name="P6">Quoted string</text:p>
          </table:table-cell>
          <table:table-cell table:style-name="Table23.A1" office:value-type="string">
            <text:p text:style-name="P1">4 to 16 characters</text:p>
          </table:table-cell>
          <table:table-cell table:style-name="Table23.A1" office:value-type="string">
            <text:p text:style-name="P6">–</text:p>
          </table:table-cell>
        </table:table-row>
        <table:table-row>
          <table:table-cell table:style-name="Table23.A1" office:value-type="string">
            <text:p text:style-name="P12"><text:span text:style-name="T11">Usage</text:span><text:span text:style-name="T12"> </text:span><text:span text:style-name="T11">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P12">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P12">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1939064856" text:continue-numbering="true" text:style-name="Outline">
        <text:list-item>
          <text:list>
            <text:list-item>
              <text:list>
                <text:list-item>
                  <text:h text:style-name="Heading_20_3"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2">Parameters</text:p>
          </table:table-cell>
          <table:table-cell table:style-name="Table17.B3" office:value-type="string">
            <text:p text:style-name="P6">Name</text:p>
          </table:table-cell>
          <table:table-cell table:style-name="Table17.B3" office:value-type="string">
            <text:p text:style-name="P6">Type</text:p>
          </table:table-cell>
          <table:table-cell table:style-name="Table17.B3" office:value-type="string">
            <text:p text:style-name="P6">Range</text:p>
          </table:table-cell>
          <table:table-cell table:style-name="Table17.B3" office:value-type="string">
            <text:p text:style-name="P6">Default</text:p>
          </table:table-cell>
        </table:table-row>
        <table:table-row>
          <table:covered-table-cell/>
          <table:table-cell table:style-name="Table17.A1" office:value-type="string">
            <text:p text:style-name="Standard">&lt;bool&gt;</text:p>
          </table:table-cell>
          <table:table-cell table:style-name="Table17.A1" office:value-type="string">
            <text:p text:style-name="P1"><text:change text:change-id="ct139852063963016"/><text:change-start text:change-id="ct139852063962056"/>Boolean<text:change-end text:change-id="ct139852063962056"/></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2">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P12"><text:span text:style-name="T11">Usage</text:span><text:span text:style-name="T12"> </text:span><text:span text:style-name="T11">example</text:span></text:p>
          </table:table-cell>
          <table:table-cell table:style-name="Table17.A1" table:number-columns-spanned="4" office:value-type="string">
            <text:p text:style-name="cmd_5f_code">OUTP?</text:p>
            <text:p text:style-name="cmd_5f_code">1</text:p>
            <text:p text:style-name="cmd_5f_code_5f_single">SYST:PON:OUTP<text:change-start text:change-id="ct139852063962248"/>:DIS<text:change-end text:change-id="ct139852063962248"/> 1</text:p>
            <text:p text:style-name="Standard">(Restart)</text:p>
            <text:p text:style-name="cmd_5f_code_5f_single">OUTP?</text:p>
            <text:p text:style-name="cmd_5f_code"><text:soft-page-break/>0</text:p>
          </table:table-cell>
          <table:covered-table-cell/>
          <table:covered-table-cell/>
          <table:covered-table-cell/>
        </table:table-row>
        <table:table-row>
          <table:table-cell table:style-name="Table17.A1" office:value-type="string">
            <text:p text:style-name="P12">Related Commands</text:p>
          </table:table-cell>
          <table:table-cell table:style-name="Table17.A1" table:number-columns-spanned="4" office:value-type="string">
            <text:p text:style-name="P2">MEMory:STATe:RECall:AUTO</text:p>
            <text:p text:style-name="P2">SYSTem:POWer</text:p>
          </table:table-cell>
          <table:covered-table-cell/>
          <table:covered-table-cell/>
          <table:covered-table-cell/>
        </table:table-row>
      </table:table>
      <text:list xml:id="list614503088"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2">Description</text:p>
          </table:table-cell>
          <table:table-cell table:style-name="Table82.A1" table:number-columns-spanned="4" office:value-type="string">
            <text:p text:style-name="Standard">This command controls powering down and powering up sequence of the AC power inputs. The <text:span text:style-name="T8">“</text:span>Stand-by<text:span text:style-name="T8">”</text:span> indicator <text:span text:style-name="T3">(LED_PWR, TLC5925 Out15) </text:span>will be switched on when the PSU enters the Stand-by mode.</text:p>
          </table:table-cell>
          <table:covered-table-cell/>
          <table:covered-table-cell/>
          <table:covered-table-cell/>
        </table:table-row>
        <table:table-row>
          <table:table-cell table:style-name="Table82.A1" table:number-rows-spanned="2" office:value-type="string">
            <text:p text:style-name="P2">Parameters</text:p>
          </table:table-cell>
          <table:table-cell table:style-name="Table82.B3" office:value-type="string">
            <text:p text:style-name="P6">Name</text:p>
          </table:table-cell>
          <table:table-cell table:style-name="Table82.B3" office:value-type="string">
            <text:p text:style-name="P6">Type</text:p>
          </table:table-cell>
          <table:table-cell table:style-name="Table82.B3" office:value-type="string">
            <text:p text:style-name="P6">Range</text:p>
          </table:table-cell>
          <table:table-cell table:style-name="Table82.B3" office:value-type="string">
            <text:p text:style-name="P6">Default</text:p>
          </table:table-cell>
        </table:table-row>
        <table:table-row>
          <table:covered-table-cell/>
          <table:table-cell table:style-name="Table82.A1" office:value-type="string">
            <text:p text:style-name="Standard">&lt;bool&gt;</text:p>
          </table:table-cell>
          <table:table-cell table:style-name="Table82.A1" office:value-type="string">
            <text:p text:style-name="P1"><text:change text:change-id="ct139852063961672"/><text:change-start text:change-id="ct139850702202584"/>Boolean<text:change-end text:change-id="ct139850702202584"/></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2">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office:value-type="string">
            <text:p text:style-name="P12"><text:span text:style-name="T11">Usage</text:span><text:span text:style-name="T12"> </text:span><text:span text:style-name="T11">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12">Related Commands</text:p>
          </table:table-cell>
          <table:table-cell table:style-name="Table82.A1" table:number-columns-spanned="4" office:value-type="string">
            <text:p text:style-name="P2">*RST</text:p>
            <text:p text:style-name="P2">*TST?</text:p>
            <text:p text:style-name="P2">SYSTem:BEEP:STATe</text:p>
          </table:table-cell>
          <table:covered-table-cell/>
          <table:covered-table-cell/>
          <table:covered-table-cell/>
        </table:table-row>
      </table:table>
      <text:list xml:id="list1671501749"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Use this command to shut down (stand-by) the PSU when any of channel’s protection tripped. The <text:span text:style-name="T3">SYSTem:POWer command has to be used to power the PSU on again.</text:span></text:p>
          </table:table-cell>
          <table:covered-table-cell/>
          <table:covered-table-cell/>
          <table:covered-table-cell/>
        </table:table-row>
        <table:table-row>
          <table:table-cell table:style-name="Table16.A1" table:number-rows-spanned="2" office:value-type="string">
            <text:p text:style-name="P2">Parameters</text:p>
          </table:table-cell>
          <table:table-cell table:style-name="Table16.B3" office:value-type="string">
            <text:p text:style-name="P6">Name</text:p>
          </table:table-cell>
          <table:table-cell table:style-name="Table16.B3" office:value-type="string">
            <text:p text:style-name="P6">Type</text:p>
          </table:table-cell>
          <table:table-cell table:style-name="Table16.B3" office:value-type="string">
            <text:p text:style-name="P6">Range</text:p>
          </table:table-cell>
          <table:table-cell table:style-name="Table16.B3" office:value-type="string">
            <text:p text:style-name="P6">Default</text:p>
          </table:table-cell>
        </table:table-row>
        <table:table-row>
          <table:covered-table-cell/>
          <table:table-cell table:style-name="Table16.A1" office:value-type="string">
            <text:p text:style-name="Standard">&lt;bool&gt;</text:p>
          </table:table-cell>
          <table:table-cell table:style-name="Table16.A1" office:value-type="string">
            <text:p text:style-name="P1"><text:change text:change-id="ct139851618603992"/><text:change-start text:change-id="ct139851587660808"/>Boolean<text:change-end text:change-id="ct139851587660808"/></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2">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P12"><text:span text:style-name="T11">Usage</text:span><text:span text:style-name="T12"> </text:span><text:span text:style-name="T11">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12">Related Commands</text:p>
          </table:table-cell>
          <table:table-cell table:style-name="Table16.A1" table:number-columns-spanned="4" office:value-type="string">
            <text:p text:style-name="P2">SYSTem:POWer</text:p>
          </table:table-cell>
          <table:covered-table-cell/>
          <table:covered-table-cell/>
          <table:covered-table-cell/>
        </table:table-row>
      </table:table>
      <text:list xml:id="list559498451"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Syntax</text:p>
          </table:table-cell>
          <table:table-cell table:style-name="Table21.A1" office:value-type="string">
            <text:p text:style-name="cmd_5f_root">SYSTem:REMote</text:p>
          </table:table-cell>
        </table:table-row>
        <table:table-row>
          <table:table-cell table:style-name="Table21.A1" office:value-type="string">
            <text:p text:style-name="P2">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12"><text:span text:style-name="T11">Usage</text:span><text:span text:style-name="T12"> </text:span><text:span text:style-name="T11">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P12">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283293628"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Syntax</text:p>
          </table:table-cell>
          <table:table-cell table:style-name="Table22.A1" office:value-type="string">
            <text:p text:style-name="cmd_5f_root">SYSTem:RWLock</text:p>
          </table:table-cell>
        </table:table-row>
        <text:soft-page-break/>
        <table:table-row>
          <table:table-cell table:style-name="Table22.A1" office:value-type="string">
            <text:p text:style-name="P2">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12"><text:span text:style-name="T11">Usage</text:span><text:span text:style-name="T12"> </text:span><text:span text:style-name="T11">example</text:span></text:p>
          </table:table-cell>
          <table:table-cell table:style-name="Table22.A1" office:value-type="string">
            <text:p text:style-name="cmd_5f_code">SYST:RWL</text:p>
          </table:table-cell>
        </table:table-row>
        <table:table-row>
          <table:table-cell table:style-name="Table22.A1" office:value-type="string">
            <text:p text:style-name="P12">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84848347"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Syntax</text:p>
          </table:table-cell>
          <table:table-cell table:style-name="Table184.A1" table:number-columns-spanned="4" office:value-type="string">
            <text:p text:style-name="cmd_5f_root">SYSTem:TEMPerature:PROTection[:HIGH][:LEVel] {&lt;temperature&gt;<text:change-start text:change-id="ct139851616520280"/>}<text:change-end text:change-id="ct139851616520280"/><text:change text:change-id="ct139851618275544"/> <text:change-start text:change-id="ct139851616518552"/>[<text:change-end text:change-id="ct139851616518552"/><text:change-start text:change-id="ct139851618275736"/>, <text:change-end text:change-id="ct139851618275736"/>&lt;sensor&gt;<text:change-start text:change-id="ct139851617184600"/>]<text:change-end text:change-id="ct139851617184600"/><text:change text:change-id="ct139852063961096"/></text:p>
            <text:p text:style-name="cmd_5f_root">SYSTem:TEMPerature:PROTection[:HIGH][:LEVel]? <text:change text:change-id="ct139851617185560"/><text:change-start text:change-id="ct139852063961480"/><text:span text:style-name="T3">[&lt;sensor&gt;]</text:span><text:change-end text:change-id="ct139852063961480"/></text:p>
          </table:table-cell>
          <table:covered-table-cell/>
          <table:covered-table-cell/>
          <table:covered-table-cell/>
        </table:table-row>
        <table:table-row>
          <table:table-cell table:style-name="Table184.A1" office:value-type="string">
            <text:p text:style-name="P2">Description</text:p>
          </table:table-cell>
          <table:table-cell table:style-name="Table184.A1" table:number-columns-spanned="4" office:value-type="string">
            <text:p text:style-name="Standard">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502177022" text:continue-list="list1946816828" text:style-name="List_20_1">
              <text:list-item>
                <text:p text:style-name="List_20_1_20_Start">AUX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2">Parameters</text:p>
          </table:table-cell>
          <table:table-cell table:style-name="Table184.B3" office:value-type="string">
            <text:p text:style-name="P6">Name</text:p>
          </table:table-cell>
          <table:table-cell table:style-name="Table184.B3" office:value-type="string">
            <text:p text:style-name="P6">Type</text:p>
          </table:table-cell>
          <table:table-cell table:style-name="Table184.B3" office:value-type="string">
            <text:p text:style-name="P6">Range</text:p>
          </table:table-cell>
          <table:table-cell table:style-name="Table184.B3" office:value-type="string">
            <text:p text:style-name="P6">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text:change text:change-id="ct139851617183448"/>NR2<text:change text:change-id="ct139851617184024"/></text:p>
          </table:table-cell>
          <table:table-cell table:style-name="Table184.A1" office:value-type="string">
            <text:p text:style-name="P1">0 – 100</text:p>
          </table:table-cell>
          <table:table-cell table:style-name="Table184.A1" office:value-type="string">
            <text:p text:style-name="P1">70 for CH1, CH2,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change text:change-id="ct139851616518168"/><text:change text:change-id="ct139852063961288"/>AUX<text:change text:change-id="ct139851617183640"/><text:change-start text:change-id="ct139851616519704"/>|<text:change-end text:change-id="ct139851616519704"/>CH1|CH2<text:change text:change-id="ct139851616519896"/></text:p>
          </table:table-cell>
          <table:table-cell table:style-name="Table184.A1" office:value-type="string">
            <text:p text:style-name="P1">AUX</text:p>
          </table:table-cell>
        </table:table-row>
        <table:table-row>
          <table:table-cell table:style-name="Table184.A1" office:value-type="string">
            <text:p text:style-name="P2">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P12"><text:span text:style-name="T11">Usage</text:span><text:span text:style-name="T12"> </text:span><text:span text:style-name="T11">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P12">Related Commands</text:p>
          </table:table-cell>
          <table:table-cell table:style-name="Table184.A1" table:number-columns-spanned="4" office:value-type="string">
            <text:p text:style-name="P2">*RST</text:p>
            <text:p text:style-name="P2">SYSTem:TEMPerature:PROTection[:HIGH]:STATe</text:p>
            <text:p text:style-name="P2">SYSTem:TEMPerature:PROTection[:HIGH]:TRIPped?</text:p>
          </table:table-cell>
          <table:covered-table-cell/>
          <table:covered-table-cell/>
          <table:covered-table-cell/>
        </table:table-row>
      </table:table>
      <text:list xml:id="list278049485" text:continue-list="list84848347"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Syntax</text:p>
          </table:table-cell>
          <table:table-cell table:style-name="Table183.A1" table:number-columns-spanned="4" office:value-type="string">
            <text:p text:style-name="cmd_5f_root">SYSTem:TEMPerature:PROTection[:HIGH]:CLEar<text:change text:change-id="ct139852119835984"/><text:change text:change-id="ct139851617185368"/><text:span text:style-name="T3"> </text:span><text:change-start text:change-id="ct139851615927128"/><text:span text:style-name="T3">[</text:span><text:change-end text:change-id="ct139851615927128"/><text:change text:change-id="ct139851615927512"/><text:span text:style-name="T3">&lt;sensor&gt;</text:span><text:change text:change-id="ct139851615927320"/><text:span text:style-name="T3">]</text:span></text:p>
          </table:table-cell>
          <table:covered-table-cell/>
          <table:covered-table-cell/>
          <table:covered-table-cell/>
        </table:table-row>
        <table:table-row>
          <table:table-cell table:style-name="Table183.A1" office:value-type="string">
            <text:p text:style-name="P2">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2"/>
          </table:table-cell>
          <table:table-cell table:style-name="Table183.B3" office:value-type="string">
            <text:p text:style-name="P6">Name</text:p>
          </table:table-cell>
          <table:table-cell table:style-name="Table183.B3" office:value-type="string">
            <text:p text:style-name="P6">Type</text:p>
          </table:table-cell>
          <table:table-cell table:style-name="Table183.B3" office:value-type="string">
            <text:p text:style-name="P6">Range</text:p>
          </table:table-cell>
          <table:table-cell table:style-name="Table183.B3" office:value-type="string">
            <text:p text:style-name="P6">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change text:change-id="ct139850700480720"/>AUX<text:change text:change-id="ct139852092517000"/><text:change-start text:change-id="ct139852811871192"/>|<text:change-end text:change-id="ct139852811871192"/>CH1|CH2<text:change text:change-id="ct139851622144272"/></text:p>
          </table:table-cell>
          <table:table-cell table:style-name="Table183.A1" office:value-type="string">
            <text:p text:style-name="P1">AUX</text:p>
          </table:table-cell>
        </table:table-row>
        <table:table-row>
          <table:table-cell table:style-name="Table183.A1" office:value-type="string">
            <text:p text:style-name="P12"><text:span text:style-name="T11">Usage</text:span><text:span text:style-name="T12"> </text:span><text:span text:style-name="T11">example</text:span></text:p>
          </table:table-cell>
          <table:table-cell table:style-name="Table183.A1" table:number-columns-spanned="4" office:value-type="string">
            <text:p text:style-name="cmd_5f_code">SYST:TEMP:PROT:CLE</text:p>
          </table:table-cell>
          <table:covered-table-cell/>
          <table:covered-table-cell/>
          <table:covered-table-cell/>
        </table:table-row>
        <table:table-row>
          <table:table-cell table:style-name="Table183.A1" office:value-type="string">
            <text:p text:style-name="P12">Related Commands</text:p>
          </table:table-cell>
          <table:table-cell table:style-name="Table183.A1" table:number-columns-spanned="4" office:value-type="string">
            <text:p text:style-name="P2">SYSTem:TEMPerature:PROTection[:HIGH]:TRIPped</text:p>
          </table:table-cell>
          <table:covered-table-cell/>
          <table:covered-table-cell/>
          <table:covered-table-cell/>
        </table:table-row>
      </table:table>
      <text:list xml:id="list1523342720" text:continue-numbering="true" text:style-name="Outline">
        <text:list-item>
          <text:list>
            <text:list-item>
              <text:list>
                <text:list-item>
                  <text:h text:style-name="Heading_20_3" text:outline-level="3"><text:bookmark text:name="syst_temp_prot_del"/><text:soft-page-break/>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Syntax</text:p>
          </table:table-cell>
          <table:table-cell table:style-name="Table127.A1" table:number-columns-spanned="4" office:value-type="string">
            <text:p text:style-name="cmd_5f_root">SYSTem:TEMPerature:PROTection[:HIGH]:DELay[:TIME] {&lt;delay&gt;<text:change-start text:change-id="ct139851619426504"/>}<text:change-end text:change-id="ct139851619426504"/><text:change text:change-id="ct139851629357896"/><text:change text:change-id="ct139852093023576"/> <text:change-start text:change-id="ct139851589177352"/>[<text:change-end text:change-id="ct139851589177352"/><text:change-start text:change-id="ct139851618277848"/>, <text:change-end text:change-id="ct139851618277848"/>&lt;sensor&gt;]<text:change text:change-id="ct139851615504264"/></text:p>
            <text:p text:style-name="cmd_5f_root">SYSTem:TEMPerature:PROTection[:HIGH]:DELay[:TIME]?<text:change-start text:change-id="ct139852092718488"/> <text:change-end text:change-id="ct139852092718488"/>[<text:change text:change-id="ct139852092514504"/>&lt;sensor&gt;<text:change text:change-id="ct139852092514696"/>]</text:p>
          </table:table-cell>
          <table:covered-table-cell/>
          <table:covered-table-cell/>
          <table:covered-table-cell/>
        </table:table-row>
        <table:table-row>
          <table:table-cell table:style-name="Table127.A1" office:value-type="string">
            <text:p text:style-name="P2">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2">Parameters</text:p>
          </table:table-cell>
          <table:table-cell table:style-name="Table127.B3" office:value-type="string">
            <text:p text:style-name="P6">Name</text:p>
          </table:table-cell>
          <table:table-cell table:style-name="Table127.B3" office:value-type="string">
            <text:p text:style-name="P6">Type</text:p>
          </table:table-cell>
          <table:table-cell table:style-name="Table127.B3" office:value-type="string">
            <text:p text:style-name="P6">Range</text:p>
          </table:table-cell>
          <table:table-cell table:style-name="Table127.B3" office:value-type="string">
            <text:p text:style-name="P6">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text:change text:change-id="ct139851615223568"/>NR1<text:change text:change-id="ct139852092515272"/></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change text:change-id="ct139852092515080"/>AUX<text:change text:change-id="ct139852092515848"/><text:change-start text:change-id="ct139852092515464"/>|<text:change-end text:change-id="ct139852092515464"/>CH1|CH2<text:change text:change-id="ct139852092515656"/></text:p>
          </table:table-cell>
          <table:table-cell table:style-name="Table127.A1" office:value-type="string">
            <text:p text:style-name="P1">AUX</text:p>
          </table:table-cell>
        </table:table-row>
        <table:table-row>
          <table:table-cell table:style-name="Table127.A1" office:value-type="string">
            <text:p text:style-name="P2">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P12"><text:span text:style-name="T11">Usage</text:span><text:span text:style-name="T12"> </text:span><text:span text:style-name="T11">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P12">Related Commands</text:p>
          </table:table-cell>
          <table:table-cell table:style-name="Table127.A1" table:number-columns-spanned="4" office:value-type="string">
            <text:p text:style-name="P2">*RST</text:p>
            <text:p text:style-name="P2">SYSTem:TEMPerature:PROTection[:HIGH][:LEVel]</text:p>
          </table:table-cell>
          <table:covered-table-cell/>
          <table:covered-table-cell/>
          <table:covered-table-cell/>
        </table:table-row>
      </table:table>
      <text:list xml:id="list1125172766"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Syntax</text:p>
          </table:table-cell>
          <table:table-cell table:style-name="Table185.A1" table:number-columns-spanned="4" office:value-type="string">
            <text:p text:style-name="cmd_5f_root">SYSTem:TEMPerature:PROTection[:HIGH]:STATe {&lt;bool&gt;<text:change-start text:change-id="ct139852092718680"/>}<text:change-end text:change-id="ct139852092718680"/><text:change text:change-id="ct139852092718872"/><text:change text:change-id="ct139851618278232"/> <text:change-start text:change-id="ct139852092514312"/>[<text:change-end text:change-id="ct139852092514312"/><text:change-start text:change-id="ct139851618278424"/>, <text:change-end text:change-id="ct139851618278424"/>&lt;sensor&gt;]<text:change text:change-id="ct139851615504456"/></text:p>
            <text:p text:style-name="cmd_5f_root">SYSTem:TEMPerature:PROTection[:HIGH]:STATe?<text:change text:change-id="ct139851615504648"/><text:change-start text:change-id="ct139852092838288"/> [<text:change-end text:change-id="ct139852092838288"/><text:change text:change-id="ct139852092838480"/>&lt;sensor&gt;<text:change text:change-id="ct139852092838672"/>]</text:p>
          </table:table-cell>
          <table:covered-table-cell/>
          <table:covered-table-cell/>
          <table:covered-table-cell/>
        </table:table-row>
        <table:table-row>
          <table:table-cell table:style-name="Table185.A1" office:value-type="string">
            <text:p text:style-name="P2">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2">Parameters</text:p>
          </table:table-cell>
          <table:table-cell table:style-name="Table185.B3" office:value-type="string">
            <text:p text:style-name="P6">Name</text:p>
          </table:table-cell>
          <table:table-cell table:style-name="Table185.B3" office:value-type="string">
            <text:p text:style-name="P6">Type</text:p>
          </table:table-cell>
          <table:table-cell table:style-name="Table185.B3" office:value-type="string">
            <text:p text:style-name="P6">Range</text:p>
          </table:table-cell>
          <table:table-cell table:style-name="Table185.B3" office:value-type="string">
            <text:p text:style-name="P6">Default</text:p>
          </table:table-cell>
        </table:table-row>
        <table:table-row>
          <table:covered-table-cell/>
          <table:table-cell table:style-name="Table185.A1" office:value-type="string">
            <text:p text:style-name="Standard">&lt;bool&gt;</text:p>
          </table:table-cell>
          <table:table-cell table:style-name="Table185.A1" office:value-type="string">
            <text:p text:style-name="P1"><text:change text:change-id="ct139852092516040"/><text:change-start text:change-id="ct139852092839056"/>Boolean<text:change-end text:change-id="ct139852092839056"/></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change text:change-id="ct139852092838864"/>AUX<text:change text:change-id="ct139852092839440"/>|CH1|CH2<text:change text:change-id="ct139852092839632"/></text:p>
          </table:table-cell>
          <table:table-cell table:style-name="Table185.A1" office:value-type="string">
            <text:p text:style-name="P1">AUX</text:p>
          </table:table-cell>
        </table:table-row>
        <table:table-row>
          <table:table-cell table:style-name="Table185.A1" office:value-type="string">
            <text:p text:style-name="P2">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12"><text:span text:style-name="T11">Usage</text:span><text:span text:style-name="T12"> </text:span><text:span text:style-name="T11">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P12">Related Commands</text:p>
          </table:table-cell>
          <table:table-cell table:style-name="Table185.A1" table:number-columns-spanned="4" office:value-type="string">
            <text:p text:style-name="P2">*RST</text:p>
            <text:p text:style-name="P2">SYSTem:TEMPerature:PROTection[:HIGH]:CLEar</text:p>
          </table:table-cell>
          <table:covered-table-cell/>
          <table:covered-table-cell/>
          <table:covered-table-cell/>
        </table:table-row>
      </table:table>
      <text:list xml:id="list1553486779"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Syntax</text:p>
          </table:table-cell>
          <table:table-cell table:style-name="Table187.A1" table:number-columns-spanned="4" office:value-type="string">
            <text:p text:style-name="cmd_5f_root">SYSTem:TEMPerature:PROTection[:HIGH]:TRIPped?<text:change-start text:change-id="ct139852092839824"/> <text:change-end text:change-id="ct139852092839824"/>[<text:change text:change-id="ct139852092840016"/>&lt;sensor&gt;<text:change text:change-id="ct139852092840208"/>]</text:p>
          </table:table-cell>
          <table:covered-table-cell/>
          <table:covered-table-cell/>
          <table:covered-table-cell/>
        </table:table-row>
        <table:table-row>
          <table:table-cell table:style-name="Table187.A1" office:value-type="string">
            <text:p text:style-name="P2">Description</text:p>
          </table:table-cell>
          <table:table-cell table:style-name="Table187.A1" table:number-columns-spanned="4" office:value-type="string">
            <text:p text:style-name="Standard">Query whether OTP occurred on the selected temperature sensor. <text:span text:style-name="T2">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text:span></text:p>
            <text:p text:style-name="Standard">The SYSTem:<text:span text:style-name="T3">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2">Parameters</text:p>
          </table:table-cell>
          <table:table-cell table:style-name="Table187.B3" office:value-type="string">
            <text:p text:style-name="P6">Name</text:p>
          </table:table-cell>
          <table:table-cell table:style-name="Table187.B3" office:value-type="string">
            <text:p text:style-name="P6">Type</text:p>
          </table:table-cell>
          <table:table-cell table:style-name="Table187.B3" office:value-type="string">
            <text:p text:style-name="P6">Range</text:p>
          </table:table-cell>
          <table:table-cell table:style-name="Table187.B3" office:value-type="string">
            <text:p text:style-name="P6">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change text:change-id="ct139852092840400"/>AUX<text:change text:change-id="ct139852092840592"/>|CH1|CH2<text:change text:change-id="ct139852092840784"/></text:p>
          </table:table-cell>
          <table:table-cell table:style-name="Table187.A1" office:value-type="string">
            <text:p text:style-name="P1">AUX</text:p>
          </table:table-cell>
        </table:table-row>
        <table:table-row>
          <table:table-cell table:style-name="Table187.A1" office:value-type="string">
            <text:p text:style-name="P2">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12"><text:span text:style-name="T11">Usage</text:span><text:span text:style-name="T12"> </text:span><text:span text:style-name="T11">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P12">Related <text:soft-page-break/>Commands</text:p>
          </table:table-cell>
          <table:table-cell table:style-name="Table187.A1" table:number-columns-spanned="4" office:value-type="string">
            <text:p text:style-name="P2">SYSTem:TEMPerature:PROTection[:HIGH]:CLEar</text:p>
            <text:p text:style-name="P2"><text:soft-page-break/>SYSTem:TEMPerature:PROTection[:HIGH]:STATe</text:p>
          </table:table-cell>
          <table:covered-table-cell/>
          <table:covered-table-cell/>
          <table:covered-table-cell/>
        </table:table-row>
      </table:table>
      <text:list xml:id="list2179705169"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Syntax</text:p>
          </table:table-cell>
          <table:table-cell table:style-name="Table96.A1" table:number-columns-spanned="4" office:value-type="string">
            <text:p text:style-name="cmd_5f_root">SYSTem:TIME {&lt;hours&gt;<text:change-start text:change-id="ct139852092840976"/>}<text:change-end text:change-id="ct139852092840976"/>,<text:change-start text:change-id="ct139852092841360"/> {<text:change-end text:change-id="ct139852092841360"/>&lt;minutes&gt;<text:change-start text:change-id="ct139852092716184"/>}<text:change-end text:change-id="ct139852092716184"/>,<text:change-start text:change-id="ct139852092716376"/> {<text:change-end text:change-id="ct139852092716376"/>&lt;seconds&gt;}</text:p>
            <text:p text:style-name="cmd_5f_root">SYSTem:TIME?</text:p>
          </table:table-cell>
          <table:covered-table-cell/>
          <table:covered-table-cell/>
          <table:covered-table-cell/>
        </table:table-row>
        <table:table-row>
          <table:table-cell table:style-name="Table96.A1" office:value-type="string">
            <text:p text:style-name="P2">Description</text:p>
          </table:table-cell>
          <table:table-cell table:style-name="Table96.A1" table:number-columns-spanned="4" office:value-type="string">
            <text:p text:style-name="Standard">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2">Parameters</text:p>
          </table:table-cell>
          <table:table-cell table:style-name="Table96.B3" office:value-type="string">
            <text:p text:style-name="P6">Name</text:p>
          </table:table-cell>
          <table:table-cell table:style-name="Table96.B3" office:value-type="string">
            <text:p text:style-name="P6">Type</text:p>
          </table:table-cell>
          <table:table-cell table:style-name="Table96.B3" office:value-type="string">
            <text:p text:style-name="P6">Range</text:p>
          </table:table-cell>
          <table:table-cell table:style-name="Table96.B3" office:value-type="string">
            <text:p text:style-name="P6">Default</text:p>
          </table:table-cell>
        </table:table-row>
        <table:table-row>
          <table:covered-table-cell/>
          <table:table-cell table:style-name="Table96.A1" office:value-type="string">
            <text:p text:style-name="Standard">&lt;hours&gt;</text:p>
          </table:table-cell>
          <table:table-cell table:style-name="Table96.A1" office:value-type="string">
            <text:p text:style-name="P1"><text:change text:change-id="ct139852092839248"/>NR1<text:change text:change-id="ct139852092841168"/></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text:change text:change-id="ct139852092718104"/><text:change-start text:change-id="ct139852092718296"/>NR1<text:change-end text:change-id="ct139852092718296"/></text:p>
          </table:table-cell>
          <table:table-cell table:style-name="Table96.D5"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text:change text:change-id="ct139852092716568"/><text:change-start text:change-id="ct139852092716760"/>NR1<text:change-end text:change-id="ct139852092716760"/></text:p>
          </table:table-cell>
          <table:table-cell table:style-name="Table96.D5"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2">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P12"><text:span text:style-name="T11">Usage</text:span><text:span text:style-name="T12"> </text:span><text:span text:style-name="T11">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12">Related Commands</text:p>
          </table:table-cell>
          <table:table-cell table:style-name="Table96.A1" table:number-columns-spanned="4" office:value-type="string">
            <text:p text:style-name="P2">*TST?</text:p>
            <text:p text:style-name="P2">DIAGnostic[:INFOrmation]:TEST?</text:p>
            <text:p text:style-name="P2">SYSTem:DATE</text:p>
          </table:table-cell>
          <table:covered-table-cell/>
          <table:covered-table-cell/>
          <table:covered-table-cell/>
        </table:table-row>
      </table:table>
      <text:list xml:id="list188031381"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2">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P7">Use this command to define daylight saving time (DST) rules used in your region. </text:p>
            <text:p text:style-name="P7"/>
            <text:p text:style-name="note">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2">Parameters</text:p>
          </table:table-cell>
          <table:table-cell table:style-name="Table30.B3" office:value-type="string">
            <text:p text:style-name="P6">Name</text:p>
          </table:table-cell>
          <table:table-cell table:style-name="Table30.B3" office:value-type="string">
            <text:p text:style-name="P6">Type</text:p>
          </table:table-cell>
          <table:table-cell table:style-name="Table30.B3" office:value-type="string">
            <text:p text:style-name="P6">Range</text:p>
          </table:table-cell>
          <table:table-cell table:style-name="Table30.B3" office:value-type="string">
            <text:p text:style-name="P6">Default</text:p>
          </table:table-cell>
        </table:table-row>
        <table:table-row>
          <table:covered-table-cell/>
          <table:table-cell table:style-name="Table30.A1" office:value-type="string">
            <text:p text:style-name="Standard">&lt;rules&gt;</text:p>
          </table:table-cell>
          <table:table-cell table:style-name="Table30.A1" office:value-type="string">
            <text:p text:style-name="P1">Discrete</text:p>
          </table:table-cell>
          <table:table-cell table:style-name="Table30.A1" office:value-type="string">
            <text:p text:style-name="P1">OFF|EU|USA|AUS</text:p>
          </table:table-cell>
          <table:table-cell table:style-name="Table30.A1" office:value-type="string">
            <text:p text:style-name="P1">OFF</text:p>
          </table:table-cell>
        </table:table-row>
        <table:table-row>
          <table:table-cell table:style-name="Table30.A1" office:value-type="string">
            <text:p text:style-name="P2">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P12"><text:span text:style-name="T11">Usage</text:span><text:span text:style-name="T12"> </text:span><text:span text:style-name="T11">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P12">Related Commands</text:p>
          </table:table-cell>
          <table:table-cell table:style-name="Table30.A1" table:number-columns-spanned="4" office:value-type="string">
            <text:p text:style-name="P2">SYSTem:COMMunicate:ENABle</text:p>
            <text:p text:style-name="P2">SYSTem:COMMunicate:NTP</text:p>
            <text:p text:style-name="P2">SYSTem:TIME</text:p>
          </table:table-cell>
          <table:covered-table-cell/>
          <table:covered-table-cell/>
          <table:covered-table-cell/>
        </table:table-row>
      </table:table>
      <text:list xml:id="list1291234635" text:continue-numbering="true" text:style-name="Outline">
        <text:list-item>
          <text:list>
            <text:list-item>
              <text:list>
                <text:list-item>
                  <text:h text:style-name="Heading_20_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2">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able:table-row>
          <table:table-cell table:style-name="Table40.A1" office:value-type="string">
            <text:p text:style-name="P2">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P2">Parameters</text:p>
          </table:table-cell>
          <table:table-cell table:style-name="Table40.B3" office:value-type="string">
            <text:p text:style-name="P6">Name</text:p>
          </table:table-cell>
          <table:table-cell table:style-name="Table40.B3" office:value-type="string">
            <text:p text:style-name="P6">Type</text:p>
          </table:table-cell>
          <table:table-cell table:style-name="Table40.B3" office:value-type="string">
            <text:p text:style-name="P6">Range</text:p>
          </table:table-cell>
          <table:table-cell table:style-name="Table40.B3" office:value-type="string">
            <text:p text:style-name="P6">Default</text:p>
          </table:table-cell>
        </table:table-row>
        <table:table-row>
          <table:covered-table-cell/>
          <table:table-cell table:style-name="Table40.A1" office:value-type="string">
            <text:p text:style-name="Standard">&lt;zone&gt;</text:p>
          </table:table-cell>
          <table:table-cell table:style-name="Table40.A1" office:value-type="string">
            <text:p text:style-name="P1"><text:change text:change-id="ct139852092716952"/><text:change-start text:change-id="ct139852092717144"/>Quoted string<text:change-end text:change-id="ct139852092717144"/></text:p>
          </table:table-cell>
          <table:table-cell table:style-name="Table40.A1" office:value-type="string">
            <text:p text:style-name="P1">-12:00 to 14:00</text:p>
          </table:table-cell>
          <table:table-cell table:style-name="Table40.A1" office:value-type="string">
            <text:p text:style-name="P1">–</text:p>
          </table:table-cell>
        </table:table-row>
        <table:table-row>
          <table:table-cell table:style-name="Table40.A1" office:value-type="string">
            <text:p text:style-name="P2">Return</text:p>
          </table:table-cell>
          <table:table-cell table:style-name="Table40.A1" table:number-columns-spanned="4" office:value-type="string">
            <text:p text:style-name="Standard">Query the time zone <text:span text:style-name="T2">as offset from GMT in the following format: “[sign]hh:mm GMT”</text:span></text:p>
          </table:table-cell>
          <table:covered-table-cell/>
          <table:covered-table-cell/>
          <table:covered-table-cell/>
        </table:table-row>
        <text:soft-page-break/>
        <table:table-row>
          <table:table-cell table:style-name="Table40.A1" office:value-type="string">
            <text:p text:style-name="P12"><text:span text:style-name="T11">Usage</text:span><text:span text:style-name="T12"> </text:span><text:span text:style-name="T11">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P12">Related Commands</text:p>
          </table:table-cell>
          <table:table-cell table:style-name="Table40.A1" table:number-columns-spanned="4" office:value-type="string">
            <text:p text:style-name="P2">SYSTem:COMMunicate:ENABle</text:p>
            <text:p text:style-name="P2">SYSTem:COMMunicate:NTP</text:p>
            <text:p text:style-name="P2">SYSTem:TIME</text:p>
          </table:table-cell>
          <table:covered-table-cell/>
          <table:covered-table-cell/>
          <table:covered-table-cell/>
        </table:table-row>
      </table:table>
      <text:list xml:id="list1977540727"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Syntax</text:p>
          </table:table-cell>
          <table:table-cell table:style-name="Table64.A1" office:value-type="string">
            <text:p text:style-name="cmd_5f_root">SYSTem:VERSion?</text:p>
          </table:table-cell>
        </table:table-row>
        <table:table-row>
          <table:table-cell table:style-name="Table64.A1" office:value-type="string">
            <text:p text:style-name="P2">Description</text:p>
          </table:table-cell>
          <table:table-cell table:style-name="Table64.A1" office:value-type="string">
            <text:p text:style-name="P2">This command returns the version of the SCPI (Standard Commands for Programmable Instruments) standard with which the instrument is in compliance</text:p>
          </table:table-cell>
        </table:table-row>
        <table:table-row>
          <table:table-cell table:style-name="Table64.A1" office:value-type="string">
            <text:p text:style-name="P2">Return</text:p>
          </table:table-cell>
          <table:table-cell table:style-name="Table64.A1" office:value-type="string">
            <text:p text:style-name="P2">The command returns a string in the form “YYYY.V”, where YYYY represents the year of the version and V represents a version for that year.</text:p>
          </table:table-cell>
        </table:table-row>
        <table:table-row>
          <table:table-cell table:style-name="Table64.A1" office:value-type="string">
            <text:p text:style-name="P12"><text:span text:style-name="T11">Usage</text:span><text:span text:style-name="T12"> </text:span><text:span text:style-name="T11">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master-page-name="">
      <style:paragraph-properties loext:contextual-spacing="false" fo:margin-left="1cm" fo:margin-right="0.199cm" fo:margin-top="0cm" fo:margin-bottom="0cm" fo:text-indent="-0.6cm" style:auto-text-indent="false" style:page-number="auto">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YSTem</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5. SYSTem</dc:title>
    <meta:document-statistic meta:table-count="60" meta:image-count="0" meta:object-count="0" meta:page-count="21" meta:paragraph-count="1427" meta:word-count="5150" meta:character-count="37071"/>
    <meta:user-defined meta:name="WebPublish_HTML_Profile">HTML</meta:user-defined>
    <meta:user-defined meta:name="WebPublish_Post_AdditionalCategories">9</meta:user-defined>
    <meta:user-defined meta:name="WebPublish_Post_Id">3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